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9in"/>
    </style:style>
    <style:style style:name="co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2" table:number-rows-spanned="1">
            <text:p>OLD</text:p>
          </table:table-cell>
          <table:covered-table-cell/>
          <table:table-cell table:style-name="ce14" office:value-type="string" calcext:value-type="string" table:number-columns-spanned="2" table:number-rows-spanned="1">
            <text:p>NEW</text:p>
          </table:table-cell>
          <table:covered-table-cell/>
          <table:table-cell table:number-columns-repeated="4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O</text:p>
          </table:table-cell>
          <table:table-cell/>
          <table:table-cell table:style-name="ce12"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/>
          <table:table-cell office:value-type="float" office:value="1082130432" calcext:value-type="float">
            <text:p>1082130432</text:p>
          </table:table-cell>
          <table:table-cell table:formula="of:=DEC2HEX([.P6])" office:value-type="string" office:string-value="40800000" calcext:value-type="string">
            <text:p>40800000</text:p>
          </table:table-cell>
        </table:table-row>
        <table:table-row table:style-name="ro1">
          <table:table-cell table:number-columns-repeated="4"/>
          <table:table-cell table:style-name="ce12" office:value-type="float" office:value="131075" calcext:value-type="float">
            <text:p>131075</text:p>
          </table:table-cell>
          <table:table-cell office:value-type="float" office:value="196609" calcext:value-type="float">
            <text:p>196609</text:p>
          </table:table-cell>
          <table:table-cell/>
          <table:table-cell table:formula="of:=BITRSHIFT([.E7]; 16)" office:value-type="float" office:value="2" calcext:value-type="float">
            <text:p>2</text:p>
          </table:table-cell>
          <table:table-cell table:formula="of:=BITAND([.E7];65535)" office:value-type="float" office:value="3" calcext:value-type="float">
            <text:p>3</text:p>
          </table:table-cell>
          <table:table-cell table:formula="of:=BITRSHIFT([.F7]; 16)" office:value-type="float" office:value="3" calcext:value-type="float">
            <text:p>3</text:p>
          </table:table-cell>
          <table:table-cell table:formula="of:=BITAND([.F7];65535)" office:value-type="float" office:value="1" calcext:value-type="float">
            <text:p>1</text:p>
          </table:table-cell>
          <table:table-cell/>
          <table:table-cell table:style-name="ce12" table:formula="of:=DEC2HEX([.E7])" office:value-type="string" office:string-value="20003" calcext:value-type="string">
            <text:p>20003</text:p>
          </table:table-cell>
          <table:table-cell table:style-name="ce12" table:formula="of:=DEC2HEX([.F7])" office:value-type="string" office:string-value="30001" calcext:value-type="string">
            <text:p>30001</text:p>
          </table:table-cell>
          <table:table-cell/>
          <table:table-cell office:value-type="float" office:value="1106876826" calcext:value-type="float">
            <text:p>1106876826</text:p>
          </table:table-cell>
          <table:table-cell table:formula="of:=DEC2HEX([.P7])" office:value-type="string" office:string-value="41F9999A" calcext:value-type="string">
            <text:p>41F9999A</text:p>
          </table:table-cell>
        </table:table-row>
        <table:table-row table:style-name="ro1">
          <table:table-cell table:number-columns-repeated="4"/>
          <table:table-cell table:style-name="ce13" office:value-type="float" office:value="65540" calcext:value-type="float">
            <text:p>65540</text:p>
          </table:table-cell>
          <table:table-cell office:value-type="float" office:value="65538" calcext:value-type="float">
            <text:p>65538</text:p>
          </table:table-cell>
          <table:table-cell/>
          <table:table-cell table:formula="of:=BITRSHIFT([.E8]; 16)" office:value-type="float" office:value="1" calcext:value-type="float">
            <text:p>1</text:p>
          </table:table-cell>
          <table:table-cell table:formula="of:=BITAND([.E8];65535)" office:value-type="float" office:value="4" calcext:value-type="float">
            <text:p>4</text:p>
          </table:table-cell>
          <table:table-cell table:formula="of:=BITRSHIFT([.F8]; 16)" office:value-type="float" office:value="1" calcext:value-type="float">
            <text:p>1</text:p>
          </table:table-cell>
          <table:table-cell table:formula="of:=BITAND([.F8];65535)" office:value-type="float" office:value="2" calcext:value-type="float">
            <text:p>2</text:p>
          </table:table-cell>
          <table:table-cell/>
          <table:table-cell table:style-name="ce12" table:formula="of:=DEC2HEX([.E8])" office:value-type="string" office:string-value="10004" calcext:value-type="string">
            <text:p>10004</text:p>
          </table:table-cell>
          <table:table-cell table:style-name="ce12" table:formula="of:=DEC2HEX([.F8])" office:value-type="string" office:string-value="10002" calcext:value-type="string">
            <text:p>1000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3" office:value-type="float" office:value="196613" calcext:value-type="float">
            <text:p>196613</text:p>
          </table:table-cell>
          <table:table-cell office:value-type="float" office:value="131075" calcext:value-type="float">
            <text:p>131075</text:p>
          </table:table-cell>
          <table:table-cell/>
          <table:table-cell table:formula="of:=BITRSHIFT([.E9]; 16)" office:value-type="float" office:value="3" calcext:value-type="float">
            <text:p>3</text:p>
          </table:table-cell>
          <table:table-cell table:formula="of:=BITAND([.E9];65535)" office:value-type="float" office:value="5" calcext:value-type="float">
            <text:p>5</text:p>
          </table:table-cell>
          <table:table-cell table:formula="of:=BITRSHIFT([.F9]; 16)" office:value-type="float" office:value="2" calcext:value-type="float">
            <text:p>2</text:p>
          </table:table-cell>
          <table:table-cell table:formula="of:=BITAND([.F9];65535)" office:value-type="float" office:value="3" calcext:value-type="float">
            <text:p>3</text:p>
          </table:table-cell>
          <table:table-cell/>
          <table:table-cell table:style-name="ce12" table:formula="of:=DEC2HEX([.E9])" office:value-type="string" office:string-value="30005" calcext:value-type="string">
            <text:p>30005</text:p>
          </table:table-cell>
          <table:table-cell table:style-name="ce12" table:formula="of:=DEC2HEX([.F9])" office:value-type="string" office:string-value="20003" calcext:value-type="string">
            <text:p>200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 table:number-columns-repeated="6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1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pcode width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egister address w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/>
          <table:table-cell office:value-type="string" calcext:value-type="string">
            <text:p>RAW INSTRUCTION</text:p>
          </table:table-cell>
          <table:table-cell table:number-columns-repeated="2"/>
          <table:table-cell office:value-type="string" calcext:value-type="string">
            <text:p>OPCODE</text:p>
          </table:table-cell>
          <table:table-cell office:value-type="string" calcext:value-type="string">
            <text:p>OP A</text:p>
          </table:table-cell>
          <table:table-cell office:value-type="string" calcext:value-type="string">
            <text:p>OP B</text:p>
          </table:table-cell>
          <table:table-cell office:value-type="string" calcext:value-type="string">
            <text:p>DEST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0x60841</text:p>
          </table:table-cell>
          <table:table-cell table:number-columns-repeated="2"/>
          <table:table-cell table:style-name="ce15" table:formula="of:= VLOOKUP([$intermediates.I11];[$opcodes.$D$4:.$E$35];2;0)" office:value-type="string" office:string-value="ADD" calcext:value-type="string">
            <text:p>ADD</text:p>
          </table:table-cell>
          <table:table-cell table:formula="of:=COM.MICROSOFT.CONCAT(&quot;r&quot;;[$intermediates.J11])" office:value-type="string" office:string-value="r2" calcext:value-type="string">
            <text:p>r2</text:p>
          </table:table-cell>
          <table:table-cell table:formula="of:=COM.MICROSOFT.CONCAT(&quot;r&quot;;[$intermediates.K11])" office:value-type="string" office:string-value="r1" calcext:value-type="string">
            <text:p>r1</text:p>
          </table:table-cell>
          <table:table-cell table:formula="of:=COM.MICROSOFT.CONCAT(&quot;r&quot;;[$intermediates.L11])" office:value-type="string" office:string-value="r3" calcext:value-type="string">
            <text:p>r3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ce15"/>
          <table:table-cell table:number-columns-repeated="8"/>
        </table:table-row>
        <table:table-row table:style-name="ro1">
          <table:table-cell/>
          <table:table-cell table:style-name="ce11"/>
          <table:table-cell table:number-columns-repeated="1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"/>
        </table:table-row>
      </table:table>
      <table:table table:name="intermediates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code mask</text:p>
          </table:table-cell>
          <table:table-cell table:formula="of:=BITLSHIFT(1;[$Sheet1.C14])-1"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 A mask</text:p>
          </table:table-cell>
          <table:table-cell table:formula="of:=BITLSHIFT(BITLSHIFT(1;[$Sheet1.$C$15])-1; [$Sheet1.$C$14])" office:value-type="float" office:value="2016" calcext:value-type="float">
            <text:p>201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 B mask</text:p>
          </table:table-cell>
          <table:table-cell table:formula="of:=BITLSHIFT(BITLSHIFT(1;[$Sheet1.$C$15])-1; [$Sheet1.$C$14] + [$Sheet1.$C$15])" office:value-type="float" office:value="129024" calcext:value-type="float">
            <text:p>12902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st mask</text:p>
          </table:table-cell>
          <table:table-cell table:formula="of:=BITLSHIFT(BITLSHIFT(1;[$Sheet1.$C$15])-1; [$Sheet1.$C$14] + 2*[$Sheet1.$C$15])" office:value-type="float" office:value="8257536" calcext:value-type="float">
            <text:p>8257536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nverted instruction</text:p>
          </table:table-cell>
          <table:table-cell table:number-columns-repeated="3"/>
          <table:table-cell table:style-name="Default" office:value-type="string" calcext:value-type="string">
            <text:p>OPCODE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destination</text:p>
          </table:table-cell>
        </table:table-row>
        <table:table-row table:style-name="ro1">
          <table:table-cell table:number-columns-repeated="4"/>
          <table:table-cell table:formula="of:=HEX2DEC(MID([Sheet1.F16];3;LEN([Sheet1.F16])-2))" office:value-type="float" office:value="395329" calcext:value-type="float">
            <text:p>395329</text:p>
          </table:table-cell>
          <table:table-cell table:number-columns-repeated="3"/>
          <table:table-cell table:formula="of:= BITAND([$intermediates.$E11];[.$D$4])" office:value-type="float" office:value="1" calcext:value-type="float">
            <text:p>1</text:p>
          </table:table-cell>
          <table:table-cell table:formula="of:=BITRSHIFT(BITAND([.$E11];[.$D$5]); [$Sheet1.$C$14])" office:value-type="float" office:value="2" calcext:value-type="float">
            <text:p>2</text:p>
          </table:table-cell>
          <table:table-cell table:formula="of:=BITRSHIFT(BITAND([.$E11];[.$D$6]); [$Sheet1.$C$14] + [$Sheet1.$C$15])" office:value-type="float" office:value="1" calcext:value-type="float">
            <text:p>1</text:p>
          </table:table-cell>
          <table:table-cell table:formula="of:=BITRSHIFT(BITAND([.$E11];[.$D$7]); [$Sheet1.$C$14] +2*[$Sheet1.$C$15]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formula="of:=IF(LEFT([$Sheet1.F17];2)=&quot;0x&quot;; HEX2DEC(MID([Sheet1.F17];3;LEN([Sheet1.F17])-2)); [$Sheet1.F17])" office:value-type="float" office:value="0" calcext:value-type="float">
            <text:p>0</text:p>
          </table:table-cell>
          <table:table-cell table:number-columns-repeated="3"/>
          <table:table-cell table:formula="of:= BITAND([$intermediates.$E12];[.$D$4])" office:value-type="float" office:value="0" calcext:value-type="float">
            <text:p>0</text:p>
          </table:table-cell>
          <table:table-cell table:formula="of:=BITRSHIFT(BITAND([.$E12];[.$D$5]); [$Sheet1.$C$14])" office:value-type="float" office:value="0" calcext:value-type="float">
            <text:p>0</text:p>
          </table:table-cell>
          <table:table-cell table:formula="of:=BITRSHIFT(BITAND([.$E12];[.$D$6]); [$Sheet1.$C$14] + [$Sheet1.$C$15])" office:value-type="float" office:value="0" calcext:value-type="float">
            <text:p>0</text:p>
          </table:table-cell>
          <table:table-cell table:formula="of:=BITRSHIFT(BITAND([.$E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];2)=&quot;0x&quot;; HEX2DEC(MID([Sheet1.F18];3;LEN([Sheet1.F18])-2)); [$Sheet1.F18])" office:value-type="float" office:value="0" calcext:value-type="float">
            <text:p>0</text:p>
          </table:table-cell>
          <table:table-cell table:number-columns-repeated="3"/>
          <table:table-cell table:formula="of:= BITAND([$intermediates.$E13];[.$D$4])" office:value-type="float" office:value="0" calcext:value-type="float">
            <text:p>0</text:p>
          </table:table-cell>
          <table:table-cell table:formula="of:=BITRSHIFT(BITAND([.$E13];[.$D$5]); [$Sheet1.$C$14])" office:value-type="float" office:value="0" calcext:value-type="float">
            <text:p>0</text:p>
          </table:table-cell>
          <table:table-cell table:formula="of:=BITRSHIFT(BITAND([.$E13];[.$D$6]); [$Sheet1.$C$14] + [$Sheet1.$C$15])" office:value-type="float" office:value="0" calcext:value-type="float">
            <text:p>0</text:p>
          </table:table-cell>
          <table:table-cell table:formula="of:=BITRSHIFT(BITAND([.$E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];2)=&quot;0x&quot;; HEX2DEC(MID([Sheet1.F19];3;LEN([Sheet1.F19])-2)); [$Sheet1.F19])" office:value-type="float" office:value="0" calcext:value-type="float">
            <text:p>0</text:p>
          </table:table-cell>
          <table:table-cell table:number-columns-repeated="3"/>
          <table:table-cell table:formula="of:= BITAND([$intermediates.$E14];[.$D$4])" office:value-type="float" office:value="0" calcext:value-type="float">
            <text:p>0</text:p>
          </table:table-cell>
          <table:table-cell table:formula="of:=BITRSHIFT(BITAND([.$E14];[.$D$5]); [$Sheet1.$C$14])" office:value-type="float" office:value="0" calcext:value-type="float">
            <text:p>0</text:p>
          </table:table-cell>
          <table:table-cell table:formula="of:=BITRSHIFT(BITAND([.$E14];[.$D$6]); [$Sheet1.$C$14] + [$Sheet1.$C$15])" office:value-type="float" office:value="0" calcext:value-type="float">
            <text:p>0</text:p>
          </table:table-cell>
          <table:table-cell table:formula="of:=BITRSHIFT(BITAND([.$E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];2)=&quot;0x&quot;; HEX2DEC(MID([Sheet1.F20];3;LEN([Sheet1.F20])-2)); [$Sheet1.F20])" office:value-type="float" office:value="0" calcext:value-type="float">
            <text:p>0</text:p>
          </table:table-cell>
          <table:table-cell table:number-columns-repeated="3"/>
          <table:table-cell table:formula="of:= BITAND([$intermediates.$E15];[.$D$4])" office:value-type="float" office:value="0" calcext:value-type="float">
            <text:p>0</text:p>
          </table:table-cell>
          <table:table-cell table:formula="of:=BITRSHIFT(BITAND([.$E15];[.$D$5]); [$Sheet1.$C$14])" office:value-type="float" office:value="0" calcext:value-type="float">
            <text:p>0</text:p>
          </table:table-cell>
          <table:table-cell table:formula="of:=BITRSHIFT(BITAND([.$E15];[.$D$6]); [$Sheet1.$C$14] + [$Sheet1.$C$15])" office:value-type="float" office:value="0" calcext:value-type="float">
            <text:p>0</text:p>
          </table:table-cell>
          <table:table-cell table:formula="of:=BITRSHIFT(BITAND([.$E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];2)=&quot;0x&quot;; HEX2DEC(MID([Sheet1.F21];3;LEN([Sheet1.F21])-2)); [$Sheet1.F21])" office:value-type="float" office:value="0" calcext:value-type="float">
            <text:p>0</text:p>
          </table:table-cell>
          <table:table-cell table:number-columns-repeated="3"/>
          <table:table-cell table:formula="of:= BITAND([$intermediates.$E16];[.$D$4])" office:value-type="float" office:value="0" calcext:value-type="float">
            <text:p>0</text:p>
          </table:table-cell>
          <table:table-cell table:formula="of:=BITRSHIFT(BITAND([.$E16];[.$D$5]); [$Sheet1.$C$14])" office:value-type="float" office:value="0" calcext:value-type="float">
            <text:p>0</text:p>
          </table:table-cell>
          <table:table-cell table:formula="of:=BITRSHIFT(BITAND([.$E16];[.$D$6]); [$Sheet1.$C$14] + [$Sheet1.$C$15])" office:value-type="float" office:value="0" calcext:value-type="float">
            <text:p>0</text:p>
          </table:table-cell>
          <table:table-cell table:formula="of:=BITRSHIFT(BITAND([.$E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];2)=&quot;0x&quot;; HEX2DEC(MID([Sheet1.F22];3;LEN([Sheet1.F22])-2)); [$Sheet1.F22])" office:value-type="float" office:value="0" calcext:value-type="float">
            <text:p>0</text:p>
          </table:table-cell>
          <table:table-cell table:number-columns-repeated="3"/>
          <table:table-cell table:formula="of:= BITAND([$intermediates.$E17];[.$D$4])" office:value-type="float" office:value="0" calcext:value-type="float">
            <text:p>0</text:p>
          </table:table-cell>
          <table:table-cell table:formula="of:=BITRSHIFT(BITAND([.$E17];[.$D$5]); [$Sheet1.$C$14])" office:value-type="float" office:value="0" calcext:value-type="float">
            <text:p>0</text:p>
          </table:table-cell>
          <table:table-cell table:formula="of:=BITRSHIFT(BITAND([.$E17];[.$D$6]); [$Sheet1.$C$14] + [$Sheet1.$C$15])" office:value-type="float" office:value="0" calcext:value-type="float">
            <text:p>0</text:p>
          </table:table-cell>
          <table:table-cell table:formula="of:=BITRSHIFT(BITAND([.$E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];2)=&quot;0x&quot;; HEX2DEC(MID([Sheet1.F23];3;LEN([Sheet1.F23])-2)); [$Sheet1.F23])" office:value-type="float" office:value="0" calcext:value-type="float">
            <text:p>0</text:p>
          </table:table-cell>
          <table:table-cell table:number-columns-repeated="3"/>
          <table:table-cell table:formula="of:= BITAND([$intermediates.$E18];[.$D$4])" office:value-type="float" office:value="0" calcext:value-type="float">
            <text:p>0</text:p>
          </table:table-cell>
          <table:table-cell table:formula="of:=BITRSHIFT(BITAND([.$E18];[.$D$5]); [$Sheet1.$C$14])" office:value-type="float" office:value="0" calcext:value-type="float">
            <text:p>0</text:p>
          </table:table-cell>
          <table:table-cell table:formula="of:=BITRSHIFT(BITAND([.$E18];[.$D$6]); [$Sheet1.$C$14] + [$Sheet1.$C$15])" office:value-type="float" office:value="0" calcext:value-type="float">
            <text:p>0</text:p>
          </table:table-cell>
          <table:table-cell table:formula="of:=BITRSHIFT(BITAND([.$E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];2)=&quot;0x&quot;; HEX2DEC(MID([Sheet1.F24];3;LEN([Sheet1.F24])-2)); [$Sheet1.F24])" office:value-type="float" office:value="0" calcext:value-type="float">
            <text:p>0</text:p>
          </table:table-cell>
          <table:table-cell table:number-columns-repeated="3"/>
          <table:table-cell table:formula="of:= BITAND([$intermediates.$E19];[.$D$4])" office:value-type="float" office:value="0" calcext:value-type="float">
            <text:p>0</text:p>
          </table:table-cell>
          <table:table-cell table:formula="of:=BITRSHIFT(BITAND([.$E19];[.$D$5]); [$Sheet1.$C$14])" office:value-type="float" office:value="0" calcext:value-type="float">
            <text:p>0</text:p>
          </table:table-cell>
          <table:table-cell table:formula="of:=BITRSHIFT(BITAND([.$E19];[.$D$6]); [$Sheet1.$C$14] + [$Sheet1.$C$15])" office:value-type="float" office:value="0" calcext:value-type="float">
            <text:p>0</text:p>
          </table:table-cell>
          <table:table-cell table:formula="of:=BITRSHIFT(BITAND([.$E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];2)=&quot;0x&quot;; HEX2DEC(MID([Sheet1.F25];3;LEN([Sheet1.F25])-2)); [$Sheet1.F25])" office:value-type="float" office:value="0" calcext:value-type="float">
            <text:p>0</text:p>
          </table:table-cell>
          <table:table-cell table:number-columns-repeated="3"/>
          <table:table-cell table:formula="of:= BITAND([$intermediates.$E20];[.$D$4])" office:value-type="float" office:value="0" calcext:value-type="float">
            <text:p>0</text:p>
          </table:table-cell>
          <table:table-cell table:formula="of:=BITRSHIFT(BITAND([.$E20];[.$D$5]); [$Sheet1.$C$14])" office:value-type="float" office:value="0" calcext:value-type="float">
            <text:p>0</text:p>
          </table:table-cell>
          <table:table-cell table:formula="of:=BITRSHIFT(BITAND([.$E20];[.$D$6]); [$Sheet1.$C$14] + [$Sheet1.$C$15])" office:value-type="float" office:value="0" calcext:value-type="float">
            <text:p>0</text:p>
          </table:table-cell>
          <table:table-cell table:formula="of:=BITRSHIFT(BITAND([.$E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];2)=&quot;0x&quot;; HEX2DEC(MID([Sheet1.F26];3;LEN([Sheet1.F26])-2)); [$Sheet1.F26])" office:value-type="float" office:value="0" calcext:value-type="float">
            <text:p>0</text:p>
          </table:table-cell>
          <table:table-cell table:number-columns-repeated="3"/>
          <table:table-cell table:formula="of:= BITAND([$intermediates.$E21];[.$D$4])" office:value-type="float" office:value="0" calcext:value-type="float">
            <text:p>0</text:p>
          </table:table-cell>
          <table:table-cell table:formula="of:=BITRSHIFT(BITAND([.$E21];[.$D$5]); [$Sheet1.$C$14])" office:value-type="float" office:value="0" calcext:value-type="float">
            <text:p>0</text:p>
          </table:table-cell>
          <table:table-cell table:formula="of:=BITRSHIFT(BITAND([.$E21];[.$D$6]); [$Sheet1.$C$14] + [$Sheet1.$C$15])" office:value-type="float" office:value="0" calcext:value-type="float">
            <text:p>0</text:p>
          </table:table-cell>
          <table:table-cell table:formula="of:=BITRSHIFT(BITAND([.$E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];2)=&quot;0x&quot;; HEX2DEC(MID([Sheet1.F27];3;LEN([Sheet1.F27])-2)); [$Sheet1.F27])" office:value-type="float" office:value="0" calcext:value-type="float">
            <text:p>0</text:p>
          </table:table-cell>
          <table:table-cell table:number-columns-repeated="3"/>
          <table:table-cell table:formula="of:= BITAND([$intermediates.$E22];[.$D$4])" office:value-type="float" office:value="0" calcext:value-type="float">
            <text:p>0</text:p>
          </table:table-cell>
          <table:table-cell table:formula="of:=BITRSHIFT(BITAND([.$E22];[.$D$5]); [$Sheet1.$C$14])" office:value-type="float" office:value="0" calcext:value-type="float">
            <text:p>0</text:p>
          </table:table-cell>
          <table:table-cell table:formula="of:=BITRSHIFT(BITAND([.$E22];[.$D$6]); [$Sheet1.$C$14] + [$Sheet1.$C$15])" office:value-type="float" office:value="0" calcext:value-type="float">
            <text:p>0</text:p>
          </table:table-cell>
          <table:table-cell table:formula="of:=BITRSHIFT(BITAND([.$E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];2)=&quot;0x&quot;; HEX2DEC(MID([Sheet1.F28];3;LEN([Sheet1.F28])-2)); [$Sheet1.F28])" office:value-type="float" office:value="0" calcext:value-type="float">
            <text:p>0</text:p>
          </table:table-cell>
          <table:table-cell table:number-columns-repeated="3"/>
          <table:table-cell table:formula="of:= BITAND([$intermediates.$E23];[.$D$4])" office:value-type="float" office:value="0" calcext:value-type="float">
            <text:p>0</text:p>
          </table:table-cell>
          <table:table-cell table:formula="of:=BITRSHIFT(BITAND([.$E23];[.$D$5]); [$Sheet1.$C$14])" office:value-type="float" office:value="0" calcext:value-type="float">
            <text:p>0</text:p>
          </table:table-cell>
          <table:table-cell table:formula="of:=BITRSHIFT(BITAND([.$E23];[.$D$6]); [$Sheet1.$C$14] + [$Sheet1.$C$15])" office:value-type="float" office:value="0" calcext:value-type="float">
            <text:p>0</text:p>
          </table:table-cell>
          <table:table-cell table:formula="of:=BITRSHIFT(BITAND([.$E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];2)=&quot;0x&quot;; HEX2DEC(MID([Sheet1.F29];3;LEN([Sheet1.F29])-2)); [$Sheet1.F29])" office:value-type="float" office:value="0" calcext:value-type="float">
            <text:p>0</text:p>
          </table:table-cell>
          <table:table-cell table:number-columns-repeated="3"/>
          <table:table-cell table:formula="of:= BITAND([$intermediates.$E24];[.$D$4])" office:value-type="float" office:value="0" calcext:value-type="float">
            <text:p>0</text:p>
          </table:table-cell>
          <table:table-cell table:formula="of:=BITRSHIFT(BITAND([.$E24];[.$D$5]); [$Sheet1.$C$14])" office:value-type="float" office:value="0" calcext:value-type="float">
            <text:p>0</text:p>
          </table:table-cell>
          <table:table-cell table:formula="of:=BITRSHIFT(BITAND([.$E24];[.$D$6]); [$Sheet1.$C$14] + [$Sheet1.$C$15])" office:value-type="float" office:value="0" calcext:value-type="float">
            <text:p>0</text:p>
          </table:table-cell>
          <table:table-cell table:formula="of:=BITRSHIFT(BITAND([.$E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];2)=&quot;0x&quot;; HEX2DEC(MID([Sheet1.F30];3;LEN([Sheet1.F30])-2)); [$Sheet1.F30])" office:value-type="float" office:value="0" calcext:value-type="float">
            <text:p>0</text:p>
          </table:table-cell>
          <table:table-cell table:number-columns-repeated="3"/>
          <table:table-cell table:formula="of:= BITAND([$intermediates.$E25];[.$D$4])" office:value-type="float" office:value="0" calcext:value-type="float">
            <text:p>0</text:p>
          </table:table-cell>
          <table:table-cell table:formula="of:=BITRSHIFT(BITAND([.$E25];[.$D$5]); [$Sheet1.$C$14])" office:value-type="float" office:value="0" calcext:value-type="float">
            <text:p>0</text:p>
          </table:table-cell>
          <table:table-cell table:formula="of:=BITRSHIFT(BITAND([.$E25];[.$D$6]); [$Sheet1.$C$14] + [$Sheet1.$C$15])" office:value-type="float" office:value="0" calcext:value-type="float">
            <text:p>0</text:p>
          </table:table-cell>
          <table:table-cell table:formula="of:=BITRSHIFT(BITAND([.$E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];2)=&quot;0x&quot;; HEX2DEC(MID([Sheet1.F31];3;LEN([Sheet1.F31])-2)); [$Sheet1.F31])" office:value-type="float" office:value="0" calcext:value-type="float">
            <text:p>0</text:p>
          </table:table-cell>
          <table:table-cell table:number-columns-repeated="3"/>
          <table:table-cell table:formula="of:= BITAND([$intermediates.$E26];[.$D$4])" office:value-type="float" office:value="0" calcext:value-type="float">
            <text:p>0</text:p>
          </table:table-cell>
          <table:table-cell table:formula="of:=BITRSHIFT(BITAND([.$E26];[.$D$5]); [$Sheet1.$C$14])" office:value-type="float" office:value="0" calcext:value-type="float">
            <text:p>0</text:p>
          </table:table-cell>
          <table:table-cell table:formula="of:=BITRSHIFT(BITAND([.$E26];[.$D$6]); [$Sheet1.$C$14] + [$Sheet1.$C$15])" office:value-type="float" office:value="0" calcext:value-type="float">
            <text:p>0</text:p>
          </table:table-cell>
          <table:table-cell table:formula="of:=BITRSHIFT(BITAND([.$E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];2)=&quot;0x&quot;; HEX2DEC(MID([Sheet1.F32];3;LEN([Sheet1.F32])-2)); [$Sheet1.F32])" office:value-type="float" office:value="0" calcext:value-type="float">
            <text:p>0</text:p>
          </table:table-cell>
          <table:table-cell table:number-columns-repeated="3"/>
          <table:table-cell table:formula="of:= BITAND([$intermediates.$E27];[.$D$4])" office:value-type="float" office:value="0" calcext:value-type="float">
            <text:p>0</text:p>
          </table:table-cell>
          <table:table-cell table:formula="of:=BITRSHIFT(BITAND([.$E27];[.$D$5]); [$Sheet1.$C$14])" office:value-type="float" office:value="0" calcext:value-type="float">
            <text:p>0</text:p>
          </table:table-cell>
          <table:table-cell table:formula="of:=BITRSHIFT(BITAND([.$E27];[.$D$6]); [$Sheet1.$C$14] + [$Sheet1.$C$15])" office:value-type="float" office:value="0" calcext:value-type="float">
            <text:p>0</text:p>
          </table:table-cell>
          <table:table-cell table:formula="of:=BITRSHIFT(BITAND([.$E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];2)=&quot;0x&quot;; HEX2DEC(MID([Sheet1.F33];3;LEN([Sheet1.F33])-2)); [$Sheet1.F33])" office:value-type="float" office:value="0" calcext:value-type="float">
            <text:p>0</text:p>
          </table:table-cell>
          <table:table-cell table:number-columns-repeated="3"/>
          <table:table-cell table:formula="of:= BITAND([$intermediates.$E28];[.$D$4])" office:value-type="float" office:value="0" calcext:value-type="float">
            <text:p>0</text:p>
          </table:table-cell>
          <table:table-cell table:formula="of:=BITRSHIFT(BITAND([.$E28];[.$D$5]); [$Sheet1.$C$14])" office:value-type="float" office:value="0" calcext:value-type="float">
            <text:p>0</text:p>
          </table:table-cell>
          <table:table-cell table:formula="of:=BITRSHIFT(BITAND([.$E28];[.$D$6]); [$Sheet1.$C$14] + [$Sheet1.$C$15])" office:value-type="float" office:value="0" calcext:value-type="float">
            <text:p>0</text:p>
          </table:table-cell>
          <table:table-cell table:formula="of:=BITRSHIFT(BITAND([.$E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4];2)=&quot;0x&quot;; HEX2DEC(MID([Sheet1.F34];3;LEN([Sheet1.F34])-2)); [$Sheet1.F34])" office:value-type="float" office:value="0" calcext:value-type="float">
            <text:p>0</text:p>
          </table:table-cell>
          <table:table-cell table:number-columns-repeated="3"/>
          <table:table-cell table:formula="of:= BITAND([$intermediates.$E29];[.$D$4])" office:value-type="float" office:value="0" calcext:value-type="float">
            <text:p>0</text:p>
          </table:table-cell>
          <table:table-cell table:formula="of:=BITRSHIFT(BITAND([.$E29];[.$D$5]); [$Sheet1.$C$14])" office:value-type="float" office:value="0" calcext:value-type="float">
            <text:p>0</text:p>
          </table:table-cell>
          <table:table-cell table:formula="of:=BITRSHIFT(BITAND([.$E29];[.$D$6]); [$Sheet1.$C$14] + [$Sheet1.$C$15])" office:value-type="float" office:value="0" calcext:value-type="float">
            <text:p>0</text:p>
          </table:table-cell>
          <table:table-cell table:formula="of:=BITRSHIFT(BITAND([.$E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5];2)=&quot;0x&quot;; HEX2DEC(MID([Sheet1.F35];3;LEN([Sheet1.F35])-2)); [$Sheet1.F35])" office:value-type="float" office:value="0" calcext:value-type="float">
            <text:p>0</text:p>
          </table:table-cell>
          <table:table-cell table:number-columns-repeated="3"/>
          <table:table-cell table:formula="of:= BITAND([$intermediates.$E30];[.$D$4])" office:value-type="float" office:value="0" calcext:value-type="float">
            <text:p>0</text:p>
          </table:table-cell>
          <table:table-cell table:formula="of:=BITRSHIFT(BITAND([.$E30];[.$D$5]); [$Sheet1.$C$14])" office:value-type="float" office:value="0" calcext:value-type="float">
            <text:p>0</text:p>
          </table:table-cell>
          <table:table-cell table:formula="of:=BITRSHIFT(BITAND([.$E30];[.$D$6]); [$Sheet1.$C$14] + [$Sheet1.$C$15])" office:value-type="float" office:value="0" calcext:value-type="float">
            <text:p>0</text:p>
          </table:table-cell>
          <table:table-cell table:formula="of:=BITRSHIFT(BITAND([.$E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6];2)=&quot;0x&quot;; HEX2DEC(MID([Sheet1.F36];3;LEN([Sheet1.F36])-2)); [$Sheet1.F36])" office:value-type="float" office:value="0" calcext:value-type="float">
            <text:p>0</text:p>
          </table:table-cell>
          <table:table-cell table:number-columns-repeated="3"/>
          <table:table-cell table:formula="of:= BITAND([$intermediates.$E31];[.$D$4])" office:value-type="float" office:value="0" calcext:value-type="float">
            <text:p>0</text:p>
          </table:table-cell>
          <table:table-cell table:formula="of:=BITRSHIFT(BITAND([.$E31];[.$D$5]); [$Sheet1.$C$14])" office:value-type="float" office:value="0" calcext:value-type="float">
            <text:p>0</text:p>
          </table:table-cell>
          <table:table-cell table:formula="of:=BITRSHIFT(BITAND([.$E31];[.$D$6]); [$Sheet1.$C$14] + [$Sheet1.$C$15])" office:value-type="float" office:value="0" calcext:value-type="float">
            <text:p>0</text:p>
          </table:table-cell>
          <table:table-cell table:formula="of:=BITRSHIFT(BITAND([.$E3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7];2)=&quot;0x&quot;; HEX2DEC(MID([Sheet1.F37];3;LEN([Sheet1.F37])-2)); [$Sheet1.F37])" office:value-type="float" office:value="0" calcext:value-type="float">
            <text:p>0</text:p>
          </table:table-cell>
          <table:table-cell table:number-columns-repeated="3"/>
          <table:table-cell table:formula="of:= BITAND([$intermediates.$E32];[.$D$4])" office:value-type="float" office:value="0" calcext:value-type="float">
            <text:p>0</text:p>
          </table:table-cell>
          <table:table-cell table:formula="of:=BITRSHIFT(BITAND([.$E32];[.$D$5]); [$Sheet1.$C$14])" office:value-type="float" office:value="0" calcext:value-type="float">
            <text:p>0</text:p>
          </table:table-cell>
          <table:table-cell table:formula="of:=BITRSHIFT(BITAND([.$E32];[.$D$6]); [$Sheet1.$C$14] + [$Sheet1.$C$15])" office:value-type="float" office:value="0" calcext:value-type="float">
            <text:p>0</text:p>
          </table:table-cell>
          <table:table-cell table:formula="of:=BITRSHIFT(BITAND([.$E3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8];2)=&quot;0x&quot;; HEX2DEC(MID([Sheet1.F38];3;LEN([Sheet1.F38])-2)); [$Sheet1.F38])" office:value-type="float" office:value="0" calcext:value-type="float">
            <text:p>0</text:p>
          </table:table-cell>
          <table:table-cell table:number-columns-repeated="3"/>
          <table:table-cell table:formula="of:= BITAND([$intermediates.$E33];[.$D$4])" office:value-type="float" office:value="0" calcext:value-type="float">
            <text:p>0</text:p>
          </table:table-cell>
          <table:table-cell table:formula="of:=BITRSHIFT(BITAND([.$E33];[.$D$5]); [$Sheet1.$C$14])" office:value-type="float" office:value="0" calcext:value-type="float">
            <text:p>0</text:p>
          </table:table-cell>
          <table:table-cell table:formula="of:=BITRSHIFT(BITAND([.$E33];[.$D$6]); [$Sheet1.$C$14] + [$Sheet1.$C$15])" office:value-type="float" office:value="0" calcext:value-type="float">
            <text:p>0</text:p>
          </table:table-cell>
          <table:table-cell table:formula="of:=BITRSHIFT(BITAND([.$E3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9];2)=&quot;0x&quot;; HEX2DEC(MID([Sheet1.F39];3;LEN([Sheet1.F39])-2)); [$Sheet1.F39])" office:value-type="float" office:value="0" calcext:value-type="float">
            <text:p>0</text:p>
          </table:table-cell>
          <table:table-cell table:number-columns-repeated="3"/>
          <table:table-cell table:formula="of:= BITAND([$intermediates.$E34];[.$D$4])" office:value-type="float" office:value="0" calcext:value-type="float">
            <text:p>0</text:p>
          </table:table-cell>
          <table:table-cell table:formula="of:=BITRSHIFT(BITAND([.$E34];[.$D$5]); [$Sheet1.$C$14])" office:value-type="float" office:value="0" calcext:value-type="float">
            <text:p>0</text:p>
          </table:table-cell>
          <table:table-cell table:formula="of:=BITRSHIFT(BITAND([.$E34];[.$D$6]); [$Sheet1.$C$14] + [$Sheet1.$C$15])" office:value-type="float" office:value="0" calcext:value-type="float">
            <text:p>0</text:p>
          </table:table-cell>
          <table:table-cell table:formula="of:=BITRSHIFT(BITAND([.$E3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0];2)=&quot;0x&quot;; HEX2DEC(MID([Sheet1.F40];3;LEN([Sheet1.F40])-2)); [$Sheet1.F40])" office:value-type="float" office:value="0" calcext:value-type="float">
            <text:p>0</text:p>
          </table:table-cell>
          <table:table-cell table:number-columns-repeated="3"/>
          <table:table-cell table:formula="of:= BITAND([$intermediates.$E35];[.$D$4])" office:value-type="float" office:value="0" calcext:value-type="float">
            <text:p>0</text:p>
          </table:table-cell>
          <table:table-cell table:formula="of:=BITRSHIFT(BITAND([.$E35];[.$D$5]); [$Sheet1.$C$14])" office:value-type="float" office:value="0" calcext:value-type="float">
            <text:p>0</text:p>
          </table:table-cell>
          <table:table-cell table:formula="of:=BITRSHIFT(BITAND([.$E35];[.$D$6]); [$Sheet1.$C$14] + [$Sheet1.$C$15])" office:value-type="float" office:value="0" calcext:value-type="float">
            <text:p>0</text:p>
          </table:table-cell>
          <table:table-cell table:formula="of:=BITRSHIFT(BITAND([.$E3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1];2)=&quot;0x&quot;; HEX2DEC(MID([Sheet1.F41];3;LEN([Sheet1.F41])-2)); [$Sheet1.F41])" office:value-type="float" office:value="0" calcext:value-type="float">
            <text:p>0</text:p>
          </table:table-cell>
          <table:table-cell table:number-columns-repeated="3"/>
          <table:table-cell table:formula="of:= BITAND([$intermediates.$E36];[.$D$4])" office:value-type="float" office:value="0" calcext:value-type="float">
            <text:p>0</text:p>
          </table:table-cell>
          <table:table-cell table:formula="of:=BITRSHIFT(BITAND([.$E36];[.$D$5]); [$Sheet1.$C$14])" office:value-type="float" office:value="0" calcext:value-type="float">
            <text:p>0</text:p>
          </table:table-cell>
          <table:table-cell table:formula="of:=BITRSHIFT(BITAND([.$E36];[.$D$6]); [$Sheet1.$C$14] + [$Sheet1.$C$15])" office:value-type="float" office:value="0" calcext:value-type="float">
            <text:p>0</text:p>
          </table:table-cell>
          <table:table-cell table:formula="of:=BITRSHIFT(BITAND([.$E3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2];2)=&quot;0x&quot;; HEX2DEC(MID([Sheet1.F42];3;LEN([Sheet1.F42])-2)); [$Sheet1.F42])" office:value-type="float" office:value="0" calcext:value-type="float">
            <text:p>0</text:p>
          </table:table-cell>
          <table:table-cell table:number-columns-repeated="3"/>
          <table:table-cell table:formula="of:= BITAND([$intermediates.$E37];[.$D$4])" office:value-type="float" office:value="0" calcext:value-type="float">
            <text:p>0</text:p>
          </table:table-cell>
          <table:table-cell table:formula="of:=BITRSHIFT(BITAND([.$E37];[.$D$5]); [$Sheet1.$C$14])" office:value-type="float" office:value="0" calcext:value-type="float">
            <text:p>0</text:p>
          </table:table-cell>
          <table:table-cell table:formula="of:=BITRSHIFT(BITAND([.$E37];[.$D$6]); [$Sheet1.$C$14] + [$Sheet1.$C$15])" office:value-type="float" office:value="0" calcext:value-type="float">
            <text:p>0</text:p>
          </table:table-cell>
          <table:table-cell table:formula="of:=BITRSHIFT(BITAND([.$E3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3];2)=&quot;0x&quot;; HEX2DEC(MID([Sheet1.F43];3;LEN([Sheet1.F43])-2)); [$Sheet1.F43])" office:value-type="float" office:value="0" calcext:value-type="float">
            <text:p>0</text:p>
          </table:table-cell>
          <table:table-cell table:number-columns-repeated="3"/>
          <table:table-cell table:formula="of:= BITAND([$intermediates.$E38];[.$D$4])" office:value-type="float" office:value="0" calcext:value-type="float">
            <text:p>0</text:p>
          </table:table-cell>
          <table:table-cell table:formula="of:=BITRSHIFT(BITAND([.$E38];[.$D$5]); [$Sheet1.$C$14])" office:value-type="float" office:value="0" calcext:value-type="float">
            <text:p>0</text:p>
          </table:table-cell>
          <table:table-cell table:formula="of:=BITRSHIFT(BITAND([.$E38];[.$D$6]); [$Sheet1.$C$14] + [$Sheet1.$C$15])" office:value-type="float" office:value="0" calcext:value-type="float">
            <text:p>0</text:p>
          </table:table-cell>
          <table:table-cell table:formula="of:=BITRSHIFT(BITAND([.$E3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4];2)=&quot;0x&quot;; HEX2DEC(MID([Sheet1.F44];3;LEN([Sheet1.F44])-2)); [$Sheet1.F44])" office:value-type="float" office:value="0" calcext:value-type="float">
            <text:p>0</text:p>
          </table:table-cell>
          <table:table-cell table:number-columns-repeated="3"/>
          <table:table-cell table:formula="of:= BITAND([$intermediates.$E39];[.$D$4])" office:value-type="float" office:value="0" calcext:value-type="float">
            <text:p>0</text:p>
          </table:table-cell>
          <table:table-cell table:formula="of:=BITRSHIFT(BITAND([.$E39];[.$D$5]); [$Sheet1.$C$14])" office:value-type="float" office:value="0" calcext:value-type="float">
            <text:p>0</text:p>
          </table:table-cell>
          <table:table-cell table:formula="of:=BITRSHIFT(BITAND([.$E39];[.$D$6]); [$Sheet1.$C$14] + [$Sheet1.$C$15])" office:value-type="float" office:value="0" calcext:value-type="float">
            <text:p>0</text:p>
          </table:table-cell>
          <table:table-cell table:formula="of:=BITRSHIFT(BITAND([.$E3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5];2)=&quot;0x&quot;; HEX2DEC(MID([Sheet1.F45];3;LEN([Sheet1.F45])-2)); [$Sheet1.F45])" office:value-type="float" office:value="0" calcext:value-type="float">
            <text:p>0</text:p>
          </table:table-cell>
          <table:table-cell table:number-columns-repeated="3"/>
          <table:table-cell table:formula="of:= BITAND([$intermediates.$E40];[.$D$4])" office:value-type="float" office:value="0" calcext:value-type="float">
            <text:p>0</text:p>
          </table:table-cell>
          <table:table-cell table:formula="of:=BITRSHIFT(BITAND([.$E40];[.$D$5]); [$Sheet1.$C$14])" office:value-type="float" office:value="0" calcext:value-type="float">
            <text:p>0</text:p>
          </table:table-cell>
          <table:table-cell table:formula="of:=BITRSHIFT(BITAND([.$E40];[.$D$6]); [$Sheet1.$C$14] + [$Sheet1.$C$15])" office:value-type="float" office:value="0" calcext:value-type="float">
            <text:p>0</text:p>
          </table:table-cell>
          <table:table-cell table:formula="of:=BITRSHIFT(BITAND([.$E4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6];2)=&quot;0x&quot;; HEX2DEC(MID([Sheet1.F46];3;LEN([Sheet1.F46])-2)); [$Sheet1.F46])" office:value-type="float" office:value="0" calcext:value-type="float">
            <text:p>0</text:p>
          </table:table-cell>
          <table:table-cell table:number-columns-repeated="3"/>
          <table:table-cell table:formula="of:= BITAND([$intermediates.$E41];[.$D$4])" office:value-type="float" office:value="0" calcext:value-type="float">
            <text:p>0</text:p>
          </table:table-cell>
          <table:table-cell table:formula="of:=BITRSHIFT(BITAND([.$E41];[.$D$5]); [$Sheet1.$C$14])" office:value-type="float" office:value="0" calcext:value-type="float">
            <text:p>0</text:p>
          </table:table-cell>
          <table:table-cell table:formula="of:=BITRSHIFT(BITAND([.$E41];[.$D$6]); [$Sheet1.$C$14] + [$Sheet1.$C$15])" office:value-type="float" office:value="0" calcext:value-type="float">
            <text:p>0</text:p>
          </table:table-cell>
          <table:table-cell table:formula="of:=BITRSHIFT(BITAND([.$E4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7];2)=&quot;0x&quot;; HEX2DEC(MID([Sheet1.F47];3;LEN([Sheet1.F47])-2)); [$Sheet1.F47])" office:value-type="float" office:value="0" calcext:value-type="float">
            <text:p>0</text:p>
          </table:table-cell>
          <table:table-cell table:number-columns-repeated="3"/>
          <table:table-cell table:formula="of:= BITAND([$intermediates.$E42];[.$D$4])" office:value-type="float" office:value="0" calcext:value-type="float">
            <text:p>0</text:p>
          </table:table-cell>
          <table:table-cell table:formula="of:=BITRSHIFT(BITAND([.$E42];[.$D$5]); [$Sheet1.$C$14])" office:value-type="float" office:value="0" calcext:value-type="float">
            <text:p>0</text:p>
          </table:table-cell>
          <table:table-cell table:formula="of:=BITRSHIFT(BITAND([.$E42];[.$D$6]); [$Sheet1.$C$14] + [$Sheet1.$C$15])" office:value-type="float" office:value="0" calcext:value-type="float">
            <text:p>0</text:p>
          </table:table-cell>
          <table:table-cell table:formula="of:=BITRSHIFT(BITAND([.$E4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8];2)=&quot;0x&quot;; HEX2DEC(MID([Sheet1.F48];3;LEN([Sheet1.F48])-2)); [$Sheet1.F48])" office:value-type="float" office:value="0" calcext:value-type="float">
            <text:p>0</text:p>
          </table:table-cell>
          <table:table-cell table:number-columns-repeated="3"/>
          <table:table-cell table:formula="of:= BITAND([$intermediates.$E43];[.$D$4])" office:value-type="float" office:value="0" calcext:value-type="float">
            <text:p>0</text:p>
          </table:table-cell>
          <table:table-cell table:formula="of:=BITRSHIFT(BITAND([.$E43];[.$D$5]); [$Sheet1.$C$14])" office:value-type="float" office:value="0" calcext:value-type="float">
            <text:p>0</text:p>
          </table:table-cell>
          <table:table-cell table:formula="of:=BITRSHIFT(BITAND([.$E43];[.$D$6]); [$Sheet1.$C$14] + [$Sheet1.$C$15])" office:value-type="float" office:value="0" calcext:value-type="float">
            <text:p>0</text:p>
          </table:table-cell>
          <table:table-cell table:formula="of:=BITRSHIFT(BITAND([.$E4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49];2)=&quot;0x&quot;; HEX2DEC(MID([Sheet1.F49];3;LEN([Sheet1.F49])-2)); [$Sheet1.F49])" office:value-type="float" office:value="0" calcext:value-type="float">
            <text:p>0</text:p>
          </table:table-cell>
          <table:table-cell table:number-columns-repeated="3"/>
          <table:table-cell table:formula="of:= BITAND([$intermediates.$E44];[.$D$4])" office:value-type="float" office:value="0" calcext:value-type="float">
            <text:p>0</text:p>
          </table:table-cell>
          <table:table-cell table:formula="of:=BITRSHIFT(BITAND([.$E44];[.$D$5]); [$Sheet1.$C$14])" office:value-type="float" office:value="0" calcext:value-type="float">
            <text:p>0</text:p>
          </table:table-cell>
          <table:table-cell table:formula="of:=BITRSHIFT(BITAND([.$E44];[.$D$6]); [$Sheet1.$C$14] + [$Sheet1.$C$15])" office:value-type="float" office:value="0" calcext:value-type="float">
            <text:p>0</text:p>
          </table:table-cell>
          <table:table-cell table:formula="of:=BITRSHIFT(BITAND([.$E4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0];2)=&quot;0x&quot;; HEX2DEC(MID([Sheet1.F50];3;LEN([Sheet1.F50])-2)); [$Sheet1.F50])" office:value-type="float" office:value="0" calcext:value-type="float">
            <text:p>0</text:p>
          </table:table-cell>
          <table:table-cell table:number-columns-repeated="3"/>
          <table:table-cell table:formula="of:= BITAND([$intermediates.$E45];[.$D$4])" office:value-type="float" office:value="0" calcext:value-type="float">
            <text:p>0</text:p>
          </table:table-cell>
          <table:table-cell table:formula="of:=BITRSHIFT(BITAND([.$E45];[.$D$5]); [$Sheet1.$C$14])" office:value-type="float" office:value="0" calcext:value-type="float">
            <text:p>0</text:p>
          </table:table-cell>
          <table:table-cell table:formula="of:=BITRSHIFT(BITAND([.$E45];[.$D$6]); [$Sheet1.$C$14] + [$Sheet1.$C$15])" office:value-type="float" office:value="0" calcext:value-type="float">
            <text:p>0</text:p>
          </table:table-cell>
          <table:table-cell table:formula="of:=BITRSHIFT(BITAND([.$E4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1];2)=&quot;0x&quot;; HEX2DEC(MID([Sheet1.F51];3;LEN([Sheet1.F51])-2)); [$Sheet1.F51])" office:value-type="float" office:value="0" calcext:value-type="float">
            <text:p>0</text:p>
          </table:table-cell>
          <table:table-cell table:number-columns-repeated="3"/>
          <table:table-cell table:formula="of:= BITAND([$intermediates.$E46];[.$D$4])" office:value-type="float" office:value="0" calcext:value-type="float">
            <text:p>0</text:p>
          </table:table-cell>
          <table:table-cell table:formula="of:=BITRSHIFT(BITAND([.$E46];[.$D$5]); [$Sheet1.$C$14])" office:value-type="float" office:value="0" calcext:value-type="float">
            <text:p>0</text:p>
          </table:table-cell>
          <table:table-cell table:formula="of:=BITRSHIFT(BITAND([.$E46];[.$D$6]); [$Sheet1.$C$14] + [$Sheet1.$C$15])" office:value-type="float" office:value="0" calcext:value-type="float">
            <text:p>0</text:p>
          </table:table-cell>
          <table:table-cell table:formula="of:=BITRSHIFT(BITAND([.$E4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2];2)=&quot;0x&quot;; HEX2DEC(MID([Sheet1.F52];3;LEN([Sheet1.F52])-2)); [$Sheet1.F52])" office:value-type="float" office:value="0" calcext:value-type="float">
            <text:p>0</text:p>
          </table:table-cell>
          <table:table-cell table:number-columns-repeated="3"/>
          <table:table-cell table:formula="of:= BITAND([$intermediates.$E47];[.$D$4])" office:value-type="float" office:value="0" calcext:value-type="float">
            <text:p>0</text:p>
          </table:table-cell>
          <table:table-cell table:formula="of:=BITRSHIFT(BITAND([.$E47];[.$D$5]); [$Sheet1.$C$14])" office:value-type="float" office:value="0" calcext:value-type="float">
            <text:p>0</text:p>
          </table:table-cell>
          <table:table-cell table:formula="of:=BITRSHIFT(BITAND([.$E47];[.$D$6]); [$Sheet1.$C$14] + [$Sheet1.$C$15])" office:value-type="float" office:value="0" calcext:value-type="float">
            <text:p>0</text:p>
          </table:table-cell>
          <table:table-cell table:formula="of:=BITRSHIFT(BITAND([.$E4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3];2)=&quot;0x&quot;; HEX2DEC(MID([Sheet1.F53];3;LEN([Sheet1.F53])-2)); [$Sheet1.F53])" office:value-type="float" office:value="0" calcext:value-type="float">
            <text:p>0</text:p>
          </table:table-cell>
          <table:table-cell table:number-columns-repeated="3"/>
          <table:table-cell table:formula="of:= BITAND([$intermediates.$E48];[.$D$4])" office:value-type="float" office:value="0" calcext:value-type="float">
            <text:p>0</text:p>
          </table:table-cell>
          <table:table-cell table:formula="of:=BITRSHIFT(BITAND([.$E48];[.$D$5]); [$Sheet1.$C$14])" office:value-type="float" office:value="0" calcext:value-type="float">
            <text:p>0</text:p>
          </table:table-cell>
          <table:table-cell table:formula="of:=BITRSHIFT(BITAND([.$E48];[.$D$6]); [$Sheet1.$C$14] + [$Sheet1.$C$15])" office:value-type="float" office:value="0" calcext:value-type="float">
            <text:p>0</text:p>
          </table:table-cell>
          <table:table-cell table:formula="of:=BITRSHIFT(BITAND([.$E4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4];2)=&quot;0x&quot;; HEX2DEC(MID([Sheet1.F54];3;LEN([Sheet1.F54])-2)); [$Sheet1.F54])" office:value-type="float" office:value="0" calcext:value-type="float">
            <text:p>0</text:p>
          </table:table-cell>
          <table:table-cell table:number-columns-repeated="3"/>
          <table:table-cell table:formula="of:= BITAND([$intermediates.$E49];[.$D$4])" office:value-type="float" office:value="0" calcext:value-type="float">
            <text:p>0</text:p>
          </table:table-cell>
          <table:table-cell table:formula="of:=BITRSHIFT(BITAND([.$E49];[.$D$5]); [$Sheet1.$C$14])" office:value-type="float" office:value="0" calcext:value-type="float">
            <text:p>0</text:p>
          </table:table-cell>
          <table:table-cell table:formula="of:=BITRSHIFT(BITAND([.$E49];[.$D$6]); [$Sheet1.$C$14] + [$Sheet1.$C$15])" office:value-type="float" office:value="0" calcext:value-type="float">
            <text:p>0</text:p>
          </table:table-cell>
          <table:table-cell table:formula="of:=BITRSHIFT(BITAND([.$E4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5];2)=&quot;0x&quot;; HEX2DEC(MID([Sheet1.F55];3;LEN([Sheet1.F55])-2)); [$Sheet1.F55])" office:value-type="float" office:value="0" calcext:value-type="float">
            <text:p>0</text:p>
          </table:table-cell>
          <table:table-cell table:number-columns-repeated="3"/>
          <table:table-cell table:formula="of:= BITAND([$intermediates.$E50];[.$D$4])" office:value-type="float" office:value="0" calcext:value-type="float">
            <text:p>0</text:p>
          </table:table-cell>
          <table:table-cell table:formula="of:=BITRSHIFT(BITAND([.$E50];[.$D$5]); [$Sheet1.$C$14])" office:value-type="float" office:value="0" calcext:value-type="float">
            <text:p>0</text:p>
          </table:table-cell>
          <table:table-cell table:formula="of:=BITRSHIFT(BITAND([.$E50];[.$D$6]); [$Sheet1.$C$14] + [$Sheet1.$C$15])" office:value-type="float" office:value="0" calcext:value-type="float">
            <text:p>0</text:p>
          </table:table-cell>
          <table:table-cell table:formula="of:=BITRSHIFT(BITAND([.$E5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6];2)=&quot;0x&quot;; HEX2DEC(MID([Sheet1.F56];3;LEN([Sheet1.F56])-2)); [$Sheet1.F56])" office:value-type="float" office:value="0" calcext:value-type="float">
            <text:p>0</text:p>
          </table:table-cell>
          <table:table-cell table:number-columns-repeated="3"/>
          <table:table-cell table:formula="of:= BITAND([$intermediates.$E51];[.$D$4])" office:value-type="float" office:value="0" calcext:value-type="float">
            <text:p>0</text:p>
          </table:table-cell>
          <table:table-cell table:formula="of:=BITRSHIFT(BITAND([.$E51];[.$D$5]); [$Sheet1.$C$14])" office:value-type="float" office:value="0" calcext:value-type="float">
            <text:p>0</text:p>
          </table:table-cell>
          <table:table-cell table:formula="of:=BITRSHIFT(BITAND([.$E51];[.$D$6]); [$Sheet1.$C$14] + [$Sheet1.$C$15])" office:value-type="float" office:value="0" calcext:value-type="float">
            <text:p>0</text:p>
          </table:table-cell>
          <table:table-cell table:formula="of:=BITRSHIFT(BITAND([.$E5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7];2)=&quot;0x&quot;; HEX2DEC(MID([Sheet1.F57];3;LEN([Sheet1.F57])-2)); [$Sheet1.F57])" office:value-type="float" office:value="0" calcext:value-type="float">
            <text:p>0</text:p>
          </table:table-cell>
          <table:table-cell table:number-columns-repeated="3"/>
          <table:table-cell table:formula="of:= BITAND([$intermediates.$E52];[.$D$4])" office:value-type="float" office:value="0" calcext:value-type="float">
            <text:p>0</text:p>
          </table:table-cell>
          <table:table-cell table:formula="of:=BITRSHIFT(BITAND([.$E52];[.$D$5]); [$Sheet1.$C$14])" office:value-type="float" office:value="0" calcext:value-type="float">
            <text:p>0</text:p>
          </table:table-cell>
          <table:table-cell table:formula="of:=BITRSHIFT(BITAND([.$E52];[.$D$6]); [$Sheet1.$C$14] + [$Sheet1.$C$15])" office:value-type="float" office:value="0" calcext:value-type="float">
            <text:p>0</text:p>
          </table:table-cell>
          <table:table-cell table:formula="of:=BITRSHIFT(BITAND([.$E5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8];2)=&quot;0x&quot;; HEX2DEC(MID([Sheet1.F58];3;LEN([Sheet1.F58])-2)); [$Sheet1.F58])" office:value-type="float" office:value="0" calcext:value-type="float">
            <text:p>0</text:p>
          </table:table-cell>
          <table:table-cell table:number-columns-repeated="3"/>
          <table:table-cell table:formula="of:= BITAND([$intermediates.$E53];[.$D$4])" office:value-type="float" office:value="0" calcext:value-type="float">
            <text:p>0</text:p>
          </table:table-cell>
          <table:table-cell table:formula="of:=BITRSHIFT(BITAND([.$E53];[.$D$5]); [$Sheet1.$C$14])" office:value-type="float" office:value="0" calcext:value-type="float">
            <text:p>0</text:p>
          </table:table-cell>
          <table:table-cell table:formula="of:=BITRSHIFT(BITAND([.$E53];[.$D$6]); [$Sheet1.$C$14] + [$Sheet1.$C$15])" office:value-type="float" office:value="0" calcext:value-type="float">
            <text:p>0</text:p>
          </table:table-cell>
          <table:table-cell table:formula="of:=BITRSHIFT(BITAND([.$E5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59];2)=&quot;0x&quot;; HEX2DEC(MID([Sheet1.F59];3;LEN([Sheet1.F59])-2)); [$Sheet1.F59])" office:value-type="float" office:value="0" calcext:value-type="float">
            <text:p>0</text:p>
          </table:table-cell>
          <table:table-cell table:number-columns-repeated="3"/>
          <table:table-cell table:formula="of:= BITAND([$intermediates.$E54];[.$D$4])" office:value-type="float" office:value="0" calcext:value-type="float">
            <text:p>0</text:p>
          </table:table-cell>
          <table:table-cell table:formula="of:=BITRSHIFT(BITAND([.$E54];[.$D$5]); [$Sheet1.$C$14])" office:value-type="float" office:value="0" calcext:value-type="float">
            <text:p>0</text:p>
          </table:table-cell>
          <table:table-cell table:formula="of:=BITRSHIFT(BITAND([.$E54];[.$D$6]); [$Sheet1.$C$14] + [$Sheet1.$C$15])" office:value-type="float" office:value="0" calcext:value-type="float">
            <text:p>0</text:p>
          </table:table-cell>
          <table:table-cell table:formula="of:=BITRSHIFT(BITAND([.$E5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0];2)=&quot;0x&quot;; HEX2DEC(MID([Sheet1.F60];3;LEN([Sheet1.F60])-2)); [$Sheet1.F60])" office:value-type="float" office:value="0" calcext:value-type="float">
            <text:p>0</text:p>
          </table:table-cell>
          <table:table-cell table:number-columns-repeated="3"/>
          <table:table-cell table:formula="of:= BITAND([$intermediates.$E55];[.$D$4])" office:value-type="float" office:value="0" calcext:value-type="float">
            <text:p>0</text:p>
          </table:table-cell>
          <table:table-cell table:formula="of:=BITRSHIFT(BITAND([.$E55];[.$D$5]); [$Sheet1.$C$14])" office:value-type="float" office:value="0" calcext:value-type="float">
            <text:p>0</text:p>
          </table:table-cell>
          <table:table-cell table:formula="of:=BITRSHIFT(BITAND([.$E55];[.$D$6]); [$Sheet1.$C$14] + [$Sheet1.$C$15])" office:value-type="float" office:value="0" calcext:value-type="float">
            <text:p>0</text:p>
          </table:table-cell>
          <table:table-cell table:formula="of:=BITRSHIFT(BITAND([.$E5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1];2)=&quot;0x&quot;; HEX2DEC(MID([Sheet1.F61];3;LEN([Sheet1.F61])-2)); [$Sheet1.F61])" office:value-type="float" office:value="0" calcext:value-type="float">
            <text:p>0</text:p>
          </table:table-cell>
          <table:table-cell table:number-columns-repeated="3"/>
          <table:table-cell table:formula="of:= BITAND([$intermediates.$E56];[.$D$4])" office:value-type="float" office:value="0" calcext:value-type="float">
            <text:p>0</text:p>
          </table:table-cell>
          <table:table-cell table:formula="of:=BITRSHIFT(BITAND([.$E56];[.$D$5]); [$Sheet1.$C$14])" office:value-type="float" office:value="0" calcext:value-type="float">
            <text:p>0</text:p>
          </table:table-cell>
          <table:table-cell table:formula="of:=BITRSHIFT(BITAND([.$E56];[.$D$6]); [$Sheet1.$C$14] + [$Sheet1.$C$15])" office:value-type="float" office:value="0" calcext:value-type="float">
            <text:p>0</text:p>
          </table:table-cell>
          <table:table-cell table:formula="of:=BITRSHIFT(BITAND([.$E5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2];2)=&quot;0x&quot;; HEX2DEC(MID([Sheet1.F62];3;LEN([Sheet1.F62])-2)); [$Sheet1.F62])" office:value-type="float" office:value="0" calcext:value-type="float">
            <text:p>0</text:p>
          </table:table-cell>
          <table:table-cell table:number-columns-repeated="3"/>
          <table:table-cell table:formula="of:= BITAND([$intermediates.$E57];[.$D$4])" office:value-type="float" office:value="0" calcext:value-type="float">
            <text:p>0</text:p>
          </table:table-cell>
          <table:table-cell table:formula="of:=BITRSHIFT(BITAND([.$E57];[.$D$5]); [$Sheet1.$C$14])" office:value-type="float" office:value="0" calcext:value-type="float">
            <text:p>0</text:p>
          </table:table-cell>
          <table:table-cell table:formula="of:=BITRSHIFT(BITAND([.$E57];[.$D$6]); [$Sheet1.$C$14] + [$Sheet1.$C$15])" office:value-type="float" office:value="0" calcext:value-type="float">
            <text:p>0</text:p>
          </table:table-cell>
          <table:table-cell table:formula="of:=BITRSHIFT(BITAND([.$E5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3];2)=&quot;0x&quot;; HEX2DEC(MID([Sheet1.F63];3;LEN([Sheet1.F63])-2)); [$Sheet1.F63])" office:value-type="float" office:value="0" calcext:value-type="float">
            <text:p>0</text:p>
          </table:table-cell>
          <table:table-cell table:number-columns-repeated="3"/>
          <table:table-cell table:formula="of:= BITAND([$intermediates.$E58];[.$D$4])" office:value-type="float" office:value="0" calcext:value-type="float">
            <text:p>0</text:p>
          </table:table-cell>
          <table:table-cell table:formula="of:=BITRSHIFT(BITAND([.$E58];[.$D$5]); [$Sheet1.$C$14])" office:value-type="float" office:value="0" calcext:value-type="float">
            <text:p>0</text:p>
          </table:table-cell>
          <table:table-cell table:formula="of:=BITRSHIFT(BITAND([.$E58];[.$D$6]); [$Sheet1.$C$14] + [$Sheet1.$C$15])" office:value-type="float" office:value="0" calcext:value-type="float">
            <text:p>0</text:p>
          </table:table-cell>
          <table:table-cell table:formula="of:=BITRSHIFT(BITAND([.$E5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4];2)=&quot;0x&quot;; HEX2DEC(MID([Sheet1.F64];3;LEN([Sheet1.F64])-2)); [$Sheet1.F64])" office:value-type="float" office:value="0" calcext:value-type="float">
            <text:p>0</text:p>
          </table:table-cell>
          <table:table-cell table:number-columns-repeated="3"/>
          <table:table-cell table:formula="of:= BITAND([$intermediates.$E59];[.$D$4])" office:value-type="float" office:value="0" calcext:value-type="float">
            <text:p>0</text:p>
          </table:table-cell>
          <table:table-cell table:formula="of:=BITRSHIFT(BITAND([.$E59];[.$D$5]); [$Sheet1.$C$14])" office:value-type="float" office:value="0" calcext:value-type="float">
            <text:p>0</text:p>
          </table:table-cell>
          <table:table-cell table:formula="of:=BITRSHIFT(BITAND([.$E59];[.$D$6]); [$Sheet1.$C$14] + [$Sheet1.$C$15])" office:value-type="float" office:value="0" calcext:value-type="float">
            <text:p>0</text:p>
          </table:table-cell>
          <table:table-cell table:formula="of:=BITRSHIFT(BITAND([.$E5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5];2)=&quot;0x&quot;; HEX2DEC(MID([Sheet1.F65];3;LEN([Sheet1.F65])-2)); [$Sheet1.F65])" office:value-type="float" office:value="0" calcext:value-type="float">
            <text:p>0</text:p>
          </table:table-cell>
          <table:table-cell table:number-columns-repeated="3"/>
          <table:table-cell table:formula="of:= BITAND([$intermediates.$E60];[.$D$4])" office:value-type="float" office:value="0" calcext:value-type="float">
            <text:p>0</text:p>
          </table:table-cell>
          <table:table-cell table:formula="of:=BITRSHIFT(BITAND([.$E60];[.$D$5]); [$Sheet1.$C$14])" office:value-type="float" office:value="0" calcext:value-type="float">
            <text:p>0</text:p>
          </table:table-cell>
          <table:table-cell table:formula="of:=BITRSHIFT(BITAND([.$E60];[.$D$6]); [$Sheet1.$C$14] + [$Sheet1.$C$15])" office:value-type="float" office:value="0" calcext:value-type="float">
            <text:p>0</text:p>
          </table:table-cell>
          <table:table-cell table:formula="of:=BITRSHIFT(BITAND([.$E6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6];2)=&quot;0x&quot;; HEX2DEC(MID([Sheet1.F66];3;LEN([Sheet1.F66])-2)); [$Sheet1.F66])" office:value-type="float" office:value="0" calcext:value-type="float">
            <text:p>0</text:p>
          </table:table-cell>
          <table:table-cell table:number-columns-repeated="3"/>
          <table:table-cell table:formula="of:= BITAND([$intermediates.$E61];[.$D$4])" office:value-type="float" office:value="0" calcext:value-type="float">
            <text:p>0</text:p>
          </table:table-cell>
          <table:table-cell table:formula="of:=BITRSHIFT(BITAND([.$E61];[.$D$5]); [$Sheet1.$C$14])" office:value-type="float" office:value="0" calcext:value-type="float">
            <text:p>0</text:p>
          </table:table-cell>
          <table:table-cell table:formula="of:=BITRSHIFT(BITAND([.$E61];[.$D$6]); [$Sheet1.$C$14] + [$Sheet1.$C$15])" office:value-type="float" office:value="0" calcext:value-type="float">
            <text:p>0</text:p>
          </table:table-cell>
          <table:table-cell table:formula="of:=BITRSHIFT(BITAND([.$E6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7];2)=&quot;0x&quot;; HEX2DEC(MID([Sheet1.F67];3;LEN([Sheet1.F67])-2)); [$Sheet1.F67])" office:value-type="float" office:value="0" calcext:value-type="float">
            <text:p>0</text:p>
          </table:table-cell>
          <table:table-cell table:number-columns-repeated="3"/>
          <table:table-cell table:formula="of:= BITAND([$intermediates.$E62];[.$D$4])" office:value-type="float" office:value="0" calcext:value-type="float">
            <text:p>0</text:p>
          </table:table-cell>
          <table:table-cell table:formula="of:=BITRSHIFT(BITAND([.$E62];[.$D$5]); [$Sheet1.$C$14])" office:value-type="float" office:value="0" calcext:value-type="float">
            <text:p>0</text:p>
          </table:table-cell>
          <table:table-cell table:formula="of:=BITRSHIFT(BITAND([.$E62];[.$D$6]); [$Sheet1.$C$14] + [$Sheet1.$C$15])" office:value-type="float" office:value="0" calcext:value-type="float">
            <text:p>0</text:p>
          </table:table-cell>
          <table:table-cell table:formula="of:=BITRSHIFT(BITAND([.$E6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8];2)=&quot;0x&quot;; HEX2DEC(MID([Sheet1.F68];3;LEN([Sheet1.F68])-2)); [$Sheet1.F68])" office:value-type="float" office:value="0" calcext:value-type="float">
            <text:p>0</text:p>
          </table:table-cell>
          <table:table-cell table:number-columns-repeated="3"/>
          <table:table-cell table:formula="of:= BITAND([$intermediates.$E63];[.$D$4])" office:value-type="float" office:value="0" calcext:value-type="float">
            <text:p>0</text:p>
          </table:table-cell>
          <table:table-cell table:formula="of:=BITRSHIFT(BITAND([.$E63];[.$D$5]); [$Sheet1.$C$14])" office:value-type="float" office:value="0" calcext:value-type="float">
            <text:p>0</text:p>
          </table:table-cell>
          <table:table-cell table:formula="of:=BITRSHIFT(BITAND([.$E63];[.$D$6]); [$Sheet1.$C$14] + [$Sheet1.$C$15])" office:value-type="float" office:value="0" calcext:value-type="float">
            <text:p>0</text:p>
          </table:table-cell>
          <table:table-cell table:formula="of:=BITRSHIFT(BITAND([.$E6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69];2)=&quot;0x&quot;; HEX2DEC(MID([Sheet1.F69];3;LEN([Sheet1.F69])-2)); [$Sheet1.F69])" office:value-type="float" office:value="0" calcext:value-type="float">
            <text:p>0</text:p>
          </table:table-cell>
          <table:table-cell table:number-columns-repeated="3"/>
          <table:table-cell table:formula="of:= BITAND([$intermediates.$E64];[.$D$4])" office:value-type="float" office:value="0" calcext:value-type="float">
            <text:p>0</text:p>
          </table:table-cell>
          <table:table-cell table:formula="of:=BITRSHIFT(BITAND([.$E64];[.$D$5]); [$Sheet1.$C$14])" office:value-type="float" office:value="0" calcext:value-type="float">
            <text:p>0</text:p>
          </table:table-cell>
          <table:table-cell table:formula="of:=BITRSHIFT(BITAND([.$E64];[.$D$6]); [$Sheet1.$C$14] + [$Sheet1.$C$15])" office:value-type="float" office:value="0" calcext:value-type="float">
            <text:p>0</text:p>
          </table:table-cell>
          <table:table-cell table:formula="of:=BITRSHIFT(BITAND([.$E6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0];2)=&quot;0x&quot;; HEX2DEC(MID([Sheet1.F70];3;LEN([Sheet1.F70])-2)); [$Sheet1.F70])" office:value-type="float" office:value="0" calcext:value-type="float">
            <text:p>0</text:p>
          </table:table-cell>
          <table:table-cell table:number-columns-repeated="3"/>
          <table:table-cell table:formula="of:= BITAND([$intermediates.$E65];[.$D$4])" office:value-type="float" office:value="0" calcext:value-type="float">
            <text:p>0</text:p>
          </table:table-cell>
          <table:table-cell table:formula="of:=BITRSHIFT(BITAND([.$E65];[.$D$5]); [$Sheet1.$C$14])" office:value-type="float" office:value="0" calcext:value-type="float">
            <text:p>0</text:p>
          </table:table-cell>
          <table:table-cell table:formula="of:=BITRSHIFT(BITAND([.$E65];[.$D$6]); [$Sheet1.$C$14] + [$Sheet1.$C$15])" office:value-type="float" office:value="0" calcext:value-type="float">
            <text:p>0</text:p>
          </table:table-cell>
          <table:table-cell table:formula="of:=BITRSHIFT(BITAND([.$E6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1];2)=&quot;0x&quot;; HEX2DEC(MID([Sheet1.F71];3;LEN([Sheet1.F71])-2)); [$Sheet1.F71])" office:value-type="float" office:value="0" calcext:value-type="float">
            <text:p>0</text:p>
          </table:table-cell>
          <table:table-cell table:number-columns-repeated="3"/>
          <table:table-cell table:formula="of:= BITAND([$intermediates.$E66];[.$D$4])" office:value-type="float" office:value="0" calcext:value-type="float">
            <text:p>0</text:p>
          </table:table-cell>
          <table:table-cell table:formula="of:=BITRSHIFT(BITAND([.$E66];[.$D$5]); [$Sheet1.$C$14])" office:value-type="float" office:value="0" calcext:value-type="float">
            <text:p>0</text:p>
          </table:table-cell>
          <table:table-cell table:formula="of:=BITRSHIFT(BITAND([.$E66];[.$D$6]); [$Sheet1.$C$14] + [$Sheet1.$C$15])" office:value-type="float" office:value="0" calcext:value-type="float">
            <text:p>0</text:p>
          </table:table-cell>
          <table:table-cell table:formula="of:=BITRSHIFT(BITAND([.$E6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2];2)=&quot;0x&quot;; HEX2DEC(MID([Sheet1.F72];3;LEN([Sheet1.F72])-2)); [$Sheet1.F72])" office:value-type="float" office:value="0" calcext:value-type="float">
            <text:p>0</text:p>
          </table:table-cell>
          <table:table-cell table:number-columns-repeated="3"/>
          <table:table-cell table:formula="of:= BITAND([$intermediates.$E67];[.$D$4])" office:value-type="float" office:value="0" calcext:value-type="float">
            <text:p>0</text:p>
          </table:table-cell>
          <table:table-cell table:formula="of:=BITRSHIFT(BITAND([.$E67];[.$D$5]); [$Sheet1.$C$14])" office:value-type="float" office:value="0" calcext:value-type="float">
            <text:p>0</text:p>
          </table:table-cell>
          <table:table-cell table:formula="of:=BITRSHIFT(BITAND([.$E67];[.$D$6]); [$Sheet1.$C$14] + [$Sheet1.$C$15])" office:value-type="float" office:value="0" calcext:value-type="float">
            <text:p>0</text:p>
          </table:table-cell>
          <table:table-cell table:formula="of:=BITRSHIFT(BITAND([.$E6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3];2)=&quot;0x&quot;; HEX2DEC(MID([Sheet1.F73];3;LEN([Sheet1.F73])-2)); [$Sheet1.F73])" office:value-type="float" office:value="0" calcext:value-type="float">
            <text:p>0</text:p>
          </table:table-cell>
          <table:table-cell table:number-columns-repeated="3"/>
          <table:table-cell table:formula="of:= BITAND([$intermediates.$E68];[.$D$4])" office:value-type="float" office:value="0" calcext:value-type="float">
            <text:p>0</text:p>
          </table:table-cell>
          <table:table-cell table:formula="of:=BITRSHIFT(BITAND([.$E68];[.$D$5]); [$Sheet1.$C$14])" office:value-type="float" office:value="0" calcext:value-type="float">
            <text:p>0</text:p>
          </table:table-cell>
          <table:table-cell table:formula="of:=BITRSHIFT(BITAND([.$E68];[.$D$6]); [$Sheet1.$C$14] + [$Sheet1.$C$15])" office:value-type="float" office:value="0" calcext:value-type="float">
            <text:p>0</text:p>
          </table:table-cell>
          <table:table-cell table:formula="of:=BITRSHIFT(BITAND([.$E6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4];2)=&quot;0x&quot;; HEX2DEC(MID([Sheet1.F74];3;LEN([Sheet1.F74])-2)); [$Sheet1.F74])" office:value-type="float" office:value="0" calcext:value-type="float">
            <text:p>0</text:p>
          </table:table-cell>
          <table:table-cell table:number-columns-repeated="3"/>
          <table:table-cell table:formula="of:= BITAND([$intermediates.$E69];[.$D$4])" office:value-type="float" office:value="0" calcext:value-type="float">
            <text:p>0</text:p>
          </table:table-cell>
          <table:table-cell table:formula="of:=BITRSHIFT(BITAND([.$E69];[.$D$5]); [$Sheet1.$C$14])" office:value-type="float" office:value="0" calcext:value-type="float">
            <text:p>0</text:p>
          </table:table-cell>
          <table:table-cell table:formula="of:=BITRSHIFT(BITAND([.$E69];[.$D$6]); [$Sheet1.$C$14] + [$Sheet1.$C$15])" office:value-type="float" office:value="0" calcext:value-type="float">
            <text:p>0</text:p>
          </table:table-cell>
          <table:table-cell table:formula="of:=BITRSHIFT(BITAND([.$E6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5];2)=&quot;0x&quot;; HEX2DEC(MID([Sheet1.F75];3;LEN([Sheet1.F75])-2)); [$Sheet1.F75])" office:value-type="float" office:value="0" calcext:value-type="float">
            <text:p>0</text:p>
          </table:table-cell>
          <table:table-cell table:number-columns-repeated="3"/>
          <table:table-cell table:formula="of:= BITAND([$intermediates.$E70];[.$D$4])" office:value-type="float" office:value="0" calcext:value-type="float">
            <text:p>0</text:p>
          </table:table-cell>
          <table:table-cell table:formula="of:=BITRSHIFT(BITAND([.$E70];[.$D$5]); [$Sheet1.$C$14])" office:value-type="float" office:value="0" calcext:value-type="float">
            <text:p>0</text:p>
          </table:table-cell>
          <table:table-cell table:formula="of:=BITRSHIFT(BITAND([.$E70];[.$D$6]); [$Sheet1.$C$14] + [$Sheet1.$C$15])" office:value-type="float" office:value="0" calcext:value-type="float">
            <text:p>0</text:p>
          </table:table-cell>
          <table:table-cell table:formula="of:=BITRSHIFT(BITAND([.$E7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6];2)=&quot;0x&quot;; HEX2DEC(MID([Sheet1.F76];3;LEN([Sheet1.F76])-2)); [$Sheet1.F76])" office:value-type="float" office:value="0" calcext:value-type="float">
            <text:p>0</text:p>
          </table:table-cell>
          <table:table-cell table:number-columns-repeated="3"/>
          <table:table-cell table:formula="of:= BITAND([$intermediates.$E71];[.$D$4])" office:value-type="float" office:value="0" calcext:value-type="float">
            <text:p>0</text:p>
          </table:table-cell>
          <table:table-cell table:formula="of:=BITRSHIFT(BITAND([.$E71];[.$D$5]); [$Sheet1.$C$14])" office:value-type="float" office:value="0" calcext:value-type="float">
            <text:p>0</text:p>
          </table:table-cell>
          <table:table-cell table:formula="of:=BITRSHIFT(BITAND([.$E71];[.$D$6]); [$Sheet1.$C$14] + [$Sheet1.$C$15])" office:value-type="float" office:value="0" calcext:value-type="float">
            <text:p>0</text:p>
          </table:table-cell>
          <table:table-cell table:formula="of:=BITRSHIFT(BITAND([.$E7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7];2)=&quot;0x&quot;; HEX2DEC(MID([Sheet1.F77];3;LEN([Sheet1.F77])-2)); [$Sheet1.F77])" office:value-type="float" office:value="0" calcext:value-type="float">
            <text:p>0</text:p>
          </table:table-cell>
          <table:table-cell table:number-columns-repeated="3"/>
          <table:table-cell table:formula="of:= BITAND([$intermediates.$E72];[.$D$4])" office:value-type="float" office:value="0" calcext:value-type="float">
            <text:p>0</text:p>
          </table:table-cell>
          <table:table-cell table:formula="of:=BITRSHIFT(BITAND([.$E72];[.$D$5]); [$Sheet1.$C$14])" office:value-type="float" office:value="0" calcext:value-type="float">
            <text:p>0</text:p>
          </table:table-cell>
          <table:table-cell table:formula="of:=BITRSHIFT(BITAND([.$E72];[.$D$6]); [$Sheet1.$C$14] + [$Sheet1.$C$15])" office:value-type="float" office:value="0" calcext:value-type="float">
            <text:p>0</text:p>
          </table:table-cell>
          <table:table-cell table:formula="of:=BITRSHIFT(BITAND([.$E7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8];2)=&quot;0x&quot;; HEX2DEC(MID([Sheet1.F78];3;LEN([Sheet1.F78])-2)); [$Sheet1.F78])" office:value-type="float" office:value="0" calcext:value-type="float">
            <text:p>0</text:p>
          </table:table-cell>
          <table:table-cell table:number-columns-repeated="3"/>
          <table:table-cell table:formula="of:= BITAND([$intermediates.$E73];[.$D$4])" office:value-type="float" office:value="0" calcext:value-type="float">
            <text:p>0</text:p>
          </table:table-cell>
          <table:table-cell table:formula="of:=BITRSHIFT(BITAND([.$E73];[.$D$5]); [$Sheet1.$C$14])" office:value-type="float" office:value="0" calcext:value-type="float">
            <text:p>0</text:p>
          </table:table-cell>
          <table:table-cell table:formula="of:=BITRSHIFT(BITAND([.$E73];[.$D$6]); [$Sheet1.$C$14] + [$Sheet1.$C$15])" office:value-type="float" office:value="0" calcext:value-type="float">
            <text:p>0</text:p>
          </table:table-cell>
          <table:table-cell table:formula="of:=BITRSHIFT(BITAND([.$E7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79];2)=&quot;0x&quot;; HEX2DEC(MID([Sheet1.F79];3;LEN([Sheet1.F79])-2)); [$Sheet1.F79])" office:value-type="float" office:value="0" calcext:value-type="float">
            <text:p>0</text:p>
          </table:table-cell>
          <table:table-cell table:number-columns-repeated="3"/>
          <table:table-cell table:formula="of:= BITAND([$intermediates.$E74];[.$D$4])" office:value-type="float" office:value="0" calcext:value-type="float">
            <text:p>0</text:p>
          </table:table-cell>
          <table:table-cell table:formula="of:=BITRSHIFT(BITAND([.$E74];[.$D$5]); [$Sheet1.$C$14])" office:value-type="float" office:value="0" calcext:value-type="float">
            <text:p>0</text:p>
          </table:table-cell>
          <table:table-cell table:formula="of:=BITRSHIFT(BITAND([.$E74];[.$D$6]); [$Sheet1.$C$14] + [$Sheet1.$C$15])" office:value-type="float" office:value="0" calcext:value-type="float">
            <text:p>0</text:p>
          </table:table-cell>
          <table:table-cell table:formula="of:=BITRSHIFT(BITAND([.$E7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0];2)=&quot;0x&quot;; HEX2DEC(MID([Sheet1.F80];3;LEN([Sheet1.F80])-2)); [$Sheet1.F80])" office:value-type="float" office:value="0" calcext:value-type="float">
            <text:p>0</text:p>
          </table:table-cell>
          <table:table-cell table:number-columns-repeated="3"/>
          <table:table-cell table:formula="of:= BITAND([$intermediates.$E75];[.$D$4])" office:value-type="float" office:value="0" calcext:value-type="float">
            <text:p>0</text:p>
          </table:table-cell>
          <table:table-cell table:formula="of:=BITRSHIFT(BITAND([.$E75];[.$D$5]); [$Sheet1.$C$14])" office:value-type="float" office:value="0" calcext:value-type="float">
            <text:p>0</text:p>
          </table:table-cell>
          <table:table-cell table:formula="of:=BITRSHIFT(BITAND([.$E75];[.$D$6]); [$Sheet1.$C$14] + [$Sheet1.$C$15])" office:value-type="float" office:value="0" calcext:value-type="float">
            <text:p>0</text:p>
          </table:table-cell>
          <table:table-cell table:formula="of:=BITRSHIFT(BITAND([.$E7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1];2)=&quot;0x&quot;; HEX2DEC(MID([Sheet1.F81];3;LEN([Sheet1.F81])-2)); [$Sheet1.F81])" office:value-type="float" office:value="0" calcext:value-type="float">
            <text:p>0</text:p>
          </table:table-cell>
          <table:table-cell table:number-columns-repeated="3"/>
          <table:table-cell table:formula="of:= BITAND([$intermediates.$E76];[.$D$4])" office:value-type="float" office:value="0" calcext:value-type="float">
            <text:p>0</text:p>
          </table:table-cell>
          <table:table-cell table:formula="of:=BITRSHIFT(BITAND([.$E76];[.$D$5]); [$Sheet1.$C$14])" office:value-type="float" office:value="0" calcext:value-type="float">
            <text:p>0</text:p>
          </table:table-cell>
          <table:table-cell table:formula="of:=BITRSHIFT(BITAND([.$E76];[.$D$6]); [$Sheet1.$C$14] + [$Sheet1.$C$15])" office:value-type="float" office:value="0" calcext:value-type="float">
            <text:p>0</text:p>
          </table:table-cell>
          <table:table-cell table:formula="of:=BITRSHIFT(BITAND([.$E7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2];2)=&quot;0x&quot;; HEX2DEC(MID([Sheet1.F82];3;LEN([Sheet1.F82])-2)); [$Sheet1.F82])" office:value-type="float" office:value="0" calcext:value-type="float">
            <text:p>0</text:p>
          </table:table-cell>
          <table:table-cell table:number-columns-repeated="3"/>
          <table:table-cell table:formula="of:= BITAND([$intermediates.$E77];[.$D$4])" office:value-type="float" office:value="0" calcext:value-type="float">
            <text:p>0</text:p>
          </table:table-cell>
          <table:table-cell table:formula="of:=BITRSHIFT(BITAND([.$E77];[.$D$5]); [$Sheet1.$C$14])" office:value-type="float" office:value="0" calcext:value-type="float">
            <text:p>0</text:p>
          </table:table-cell>
          <table:table-cell table:formula="of:=BITRSHIFT(BITAND([.$E77];[.$D$6]); [$Sheet1.$C$14] + [$Sheet1.$C$15])" office:value-type="float" office:value="0" calcext:value-type="float">
            <text:p>0</text:p>
          </table:table-cell>
          <table:table-cell table:formula="of:=BITRSHIFT(BITAND([.$E7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3];2)=&quot;0x&quot;; HEX2DEC(MID([Sheet1.F83];3;LEN([Sheet1.F83])-2)); [$Sheet1.F83])" office:value-type="float" office:value="0" calcext:value-type="float">
            <text:p>0</text:p>
          </table:table-cell>
          <table:table-cell table:number-columns-repeated="3"/>
          <table:table-cell table:formula="of:= BITAND([$intermediates.$E78];[.$D$4])" office:value-type="float" office:value="0" calcext:value-type="float">
            <text:p>0</text:p>
          </table:table-cell>
          <table:table-cell table:formula="of:=BITRSHIFT(BITAND([.$E78];[.$D$5]); [$Sheet1.$C$14])" office:value-type="float" office:value="0" calcext:value-type="float">
            <text:p>0</text:p>
          </table:table-cell>
          <table:table-cell table:formula="of:=BITRSHIFT(BITAND([.$E78];[.$D$6]); [$Sheet1.$C$14] + [$Sheet1.$C$15])" office:value-type="float" office:value="0" calcext:value-type="float">
            <text:p>0</text:p>
          </table:table-cell>
          <table:table-cell table:formula="of:=BITRSHIFT(BITAND([.$E7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4];2)=&quot;0x&quot;; HEX2DEC(MID([Sheet1.F84];3;LEN([Sheet1.F84])-2)); [$Sheet1.F84])" office:value-type="float" office:value="0" calcext:value-type="float">
            <text:p>0</text:p>
          </table:table-cell>
          <table:table-cell table:number-columns-repeated="3"/>
          <table:table-cell table:formula="of:= BITAND([$intermediates.$E79];[.$D$4])" office:value-type="float" office:value="0" calcext:value-type="float">
            <text:p>0</text:p>
          </table:table-cell>
          <table:table-cell table:formula="of:=BITRSHIFT(BITAND([.$E79];[.$D$5]); [$Sheet1.$C$14])" office:value-type="float" office:value="0" calcext:value-type="float">
            <text:p>0</text:p>
          </table:table-cell>
          <table:table-cell table:formula="of:=BITRSHIFT(BITAND([.$E79];[.$D$6]); [$Sheet1.$C$14] + [$Sheet1.$C$15])" office:value-type="float" office:value="0" calcext:value-type="float">
            <text:p>0</text:p>
          </table:table-cell>
          <table:table-cell table:formula="of:=BITRSHIFT(BITAND([.$E7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5];2)=&quot;0x&quot;; HEX2DEC(MID([Sheet1.F85];3;LEN([Sheet1.F85])-2)); [$Sheet1.F85])" office:value-type="float" office:value="0" calcext:value-type="float">
            <text:p>0</text:p>
          </table:table-cell>
          <table:table-cell table:number-columns-repeated="3"/>
          <table:table-cell table:formula="of:= BITAND([$intermediates.$E80];[.$D$4])" office:value-type="float" office:value="0" calcext:value-type="float">
            <text:p>0</text:p>
          </table:table-cell>
          <table:table-cell table:formula="of:=BITRSHIFT(BITAND([.$E80];[.$D$5]); [$Sheet1.$C$14])" office:value-type="float" office:value="0" calcext:value-type="float">
            <text:p>0</text:p>
          </table:table-cell>
          <table:table-cell table:formula="of:=BITRSHIFT(BITAND([.$E80];[.$D$6]); [$Sheet1.$C$14] + [$Sheet1.$C$15])" office:value-type="float" office:value="0" calcext:value-type="float">
            <text:p>0</text:p>
          </table:table-cell>
          <table:table-cell table:formula="of:=BITRSHIFT(BITAND([.$E8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6];2)=&quot;0x&quot;; HEX2DEC(MID([Sheet1.F86];3;LEN([Sheet1.F86])-2)); [$Sheet1.F86])" office:value-type="float" office:value="0" calcext:value-type="float">
            <text:p>0</text:p>
          </table:table-cell>
          <table:table-cell table:number-columns-repeated="3"/>
          <table:table-cell table:formula="of:= BITAND([$intermediates.$E81];[.$D$4])" office:value-type="float" office:value="0" calcext:value-type="float">
            <text:p>0</text:p>
          </table:table-cell>
          <table:table-cell table:formula="of:=BITRSHIFT(BITAND([.$E81];[.$D$5]); [$Sheet1.$C$14])" office:value-type="float" office:value="0" calcext:value-type="float">
            <text:p>0</text:p>
          </table:table-cell>
          <table:table-cell table:formula="of:=BITRSHIFT(BITAND([.$E81];[.$D$6]); [$Sheet1.$C$14] + [$Sheet1.$C$15])" office:value-type="float" office:value="0" calcext:value-type="float">
            <text:p>0</text:p>
          </table:table-cell>
          <table:table-cell table:formula="of:=BITRSHIFT(BITAND([.$E8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7];2)=&quot;0x&quot;; HEX2DEC(MID([Sheet1.F87];3;LEN([Sheet1.F87])-2)); [$Sheet1.F87])" office:value-type="float" office:value="0" calcext:value-type="float">
            <text:p>0</text:p>
          </table:table-cell>
          <table:table-cell table:number-columns-repeated="3"/>
          <table:table-cell table:formula="of:= BITAND([$intermediates.$E82];[.$D$4])" office:value-type="float" office:value="0" calcext:value-type="float">
            <text:p>0</text:p>
          </table:table-cell>
          <table:table-cell table:formula="of:=BITRSHIFT(BITAND([.$E82];[.$D$5]); [$Sheet1.$C$14])" office:value-type="float" office:value="0" calcext:value-type="float">
            <text:p>0</text:p>
          </table:table-cell>
          <table:table-cell table:formula="of:=BITRSHIFT(BITAND([.$E82];[.$D$6]); [$Sheet1.$C$14] + [$Sheet1.$C$15])" office:value-type="float" office:value="0" calcext:value-type="float">
            <text:p>0</text:p>
          </table:table-cell>
          <table:table-cell table:formula="of:=BITRSHIFT(BITAND([.$E8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8];2)=&quot;0x&quot;; HEX2DEC(MID([Sheet1.F88];3;LEN([Sheet1.F88])-2)); [$Sheet1.F88])" office:value-type="float" office:value="0" calcext:value-type="float">
            <text:p>0</text:p>
          </table:table-cell>
          <table:table-cell table:number-columns-repeated="3"/>
          <table:table-cell table:formula="of:= BITAND([$intermediates.$E83];[.$D$4])" office:value-type="float" office:value="0" calcext:value-type="float">
            <text:p>0</text:p>
          </table:table-cell>
          <table:table-cell table:formula="of:=BITRSHIFT(BITAND([.$E83];[.$D$5]); [$Sheet1.$C$14])" office:value-type="float" office:value="0" calcext:value-type="float">
            <text:p>0</text:p>
          </table:table-cell>
          <table:table-cell table:formula="of:=BITRSHIFT(BITAND([.$E83];[.$D$6]); [$Sheet1.$C$14] + [$Sheet1.$C$15])" office:value-type="float" office:value="0" calcext:value-type="float">
            <text:p>0</text:p>
          </table:table-cell>
          <table:table-cell table:formula="of:=BITRSHIFT(BITAND([.$E8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89];2)=&quot;0x&quot;; HEX2DEC(MID([Sheet1.F89];3;LEN([Sheet1.F89])-2)); [$Sheet1.F89])" office:value-type="float" office:value="0" calcext:value-type="float">
            <text:p>0</text:p>
          </table:table-cell>
          <table:table-cell table:number-columns-repeated="3"/>
          <table:table-cell table:formula="of:= BITAND([$intermediates.$E84];[.$D$4])" office:value-type="float" office:value="0" calcext:value-type="float">
            <text:p>0</text:p>
          </table:table-cell>
          <table:table-cell table:formula="of:=BITRSHIFT(BITAND([.$E84];[.$D$5]); [$Sheet1.$C$14])" office:value-type="float" office:value="0" calcext:value-type="float">
            <text:p>0</text:p>
          </table:table-cell>
          <table:table-cell table:formula="of:=BITRSHIFT(BITAND([.$E84];[.$D$6]); [$Sheet1.$C$14] + [$Sheet1.$C$15])" office:value-type="float" office:value="0" calcext:value-type="float">
            <text:p>0</text:p>
          </table:table-cell>
          <table:table-cell table:formula="of:=BITRSHIFT(BITAND([.$E8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0];2)=&quot;0x&quot;; HEX2DEC(MID([Sheet1.F90];3;LEN([Sheet1.F90])-2)); [$Sheet1.F90])" office:value-type="float" office:value="0" calcext:value-type="float">
            <text:p>0</text:p>
          </table:table-cell>
          <table:table-cell table:number-columns-repeated="3"/>
          <table:table-cell table:formula="of:= BITAND([$intermediates.$E85];[.$D$4])" office:value-type="float" office:value="0" calcext:value-type="float">
            <text:p>0</text:p>
          </table:table-cell>
          <table:table-cell table:formula="of:=BITRSHIFT(BITAND([.$E85];[.$D$5]); [$Sheet1.$C$14])" office:value-type="float" office:value="0" calcext:value-type="float">
            <text:p>0</text:p>
          </table:table-cell>
          <table:table-cell table:formula="of:=BITRSHIFT(BITAND([.$E85];[.$D$6]); [$Sheet1.$C$14] + [$Sheet1.$C$15])" office:value-type="float" office:value="0" calcext:value-type="float">
            <text:p>0</text:p>
          </table:table-cell>
          <table:table-cell table:formula="of:=BITRSHIFT(BITAND([.$E8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1];2)=&quot;0x&quot;; HEX2DEC(MID([Sheet1.F91];3;LEN([Sheet1.F91])-2)); [$Sheet1.F91])" office:value-type="float" office:value="0" calcext:value-type="float">
            <text:p>0</text:p>
          </table:table-cell>
          <table:table-cell table:number-columns-repeated="3"/>
          <table:table-cell table:formula="of:= BITAND([$intermediates.$E86];[.$D$4])" office:value-type="float" office:value="0" calcext:value-type="float">
            <text:p>0</text:p>
          </table:table-cell>
          <table:table-cell table:formula="of:=BITRSHIFT(BITAND([.$E86];[.$D$5]); [$Sheet1.$C$14])" office:value-type="float" office:value="0" calcext:value-type="float">
            <text:p>0</text:p>
          </table:table-cell>
          <table:table-cell table:formula="of:=BITRSHIFT(BITAND([.$E86];[.$D$6]); [$Sheet1.$C$14] + [$Sheet1.$C$15])" office:value-type="float" office:value="0" calcext:value-type="float">
            <text:p>0</text:p>
          </table:table-cell>
          <table:table-cell table:formula="of:=BITRSHIFT(BITAND([.$E8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2];2)=&quot;0x&quot;; HEX2DEC(MID([Sheet1.F92];3;LEN([Sheet1.F92])-2)); [$Sheet1.F92])" office:value-type="float" office:value="0" calcext:value-type="float">
            <text:p>0</text:p>
          </table:table-cell>
          <table:table-cell table:number-columns-repeated="3"/>
          <table:table-cell table:formula="of:= BITAND([$intermediates.$E87];[.$D$4])" office:value-type="float" office:value="0" calcext:value-type="float">
            <text:p>0</text:p>
          </table:table-cell>
          <table:table-cell table:formula="of:=BITRSHIFT(BITAND([.$E87];[.$D$5]); [$Sheet1.$C$14])" office:value-type="float" office:value="0" calcext:value-type="float">
            <text:p>0</text:p>
          </table:table-cell>
          <table:table-cell table:formula="of:=BITRSHIFT(BITAND([.$E87];[.$D$6]); [$Sheet1.$C$14] + [$Sheet1.$C$15])" office:value-type="float" office:value="0" calcext:value-type="float">
            <text:p>0</text:p>
          </table:table-cell>
          <table:table-cell table:formula="of:=BITRSHIFT(BITAND([.$E8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3];2)=&quot;0x&quot;; HEX2DEC(MID([Sheet1.F93];3;LEN([Sheet1.F93])-2)); [$Sheet1.F93])" office:value-type="float" office:value="0" calcext:value-type="float">
            <text:p>0</text:p>
          </table:table-cell>
          <table:table-cell table:number-columns-repeated="3"/>
          <table:table-cell table:formula="of:= BITAND([$intermediates.$E88];[.$D$4])" office:value-type="float" office:value="0" calcext:value-type="float">
            <text:p>0</text:p>
          </table:table-cell>
          <table:table-cell table:formula="of:=BITRSHIFT(BITAND([.$E88];[.$D$5]); [$Sheet1.$C$14])" office:value-type="float" office:value="0" calcext:value-type="float">
            <text:p>0</text:p>
          </table:table-cell>
          <table:table-cell table:formula="of:=BITRSHIFT(BITAND([.$E88];[.$D$6]); [$Sheet1.$C$14] + [$Sheet1.$C$15])" office:value-type="float" office:value="0" calcext:value-type="float">
            <text:p>0</text:p>
          </table:table-cell>
          <table:table-cell table:formula="of:=BITRSHIFT(BITAND([.$E8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4];2)=&quot;0x&quot;; HEX2DEC(MID([Sheet1.F94];3;LEN([Sheet1.F94])-2)); [$Sheet1.F94])" office:value-type="float" office:value="0" calcext:value-type="float">
            <text:p>0</text:p>
          </table:table-cell>
          <table:table-cell table:number-columns-repeated="3"/>
          <table:table-cell table:formula="of:= BITAND([$intermediates.$E89];[.$D$4])" office:value-type="float" office:value="0" calcext:value-type="float">
            <text:p>0</text:p>
          </table:table-cell>
          <table:table-cell table:formula="of:=BITRSHIFT(BITAND([.$E89];[.$D$5]); [$Sheet1.$C$14])" office:value-type="float" office:value="0" calcext:value-type="float">
            <text:p>0</text:p>
          </table:table-cell>
          <table:table-cell table:formula="of:=BITRSHIFT(BITAND([.$E89];[.$D$6]); [$Sheet1.$C$14] + [$Sheet1.$C$15])" office:value-type="float" office:value="0" calcext:value-type="float">
            <text:p>0</text:p>
          </table:table-cell>
          <table:table-cell table:formula="of:=BITRSHIFT(BITAND([.$E8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5];2)=&quot;0x&quot;; HEX2DEC(MID([Sheet1.F95];3;LEN([Sheet1.F95])-2)); [$Sheet1.F95])" office:value-type="float" office:value="0" calcext:value-type="float">
            <text:p>0</text:p>
          </table:table-cell>
          <table:table-cell table:number-columns-repeated="3"/>
          <table:table-cell table:formula="of:= BITAND([$intermediates.$E90];[.$D$4])" office:value-type="float" office:value="0" calcext:value-type="float">
            <text:p>0</text:p>
          </table:table-cell>
          <table:table-cell table:formula="of:=BITRSHIFT(BITAND([.$E90];[.$D$5]); [$Sheet1.$C$14])" office:value-type="float" office:value="0" calcext:value-type="float">
            <text:p>0</text:p>
          </table:table-cell>
          <table:table-cell table:formula="of:=BITRSHIFT(BITAND([.$E90];[.$D$6]); [$Sheet1.$C$14] + [$Sheet1.$C$15])" office:value-type="float" office:value="0" calcext:value-type="float">
            <text:p>0</text:p>
          </table:table-cell>
          <table:table-cell table:formula="of:=BITRSHIFT(BITAND([.$E9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6];2)=&quot;0x&quot;; HEX2DEC(MID([Sheet1.F96];3;LEN([Sheet1.F96])-2)); [$Sheet1.F96])" office:value-type="float" office:value="0" calcext:value-type="float">
            <text:p>0</text:p>
          </table:table-cell>
          <table:table-cell table:number-columns-repeated="3"/>
          <table:table-cell table:formula="of:= BITAND([$intermediates.$E91];[.$D$4])" office:value-type="float" office:value="0" calcext:value-type="float">
            <text:p>0</text:p>
          </table:table-cell>
          <table:table-cell table:formula="of:=BITRSHIFT(BITAND([.$E91];[.$D$5]); [$Sheet1.$C$14])" office:value-type="float" office:value="0" calcext:value-type="float">
            <text:p>0</text:p>
          </table:table-cell>
          <table:table-cell table:formula="of:=BITRSHIFT(BITAND([.$E91];[.$D$6]); [$Sheet1.$C$14] + [$Sheet1.$C$15])" office:value-type="float" office:value="0" calcext:value-type="float">
            <text:p>0</text:p>
          </table:table-cell>
          <table:table-cell table:formula="of:=BITRSHIFT(BITAND([.$E9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7];2)=&quot;0x&quot;; HEX2DEC(MID([Sheet1.F97];3;LEN([Sheet1.F97])-2)); [$Sheet1.F97])" office:value-type="float" office:value="0" calcext:value-type="float">
            <text:p>0</text:p>
          </table:table-cell>
          <table:table-cell table:number-columns-repeated="3"/>
          <table:table-cell table:formula="of:= BITAND([$intermediates.$E92];[.$D$4])" office:value-type="float" office:value="0" calcext:value-type="float">
            <text:p>0</text:p>
          </table:table-cell>
          <table:table-cell table:formula="of:=BITRSHIFT(BITAND([.$E92];[.$D$5]); [$Sheet1.$C$14])" office:value-type="float" office:value="0" calcext:value-type="float">
            <text:p>0</text:p>
          </table:table-cell>
          <table:table-cell table:formula="of:=BITRSHIFT(BITAND([.$E92];[.$D$6]); [$Sheet1.$C$14] + [$Sheet1.$C$15])" office:value-type="float" office:value="0" calcext:value-type="float">
            <text:p>0</text:p>
          </table:table-cell>
          <table:table-cell table:formula="of:=BITRSHIFT(BITAND([.$E9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8];2)=&quot;0x&quot;; HEX2DEC(MID([Sheet1.F98];3;LEN([Sheet1.F98])-2)); [$Sheet1.F98])" office:value-type="float" office:value="0" calcext:value-type="float">
            <text:p>0</text:p>
          </table:table-cell>
          <table:table-cell table:number-columns-repeated="3"/>
          <table:table-cell table:formula="of:= BITAND([$intermediates.$E93];[.$D$4])" office:value-type="float" office:value="0" calcext:value-type="float">
            <text:p>0</text:p>
          </table:table-cell>
          <table:table-cell table:formula="of:=BITRSHIFT(BITAND([.$E93];[.$D$5]); [$Sheet1.$C$14])" office:value-type="float" office:value="0" calcext:value-type="float">
            <text:p>0</text:p>
          </table:table-cell>
          <table:table-cell table:formula="of:=BITRSHIFT(BITAND([.$E93];[.$D$6]); [$Sheet1.$C$14] + [$Sheet1.$C$15])" office:value-type="float" office:value="0" calcext:value-type="float">
            <text:p>0</text:p>
          </table:table-cell>
          <table:table-cell table:formula="of:=BITRSHIFT(BITAND([.$E9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99];2)=&quot;0x&quot;; HEX2DEC(MID([Sheet1.F99];3;LEN([Sheet1.F99])-2)); [$Sheet1.F99])" office:value-type="float" office:value="0" calcext:value-type="float">
            <text:p>0</text:p>
          </table:table-cell>
          <table:table-cell table:number-columns-repeated="3"/>
          <table:table-cell table:formula="of:= BITAND([$intermediates.$E94];[.$D$4])" office:value-type="float" office:value="0" calcext:value-type="float">
            <text:p>0</text:p>
          </table:table-cell>
          <table:table-cell table:formula="of:=BITRSHIFT(BITAND([.$E94];[.$D$5]); [$Sheet1.$C$14])" office:value-type="float" office:value="0" calcext:value-type="float">
            <text:p>0</text:p>
          </table:table-cell>
          <table:table-cell table:formula="of:=BITRSHIFT(BITAND([.$E94];[.$D$6]); [$Sheet1.$C$14] + [$Sheet1.$C$15])" office:value-type="float" office:value="0" calcext:value-type="float">
            <text:p>0</text:p>
          </table:table-cell>
          <table:table-cell table:formula="of:=BITRSHIFT(BITAND([.$E9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0];2)=&quot;0x&quot;; HEX2DEC(MID([Sheet1.F100];3;LEN([Sheet1.F100])-2)); [$Sheet1.F100])" office:value-type="float" office:value="0" calcext:value-type="float">
            <text:p>0</text:p>
          </table:table-cell>
          <table:table-cell table:number-columns-repeated="3"/>
          <table:table-cell table:formula="of:= BITAND([$intermediates.$E95];[.$D$4])" office:value-type="float" office:value="0" calcext:value-type="float">
            <text:p>0</text:p>
          </table:table-cell>
          <table:table-cell table:formula="of:=BITRSHIFT(BITAND([.$E95];[.$D$5]); [$Sheet1.$C$14])" office:value-type="float" office:value="0" calcext:value-type="float">
            <text:p>0</text:p>
          </table:table-cell>
          <table:table-cell table:formula="of:=BITRSHIFT(BITAND([.$E95];[.$D$6]); [$Sheet1.$C$14] + [$Sheet1.$C$15])" office:value-type="float" office:value="0" calcext:value-type="float">
            <text:p>0</text:p>
          </table:table-cell>
          <table:table-cell table:formula="of:=BITRSHIFT(BITAND([.$E9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1];2)=&quot;0x&quot;; HEX2DEC(MID([Sheet1.F101];3;LEN([Sheet1.F101])-2)); [$Sheet1.F101])" office:value-type="float" office:value="0" calcext:value-type="float">
            <text:p>0</text:p>
          </table:table-cell>
          <table:table-cell table:number-columns-repeated="3"/>
          <table:table-cell table:formula="of:= BITAND([$intermediates.$E96];[.$D$4])" office:value-type="float" office:value="0" calcext:value-type="float">
            <text:p>0</text:p>
          </table:table-cell>
          <table:table-cell table:formula="of:=BITRSHIFT(BITAND([.$E96];[.$D$5]); [$Sheet1.$C$14])" office:value-type="float" office:value="0" calcext:value-type="float">
            <text:p>0</text:p>
          </table:table-cell>
          <table:table-cell table:formula="of:=BITRSHIFT(BITAND([.$E96];[.$D$6]); [$Sheet1.$C$14] + [$Sheet1.$C$15])" office:value-type="float" office:value="0" calcext:value-type="float">
            <text:p>0</text:p>
          </table:table-cell>
          <table:table-cell table:formula="of:=BITRSHIFT(BITAND([.$E9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2];2)=&quot;0x&quot;; HEX2DEC(MID([Sheet1.F102];3;LEN([Sheet1.F102])-2)); [$Sheet1.F102])" office:value-type="float" office:value="0" calcext:value-type="float">
            <text:p>0</text:p>
          </table:table-cell>
          <table:table-cell table:number-columns-repeated="3"/>
          <table:table-cell table:formula="of:= BITAND([$intermediates.$E97];[.$D$4])" office:value-type="float" office:value="0" calcext:value-type="float">
            <text:p>0</text:p>
          </table:table-cell>
          <table:table-cell table:formula="of:=BITRSHIFT(BITAND([.$E97];[.$D$5]); [$Sheet1.$C$14])" office:value-type="float" office:value="0" calcext:value-type="float">
            <text:p>0</text:p>
          </table:table-cell>
          <table:table-cell table:formula="of:=BITRSHIFT(BITAND([.$E97];[.$D$6]); [$Sheet1.$C$14] + [$Sheet1.$C$15])" office:value-type="float" office:value="0" calcext:value-type="float">
            <text:p>0</text:p>
          </table:table-cell>
          <table:table-cell table:formula="of:=BITRSHIFT(BITAND([.$E9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3];2)=&quot;0x&quot;; HEX2DEC(MID([Sheet1.F103];3;LEN([Sheet1.F103])-2)); [$Sheet1.F103])" office:value-type="float" office:value="0" calcext:value-type="float">
            <text:p>0</text:p>
          </table:table-cell>
          <table:table-cell table:number-columns-repeated="3"/>
          <table:table-cell table:formula="of:= BITAND([$intermediates.$E98];[.$D$4])" office:value-type="float" office:value="0" calcext:value-type="float">
            <text:p>0</text:p>
          </table:table-cell>
          <table:table-cell table:formula="of:=BITRSHIFT(BITAND([.$E98];[.$D$5]); [$Sheet1.$C$14])" office:value-type="float" office:value="0" calcext:value-type="float">
            <text:p>0</text:p>
          </table:table-cell>
          <table:table-cell table:formula="of:=BITRSHIFT(BITAND([.$E98];[.$D$6]); [$Sheet1.$C$14] + [$Sheet1.$C$15])" office:value-type="float" office:value="0" calcext:value-type="float">
            <text:p>0</text:p>
          </table:table-cell>
          <table:table-cell table:formula="of:=BITRSHIFT(BITAND([.$E9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4];2)=&quot;0x&quot;; HEX2DEC(MID([Sheet1.F104];3;LEN([Sheet1.F104])-2)); [$Sheet1.F104])" office:value-type="float" office:value="0" calcext:value-type="float">
            <text:p>0</text:p>
          </table:table-cell>
          <table:table-cell table:number-columns-repeated="3"/>
          <table:table-cell table:formula="of:= BITAND([$intermediates.$E99];[.$D$4])" office:value-type="float" office:value="0" calcext:value-type="float">
            <text:p>0</text:p>
          </table:table-cell>
          <table:table-cell table:formula="of:=BITRSHIFT(BITAND([.$E99];[.$D$5]); [$Sheet1.$C$14])" office:value-type="float" office:value="0" calcext:value-type="float">
            <text:p>0</text:p>
          </table:table-cell>
          <table:table-cell table:formula="of:=BITRSHIFT(BITAND([.$E99];[.$D$6]); [$Sheet1.$C$14] + [$Sheet1.$C$15])" office:value-type="float" office:value="0" calcext:value-type="float">
            <text:p>0</text:p>
          </table:table-cell>
          <table:table-cell table:formula="of:=BITRSHIFT(BITAND([.$E9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5];2)=&quot;0x&quot;; HEX2DEC(MID([Sheet1.F105];3;LEN([Sheet1.F105])-2)); [$Sheet1.F105])" office:value-type="float" office:value="0" calcext:value-type="float">
            <text:p>0</text:p>
          </table:table-cell>
          <table:table-cell table:number-columns-repeated="3"/>
          <table:table-cell table:formula="of:= BITAND([$intermediates.$E100];[.$D$4])" office:value-type="float" office:value="0" calcext:value-type="float">
            <text:p>0</text:p>
          </table:table-cell>
          <table:table-cell table:formula="of:=BITRSHIFT(BITAND([.$E100];[.$D$5]); [$Sheet1.$C$14])" office:value-type="float" office:value="0" calcext:value-type="float">
            <text:p>0</text:p>
          </table:table-cell>
          <table:table-cell table:formula="of:=BITRSHIFT(BITAND([.$E100];[.$D$6]); [$Sheet1.$C$14] + [$Sheet1.$C$15])" office:value-type="float" office:value="0" calcext:value-type="float">
            <text:p>0</text:p>
          </table:table-cell>
          <table:table-cell table:formula="of:=BITRSHIFT(BITAND([.$E10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6];2)=&quot;0x&quot;; HEX2DEC(MID([Sheet1.F106];3;LEN([Sheet1.F106])-2)); [$Sheet1.F106])" office:value-type="float" office:value="0" calcext:value-type="float">
            <text:p>0</text:p>
          </table:table-cell>
          <table:table-cell table:number-columns-repeated="3"/>
          <table:table-cell table:formula="of:= BITAND([$intermediates.$E101];[.$D$4])" office:value-type="float" office:value="0" calcext:value-type="float">
            <text:p>0</text:p>
          </table:table-cell>
          <table:table-cell table:formula="of:=BITRSHIFT(BITAND([.$E101];[.$D$5]); [$Sheet1.$C$14])" office:value-type="float" office:value="0" calcext:value-type="float">
            <text:p>0</text:p>
          </table:table-cell>
          <table:table-cell table:formula="of:=BITRSHIFT(BITAND([.$E101];[.$D$6]); [$Sheet1.$C$14] + [$Sheet1.$C$15])" office:value-type="float" office:value="0" calcext:value-type="float">
            <text:p>0</text:p>
          </table:table-cell>
          <table:table-cell table:formula="of:=BITRSHIFT(BITAND([.$E10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7];2)=&quot;0x&quot;; HEX2DEC(MID([Sheet1.F107];3;LEN([Sheet1.F107])-2)); [$Sheet1.F107])" office:value-type="float" office:value="0" calcext:value-type="float">
            <text:p>0</text:p>
          </table:table-cell>
          <table:table-cell table:number-columns-repeated="3"/>
          <table:table-cell table:formula="of:= BITAND([$intermediates.$E102];[.$D$4])" office:value-type="float" office:value="0" calcext:value-type="float">
            <text:p>0</text:p>
          </table:table-cell>
          <table:table-cell table:formula="of:=BITRSHIFT(BITAND([.$E102];[.$D$5]); [$Sheet1.$C$14])" office:value-type="float" office:value="0" calcext:value-type="float">
            <text:p>0</text:p>
          </table:table-cell>
          <table:table-cell table:formula="of:=BITRSHIFT(BITAND([.$E102];[.$D$6]); [$Sheet1.$C$14] + [$Sheet1.$C$15])" office:value-type="float" office:value="0" calcext:value-type="float">
            <text:p>0</text:p>
          </table:table-cell>
          <table:table-cell table:formula="of:=BITRSHIFT(BITAND([.$E10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8];2)=&quot;0x&quot;; HEX2DEC(MID([Sheet1.F108];3;LEN([Sheet1.F108])-2)); [$Sheet1.F108])" office:value-type="float" office:value="0" calcext:value-type="float">
            <text:p>0</text:p>
          </table:table-cell>
          <table:table-cell table:number-columns-repeated="3"/>
          <table:table-cell table:formula="of:= BITAND([$intermediates.$E103];[.$D$4])" office:value-type="float" office:value="0" calcext:value-type="float">
            <text:p>0</text:p>
          </table:table-cell>
          <table:table-cell table:formula="of:=BITRSHIFT(BITAND([.$E103];[.$D$5]); [$Sheet1.$C$14])" office:value-type="float" office:value="0" calcext:value-type="float">
            <text:p>0</text:p>
          </table:table-cell>
          <table:table-cell table:formula="of:=BITRSHIFT(BITAND([.$E103];[.$D$6]); [$Sheet1.$C$14] + [$Sheet1.$C$15])" office:value-type="float" office:value="0" calcext:value-type="float">
            <text:p>0</text:p>
          </table:table-cell>
          <table:table-cell table:formula="of:=BITRSHIFT(BITAND([.$E10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09];2)=&quot;0x&quot;; HEX2DEC(MID([Sheet1.F109];3;LEN([Sheet1.F109])-2)); [$Sheet1.F109])" office:value-type="float" office:value="0" calcext:value-type="float">
            <text:p>0</text:p>
          </table:table-cell>
          <table:table-cell table:number-columns-repeated="3"/>
          <table:table-cell table:formula="of:= BITAND([$intermediates.$E104];[.$D$4])" office:value-type="float" office:value="0" calcext:value-type="float">
            <text:p>0</text:p>
          </table:table-cell>
          <table:table-cell table:formula="of:=BITRSHIFT(BITAND([.$E104];[.$D$5]); [$Sheet1.$C$14])" office:value-type="float" office:value="0" calcext:value-type="float">
            <text:p>0</text:p>
          </table:table-cell>
          <table:table-cell table:formula="of:=BITRSHIFT(BITAND([.$E104];[.$D$6]); [$Sheet1.$C$14] + [$Sheet1.$C$15])" office:value-type="float" office:value="0" calcext:value-type="float">
            <text:p>0</text:p>
          </table:table-cell>
          <table:table-cell table:formula="of:=BITRSHIFT(BITAND([.$E10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0];2)=&quot;0x&quot;; HEX2DEC(MID([Sheet1.F110];3;LEN([Sheet1.F110])-2)); [$Sheet1.F110])" office:value-type="float" office:value="0" calcext:value-type="float">
            <text:p>0</text:p>
          </table:table-cell>
          <table:table-cell table:number-columns-repeated="3"/>
          <table:table-cell table:formula="of:= BITAND([$intermediates.$E105];[.$D$4])" office:value-type="float" office:value="0" calcext:value-type="float">
            <text:p>0</text:p>
          </table:table-cell>
          <table:table-cell table:formula="of:=BITRSHIFT(BITAND([.$E105];[.$D$5]); [$Sheet1.$C$14])" office:value-type="float" office:value="0" calcext:value-type="float">
            <text:p>0</text:p>
          </table:table-cell>
          <table:table-cell table:formula="of:=BITRSHIFT(BITAND([.$E105];[.$D$6]); [$Sheet1.$C$14] + [$Sheet1.$C$15])" office:value-type="float" office:value="0" calcext:value-type="float">
            <text:p>0</text:p>
          </table:table-cell>
          <table:table-cell table:formula="of:=BITRSHIFT(BITAND([.$E10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1];2)=&quot;0x&quot;; HEX2DEC(MID([Sheet1.F111];3;LEN([Sheet1.F111])-2)); [$Sheet1.F111])" office:value-type="float" office:value="0" calcext:value-type="float">
            <text:p>0</text:p>
          </table:table-cell>
          <table:table-cell table:number-columns-repeated="3"/>
          <table:table-cell table:formula="of:= BITAND([$intermediates.$E106];[.$D$4])" office:value-type="float" office:value="0" calcext:value-type="float">
            <text:p>0</text:p>
          </table:table-cell>
          <table:table-cell table:formula="of:=BITRSHIFT(BITAND([.$E106];[.$D$5]); [$Sheet1.$C$14])" office:value-type="float" office:value="0" calcext:value-type="float">
            <text:p>0</text:p>
          </table:table-cell>
          <table:table-cell table:formula="of:=BITRSHIFT(BITAND([.$E106];[.$D$6]); [$Sheet1.$C$14] + [$Sheet1.$C$15])" office:value-type="float" office:value="0" calcext:value-type="float">
            <text:p>0</text:p>
          </table:table-cell>
          <table:table-cell table:formula="of:=BITRSHIFT(BITAND([.$E10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2];2)=&quot;0x&quot;; HEX2DEC(MID([Sheet1.F112];3;LEN([Sheet1.F112])-2)); [$Sheet1.F112])" office:value-type="float" office:value="0" calcext:value-type="float">
            <text:p>0</text:p>
          </table:table-cell>
          <table:table-cell table:number-columns-repeated="3"/>
          <table:table-cell table:formula="of:= BITAND([$intermediates.$E107];[.$D$4])" office:value-type="float" office:value="0" calcext:value-type="float">
            <text:p>0</text:p>
          </table:table-cell>
          <table:table-cell table:formula="of:=BITRSHIFT(BITAND([.$E107];[.$D$5]); [$Sheet1.$C$14])" office:value-type="float" office:value="0" calcext:value-type="float">
            <text:p>0</text:p>
          </table:table-cell>
          <table:table-cell table:formula="of:=BITRSHIFT(BITAND([.$E107];[.$D$6]); [$Sheet1.$C$14] + [$Sheet1.$C$15])" office:value-type="float" office:value="0" calcext:value-type="float">
            <text:p>0</text:p>
          </table:table-cell>
          <table:table-cell table:formula="of:=BITRSHIFT(BITAND([.$E10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3];2)=&quot;0x&quot;; HEX2DEC(MID([Sheet1.F113];3;LEN([Sheet1.F113])-2)); [$Sheet1.F113])" office:value-type="float" office:value="0" calcext:value-type="float">
            <text:p>0</text:p>
          </table:table-cell>
          <table:table-cell table:number-columns-repeated="3"/>
          <table:table-cell table:formula="of:= BITAND([$intermediates.$E108];[.$D$4])" office:value-type="float" office:value="0" calcext:value-type="float">
            <text:p>0</text:p>
          </table:table-cell>
          <table:table-cell table:formula="of:=BITRSHIFT(BITAND([.$E108];[.$D$5]); [$Sheet1.$C$14])" office:value-type="float" office:value="0" calcext:value-type="float">
            <text:p>0</text:p>
          </table:table-cell>
          <table:table-cell table:formula="of:=BITRSHIFT(BITAND([.$E108];[.$D$6]); [$Sheet1.$C$14] + [$Sheet1.$C$15])" office:value-type="float" office:value="0" calcext:value-type="float">
            <text:p>0</text:p>
          </table:table-cell>
          <table:table-cell table:formula="of:=BITRSHIFT(BITAND([.$E10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4];2)=&quot;0x&quot;; HEX2DEC(MID([Sheet1.F114];3;LEN([Sheet1.F114])-2)); [$Sheet1.F114])" office:value-type="float" office:value="0" calcext:value-type="float">
            <text:p>0</text:p>
          </table:table-cell>
          <table:table-cell table:number-columns-repeated="3"/>
          <table:table-cell table:formula="of:= BITAND([$intermediates.$E109];[.$D$4])" office:value-type="float" office:value="0" calcext:value-type="float">
            <text:p>0</text:p>
          </table:table-cell>
          <table:table-cell table:formula="of:=BITRSHIFT(BITAND([.$E109];[.$D$5]); [$Sheet1.$C$14])" office:value-type="float" office:value="0" calcext:value-type="float">
            <text:p>0</text:p>
          </table:table-cell>
          <table:table-cell table:formula="of:=BITRSHIFT(BITAND([.$E109];[.$D$6]); [$Sheet1.$C$14] + [$Sheet1.$C$15])" office:value-type="float" office:value="0" calcext:value-type="float">
            <text:p>0</text:p>
          </table:table-cell>
          <table:table-cell table:formula="of:=BITRSHIFT(BITAND([.$E10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5];2)=&quot;0x&quot;; HEX2DEC(MID([Sheet1.F115];3;LEN([Sheet1.F115])-2)); [$Sheet1.F115])" office:value-type="float" office:value="0" calcext:value-type="float">
            <text:p>0</text:p>
          </table:table-cell>
          <table:table-cell table:number-columns-repeated="3"/>
          <table:table-cell table:formula="of:= BITAND([$intermediates.$E110];[.$D$4])" office:value-type="float" office:value="0" calcext:value-type="float">
            <text:p>0</text:p>
          </table:table-cell>
          <table:table-cell table:formula="of:=BITRSHIFT(BITAND([.$E110];[.$D$5]); [$Sheet1.$C$14])" office:value-type="float" office:value="0" calcext:value-type="float">
            <text:p>0</text:p>
          </table:table-cell>
          <table:table-cell table:formula="of:=BITRSHIFT(BITAND([.$E110];[.$D$6]); [$Sheet1.$C$14] + [$Sheet1.$C$15])" office:value-type="float" office:value="0" calcext:value-type="float">
            <text:p>0</text:p>
          </table:table-cell>
          <table:table-cell table:formula="of:=BITRSHIFT(BITAND([.$E11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6];2)=&quot;0x&quot;; HEX2DEC(MID([Sheet1.F116];3;LEN([Sheet1.F116])-2)); [$Sheet1.F116])" office:value-type="float" office:value="0" calcext:value-type="float">
            <text:p>0</text:p>
          </table:table-cell>
          <table:table-cell table:number-columns-repeated="3"/>
          <table:table-cell table:formula="of:= BITAND([$intermediates.$E111];[.$D$4])" office:value-type="float" office:value="0" calcext:value-type="float">
            <text:p>0</text:p>
          </table:table-cell>
          <table:table-cell table:formula="of:=BITRSHIFT(BITAND([.$E111];[.$D$5]); [$Sheet1.$C$14])" office:value-type="float" office:value="0" calcext:value-type="float">
            <text:p>0</text:p>
          </table:table-cell>
          <table:table-cell table:formula="of:=BITRSHIFT(BITAND([.$E111];[.$D$6]); [$Sheet1.$C$14] + [$Sheet1.$C$15])" office:value-type="float" office:value="0" calcext:value-type="float">
            <text:p>0</text:p>
          </table:table-cell>
          <table:table-cell table:formula="of:=BITRSHIFT(BITAND([.$E11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7];2)=&quot;0x&quot;; HEX2DEC(MID([Sheet1.F117];3;LEN([Sheet1.F117])-2)); [$Sheet1.F117])" office:value-type="float" office:value="0" calcext:value-type="float">
            <text:p>0</text:p>
          </table:table-cell>
          <table:table-cell table:number-columns-repeated="3"/>
          <table:table-cell table:formula="of:= BITAND([$intermediates.$E112];[.$D$4])" office:value-type="float" office:value="0" calcext:value-type="float">
            <text:p>0</text:p>
          </table:table-cell>
          <table:table-cell table:formula="of:=BITRSHIFT(BITAND([.$E112];[.$D$5]); [$Sheet1.$C$14])" office:value-type="float" office:value="0" calcext:value-type="float">
            <text:p>0</text:p>
          </table:table-cell>
          <table:table-cell table:formula="of:=BITRSHIFT(BITAND([.$E112];[.$D$6]); [$Sheet1.$C$14] + [$Sheet1.$C$15])" office:value-type="float" office:value="0" calcext:value-type="float">
            <text:p>0</text:p>
          </table:table-cell>
          <table:table-cell table:formula="of:=BITRSHIFT(BITAND([.$E1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8];2)=&quot;0x&quot;; HEX2DEC(MID([Sheet1.F118];3;LEN([Sheet1.F118])-2)); [$Sheet1.F118])" office:value-type="float" office:value="0" calcext:value-type="float">
            <text:p>0</text:p>
          </table:table-cell>
          <table:table-cell table:number-columns-repeated="3"/>
          <table:table-cell table:formula="of:= BITAND([$intermediates.$E113];[.$D$4])" office:value-type="float" office:value="0" calcext:value-type="float">
            <text:p>0</text:p>
          </table:table-cell>
          <table:table-cell table:formula="of:=BITRSHIFT(BITAND([.$E113];[.$D$5]); [$Sheet1.$C$14])" office:value-type="float" office:value="0" calcext:value-type="float">
            <text:p>0</text:p>
          </table:table-cell>
          <table:table-cell table:formula="of:=BITRSHIFT(BITAND([.$E113];[.$D$6]); [$Sheet1.$C$14] + [$Sheet1.$C$15])" office:value-type="float" office:value="0" calcext:value-type="float">
            <text:p>0</text:p>
          </table:table-cell>
          <table:table-cell table:formula="of:=BITRSHIFT(BITAND([.$E1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19];2)=&quot;0x&quot;; HEX2DEC(MID([Sheet1.F119];3;LEN([Sheet1.F119])-2)); [$Sheet1.F119])" office:value-type="float" office:value="0" calcext:value-type="float">
            <text:p>0</text:p>
          </table:table-cell>
          <table:table-cell table:number-columns-repeated="3"/>
          <table:table-cell table:formula="of:= BITAND([$intermediates.$E114];[.$D$4])" office:value-type="float" office:value="0" calcext:value-type="float">
            <text:p>0</text:p>
          </table:table-cell>
          <table:table-cell table:formula="of:=BITRSHIFT(BITAND([.$E114];[.$D$5]); [$Sheet1.$C$14])" office:value-type="float" office:value="0" calcext:value-type="float">
            <text:p>0</text:p>
          </table:table-cell>
          <table:table-cell table:formula="of:=BITRSHIFT(BITAND([.$E114];[.$D$6]); [$Sheet1.$C$14] + [$Sheet1.$C$15])" office:value-type="float" office:value="0" calcext:value-type="float">
            <text:p>0</text:p>
          </table:table-cell>
          <table:table-cell table:formula="of:=BITRSHIFT(BITAND([.$E1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0];2)=&quot;0x&quot;; HEX2DEC(MID([Sheet1.F120];3;LEN([Sheet1.F120])-2)); [$Sheet1.F120])" office:value-type="float" office:value="0" calcext:value-type="float">
            <text:p>0</text:p>
          </table:table-cell>
          <table:table-cell table:number-columns-repeated="3"/>
          <table:table-cell table:formula="of:= BITAND([$intermediates.$E115];[.$D$4])" office:value-type="float" office:value="0" calcext:value-type="float">
            <text:p>0</text:p>
          </table:table-cell>
          <table:table-cell table:formula="of:=BITRSHIFT(BITAND([.$E115];[.$D$5]); [$Sheet1.$C$14])" office:value-type="float" office:value="0" calcext:value-type="float">
            <text:p>0</text:p>
          </table:table-cell>
          <table:table-cell table:formula="of:=BITRSHIFT(BITAND([.$E115];[.$D$6]); [$Sheet1.$C$14] + [$Sheet1.$C$15])" office:value-type="float" office:value="0" calcext:value-type="float">
            <text:p>0</text:p>
          </table:table-cell>
          <table:table-cell table:formula="of:=BITRSHIFT(BITAND([.$E1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1];2)=&quot;0x&quot;; HEX2DEC(MID([Sheet1.F121];3;LEN([Sheet1.F121])-2)); [$Sheet1.F121])" office:value-type="float" office:value="0" calcext:value-type="float">
            <text:p>0</text:p>
          </table:table-cell>
          <table:table-cell table:number-columns-repeated="3"/>
          <table:table-cell table:formula="of:= BITAND([$intermediates.$E116];[.$D$4])" office:value-type="float" office:value="0" calcext:value-type="float">
            <text:p>0</text:p>
          </table:table-cell>
          <table:table-cell table:formula="of:=BITRSHIFT(BITAND([.$E116];[.$D$5]); [$Sheet1.$C$14])" office:value-type="float" office:value="0" calcext:value-type="float">
            <text:p>0</text:p>
          </table:table-cell>
          <table:table-cell table:formula="of:=BITRSHIFT(BITAND([.$E116];[.$D$6]); [$Sheet1.$C$14] + [$Sheet1.$C$15])" office:value-type="float" office:value="0" calcext:value-type="float">
            <text:p>0</text:p>
          </table:table-cell>
          <table:table-cell table:formula="of:=BITRSHIFT(BITAND([.$E1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2];2)=&quot;0x&quot;; HEX2DEC(MID([Sheet1.F122];3;LEN([Sheet1.F122])-2)); [$Sheet1.F122])" office:value-type="float" office:value="0" calcext:value-type="float">
            <text:p>0</text:p>
          </table:table-cell>
          <table:table-cell table:number-columns-repeated="3"/>
          <table:table-cell table:formula="of:= BITAND([$intermediates.$E117];[.$D$4])" office:value-type="float" office:value="0" calcext:value-type="float">
            <text:p>0</text:p>
          </table:table-cell>
          <table:table-cell table:formula="of:=BITRSHIFT(BITAND([.$E117];[.$D$5]); [$Sheet1.$C$14])" office:value-type="float" office:value="0" calcext:value-type="float">
            <text:p>0</text:p>
          </table:table-cell>
          <table:table-cell table:formula="of:=BITRSHIFT(BITAND([.$E117];[.$D$6]); [$Sheet1.$C$14] + [$Sheet1.$C$15])" office:value-type="float" office:value="0" calcext:value-type="float">
            <text:p>0</text:p>
          </table:table-cell>
          <table:table-cell table:formula="of:=BITRSHIFT(BITAND([.$E1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3];2)=&quot;0x&quot;; HEX2DEC(MID([Sheet1.F123];3;LEN([Sheet1.F123])-2)); [$Sheet1.F123])" office:value-type="float" office:value="0" calcext:value-type="float">
            <text:p>0</text:p>
          </table:table-cell>
          <table:table-cell table:number-columns-repeated="3"/>
          <table:table-cell table:formula="of:= BITAND([$intermediates.$E118];[.$D$4])" office:value-type="float" office:value="0" calcext:value-type="float">
            <text:p>0</text:p>
          </table:table-cell>
          <table:table-cell table:formula="of:=BITRSHIFT(BITAND([.$E118];[.$D$5]); [$Sheet1.$C$14])" office:value-type="float" office:value="0" calcext:value-type="float">
            <text:p>0</text:p>
          </table:table-cell>
          <table:table-cell table:formula="of:=BITRSHIFT(BITAND([.$E118];[.$D$6]); [$Sheet1.$C$14] + [$Sheet1.$C$15])" office:value-type="float" office:value="0" calcext:value-type="float">
            <text:p>0</text:p>
          </table:table-cell>
          <table:table-cell table:formula="of:=BITRSHIFT(BITAND([.$E1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4];2)=&quot;0x&quot;; HEX2DEC(MID([Sheet1.F124];3;LEN([Sheet1.F124])-2)); [$Sheet1.F124])" office:value-type="float" office:value="0" calcext:value-type="float">
            <text:p>0</text:p>
          </table:table-cell>
          <table:table-cell table:number-columns-repeated="3"/>
          <table:table-cell table:formula="of:= BITAND([$intermediates.$E119];[.$D$4])" office:value-type="float" office:value="0" calcext:value-type="float">
            <text:p>0</text:p>
          </table:table-cell>
          <table:table-cell table:formula="of:=BITRSHIFT(BITAND([.$E119];[.$D$5]); [$Sheet1.$C$14])" office:value-type="float" office:value="0" calcext:value-type="float">
            <text:p>0</text:p>
          </table:table-cell>
          <table:table-cell table:formula="of:=BITRSHIFT(BITAND([.$E119];[.$D$6]); [$Sheet1.$C$14] + [$Sheet1.$C$15])" office:value-type="float" office:value="0" calcext:value-type="float">
            <text:p>0</text:p>
          </table:table-cell>
          <table:table-cell table:formula="of:=BITRSHIFT(BITAND([.$E1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5];2)=&quot;0x&quot;; HEX2DEC(MID([Sheet1.F125];3;LEN([Sheet1.F125])-2)); [$Sheet1.F125])" office:value-type="float" office:value="0" calcext:value-type="float">
            <text:p>0</text:p>
          </table:table-cell>
          <table:table-cell table:number-columns-repeated="3"/>
          <table:table-cell table:formula="of:= BITAND([$intermediates.$E120];[.$D$4])" office:value-type="float" office:value="0" calcext:value-type="float">
            <text:p>0</text:p>
          </table:table-cell>
          <table:table-cell table:formula="of:=BITRSHIFT(BITAND([.$E120];[.$D$5]); [$Sheet1.$C$14])" office:value-type="float" office:value="0" calcext:value-type="float">
            <text:p>0</text:p>
          </table:table-cell>
          <table:table-cell table:formula="of:=BITRSHIFT(BITAND([.$E120];[.$D$6]); [$Sheet1.$C$14] + [$Sheet1.$C$15])" office:value-type="float" office:value="0" calcext:value-type="float">
            <text:p>0</text:p>
          </table:table-cell>
          <table:table-cell table:formula="of:=BITRSHIFT(BITAND([.$E1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6];2)=&quot;0x&quot;; HEX2DEC(MID([Sheet1.F126];3;LEN([Sheet1.F126])-2)); [$Sheet1.F126])" office:value-type="float" office:value="0" calcext:value-type="float">
            <text:p>0</text:p>
          </table:table-cell>
          <table:table-cell table:number-columns-repeated="3"/>
          <table:table-cell table:formula="of:= BITAND([$intermediates.$E121];[.$D$4])" office:value-type="float" office:value="0" calcext:value-type="float">
            <text:p>0</text:p>
          </table:table-cell>
          <table:table-cell table:formula="of:=BITRSHIFT(BITAND([.$E121];[.$D$5]); [$Sheet1.$C$14])" office:value-type="float" office:value="0" calcext:value-type="float">
            <text:p>0</text:p>
          </table:table-cell>
          <table:table-cell table:formula="of:=BITRSHIFT(BITAND([.$E121];[.$D$6]); [$Sheet1.$C$14] + [$Sheet1.$C$15])" office:value-type="float" office:value="0" calcext:value-type="float">
            <text:p>0</text:p>
          </table:table-cell>
          <table:table-cell table:formula="of:=BITRSHIFT(BITAND([.$E1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7];2)=&quot;0x&quot;; HEX2DEC(MID([Sheet1.F127];3;LEN([Sheet1.F127])-2)); [$Sheet1.F127])" office:value-type="float" office:value="0" calcext:value-type="float">
            <text:p>0</text:p>
          </table:table-cell>
          <table:table-cell table:number-columns-repeated="3"/>
          <table:table-cell table:formula="of:= BITAND([$intermediates.$E122];[.$D$4])" office:value-type="float" office:value="0" calcext:value-type="float">
            <text:p>0</text:p>
          </table:table-cell>
          <table:table-cell table:formula="of:=BITRSHIFT(BITAND([.$E122];[.$D$5]); [$Sheet1.$C$14])" office:value-type="float" office:value="0" calcext:value-type="float">
            <text:p>0</text:p>
          </table:table-cell>
          <table:table-cell table:formula="of:=BITRSHIFT(BITAND([.$E122];[.$D$6]); [$Sheet1.$C$14] + [$Sheet1.$C$15])" office:value-type="float" office:value="0" calcext:value-type="float">
            <text:p>0</text:p>
          </table:table-cell>
          <table:table-cell table:formula="of:=BITRSHIFT(BITAND([.$E1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8];2)=&quot;0x&quot;; HEX2DEC(MID([Sheet1.F128];3;LEN([Sheet1.F128])-2)); [$Sheet1.F128])" office:value-type="float" office:value="0" calcext:value-type="float">
            <text:p>0</text:p>
          </table:table-cell>
          <table:table-cell table:number-columns-repeated="3"/>
          <table:table-cell table:formula="of:= BITAND([$intermediates.$E123];[.$D$4])" office:value-type="float" office:value="0" calcext:value-type="float">
            <text:p>0</text:p>
          </table:table-cell>
          <table:table-cell table:formula="of:=BITRSHIFT(BITAND([.$E123];[.$D$5]); [$Sheet1.$C$14])" office:value-type="float" office:value="0" calcext:value-type="float">
            <text:p>0</text:p>
          </table:table-cell>
          <table:table-cell table:formula="of:=BITRSHIFT(BITAND([.$E123];[.$D$6]); [$Sheet1.$C$14] + [$Sheet1.$C$15])" office:value-type="float" office:value="0" calcext:value-type="float">
            <text:p>0</text:p>
          </table:table-cell>
          <table:table-cell table:formula="of:=BITRSHIFT(BITAND([.$E1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29];2)=&quot;0x&quot;; HEX2DEC(MID([Sheet1.F129];3;LEN([Sheet1.F129])-2)); [$Sheet1.F129])" office:value-type="float" office:value="0" calcext:value-type="float">
            <text:p>0</text:p>
          </table:table-cell>
          <table:table-cell table:number-columns-repeated="3"/>
          <table:table-cell table:formula="of:= BITAND([$intermediates.$E124];[.$D$4])" office:value-type="float" office:value="0" calcext:value-type="float">
            <text:p>0</text:p>
          </table:table-cell>
          <table:table-cell table:formula="of:=BITRSHIFT(BITAND([.$E124];[.$D$5]); [$Sheet1.$C$14])" office:value-type="float" office:value="0" calcext:value-type="float">
            <text:p>0</text:p>
          </table:table-cell>
          <table:table-cell table:formula="of:=BITRSHIFT(BITAND([.$E124];[.$D$6]); [$Sheet1.$C$14] + [$Sheet1.$C$15])" office:value-type="float" office:value="0" calcext:value-type="float">
            <text:p>0</text:p>
          </table:table-cell>
          <table:table-cell table:formula="of:=BITRSHIFT(BITAND([.$E1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0];2)=&quot;0x&quot;; HEX2DEC(MID([Sheet1.F130];3;LEN([Sheet1.F130])-2)); [$Sheet1.F130])" office:value-type="float" office:value="0" calcext:value-type="float">
            <text:p>0</text:p>
          </table:table-cell>
          <table:table-cell table:number-columns-repeated="3"/>
          <table:table-cell table:formula="of:= BITAND([$intermediates.$E125];[.$D$4])" office:value-type="float" office:value="0" calcext:value-type="float">
            <text:p>0</text:p>
          </table:table-cell>
          <table:table-cell table:formula="of:=BITRSHIFT(BITAND([.$E125];[.$D$5]); [$Sheet1.$C$14])" office:value-type="float" office:value="0" calcext:value-type="float">
            <text:p>0</text:p>
          </table:table-cell>
          <table:table-cell table:formula="of:=BITRSHIFT(BITAND([.$E125];[.$D$6]); [$Sheet1.$C$14] + [$Sheet1.$C$15])" office:value-type="float" office:value="0" calcext:value-type="float">
            <text:p>0</text:p>
          </table:table-cell>
          <table:table-cell table:formula="of:=BITRSHIFT(BITAND([.$E1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1];2)=&quot;0x&quot;; HEX2DEC(MID([Sheet1.F131];3;LEN([Sheet1.F131])-2)); [$Sheet1.F131])" office:value-type="float" office:value="0" calcext:value-type="float">
            <text:p>0</text:p>
          </table:table-cell>
          <table:table-cell table:number-columns-repeated="3"/>
          <table:table-cell table:formula="of:= BITAND([$intermediates.$E126];[.$D$4])" office:value-type="float" office:value="0" calcext:value-type="float">
            <text:p>0</text:p>
          </table:table-cell>
          <table:table-cell table:formula="of:=BITRSHIFT(BITAND([.$E126];[.$D$5]); [$Sheet1.$C$14])" office:value-type="float" office:value="0" calcext:value-type="float">
            <text:p>0</text:p>
          </table:table-cell>
          <table:table-cell table:formula="of:=BITRSHIFT(BITAND([.$E126];[.$D$6]); [$Sheet1.$C$14] + [$Sheet1.$C$15])" office:value-type="float" office:value="0" calcext:value-type="float">
            <text:p>0</text:p>
          </table:table-cell>
          <table:table-cell table:formula="of:=BITRSHIFT(BITAND([.$E1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2];2)=&quot;0x&quot;; HEX2DEC(MID([Sheet1.F132];3;LEN([Sheet1.F132])-2)); [$Sheet1.F132])" office:value-type="float" office:value="0" calcext:value-type="float">
            <text:p>0</text:p>
          </table:table-cell>
          <table:table-cell table:number-columns-repeated="3"/>
          <table:table-cell table:formula="of:= BITAND([$intermediates.$E127];[.$D$4])" office:value-type="float" office:value="0" calcext:value-type="float">
            <text:p>0</text:p>
          </table:table-cell>
          <table:table-cell table:formula="of:=BITRSHIFT(BITAND([.$E127];[.$D$5]); [$Sheet1.$C$14])" office:value-type="float" office:value="0" calcext:value-type="float">
            <text:p>0</text:p>
          </table:table-cell>
          <table:table-cell table:formula="of:=BITRSHIFT(BITAND([.$E127];[.$D$6]); [$Sheet1.$C$14] + [$Sheet1.$C$15])" office:value-type="float" office:value="0" calcext:value-type="float">
            <text:p>0</text:p>
          </table:table-cell>
          <table:table-cell table:formula="of:=BITRSHIFT(BITAND([.$E1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3];2)=&quot;0x&quot;; HEX2DEC(MID([Sheet1.F133];3;LEN([Sheet1.F133])-2)); [$Sheet1.F133])" office:value-type="float" office:value="0" calcext:value-type="float">
            <text:p>0</text:p>
          </table:table-cell>
          <table:table-cell table:number-columns-repeated="3"/>
          <table:table-cell table:formula="of:= BITAND([$intermediates.$E128];[.$D$4])" office:value-type="float" office:value="0" calcext:value-type="float">
            <text:p>0</text:p>
          </table:table-cell>
          <table:table-cell table:formula="of:=BITRSHIFT(BITAND([.$E128];[.$D$5]); [$Sheet1.$C$14])" office:value-type="float" office:value="0" calcext:value-type="float">
            <text:p>0</text:p>
          </table:table-cell>
          <table:table-cell table:formula="of:=BITRSHIFT(BITAND([.$E128];[.$D$6]); [$Sheet1.$C$14] + [$Sheet1.$C$15])" office:value-type="float" office:value="0" calcext:value-type="float">
            <text:p>0</text:p>
          </table:table-cell>
          <table:table-cell table:formula="of:=BITRSHIFT(BITAND([.$E1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4];2)=&quot;0x&quot;; HEX2DEC(MID([Sheet1.F134];3;LEN([Sheet1.F134])-2)); [$Sheet1.F134])" office:value-type="float" office:value="0" calcext:value-type="float">
            <text:p>0</text:p>
          </table:table-cell>
          <table:table-cell table:number-columns-repeated="3"/>
          <table:table-cell table:formula="of:= BITAND([$intermediates.$E129];[.$D$4])" office:value-type="float" office:value="0" calcext:value-type="float">
            <text:p>0</text:p>
          </table:table-cell>
          <table:table-cell table:formula="of:=BITRSHIFT(BITAND([.$E129];[.$D$5]); [$Sheet1.$C$14])" office:value-type="float" office:value="0" calcext:value-type="float">
            <text:p>0</text:p>
          </table:table-cell>
          <table:table-cell table:formula="of:=BITRSHIFT(BITAND([.$E129];[.$D$6]); [$Sheet1.$C$14] + [$Sheet1.$C$15])" office:value-type="float" office:value="0" calcext:value-type="float">
            <text:p>0</text:p>
          </table:table-cell>
          <table:table-cell table:formula="of:=BITRSHIFT(BITAND([.$E1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5];2)=&quot;0x&quot;; HEX2DEC(MID([Sheet1.F135];3;LEN([Sheet1.F135])-2)); [$Sheet1.F135])" office:value-type="float" office:value="0" calcext:value-type="float">
            <text:p>0</text:p>
          </table:table-cell>
          <table:table-cell table:number-columns-repeated="3"/>
          <table:table-cell table:formula="of:= BITAND([$intermediates.$E130];[.$D$4])" office:value-type="float" office:value="0" calcext:value-type="float">
            <text:p>0</text:p>
          </table:table-cell>
          <table:table-cell table:formula="of:=BITRSHIFT(BITAND([.$E130];[.$D$5]); [$Sheet1.$C$14])" office:value-type="float" office:value="0" calcext:value-type="float">
            <text:p>0</text:p>
          </table:table-cell>
          <table:table-cell table:formula="of:=BITRSHIFT(BITAND([.$E130];[.$D$6]); [$Sheet1.$C$14] + [$Sheet1.$C$15])" office:value-type="float" office:value="0" calcext:value-type="float">
            <text:p>0</text:p>
          </table:table-cell>
          <table:table-cell table:formula="of:=BITRSHIFT(BITAND([.$E1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6];2)=&quot;0x&quot;; HEX2DEC(MID([Sheet1.F136];3;LEN([Sheet1.F136])-2)); [$Sheet1.F136])" office:value-type="float" office:value="0" calcext:value-type="float">
            <text:p>0</text:p>
          </table:table-cell>
          <table:table-cell table:number-columns-repeated="3"/>
          <table:table-cell table:formula="of:= BITAND([$intermediates.$E131];[.$D$4])" office:value-type="float" office:value="0" calcext:value-type="float">
            <text:p>0</text:p>
          </table:table-cell>
          <table:table-cell table:formula="of:=BITRSHIFT(BITAND([.$E131];[.$D$5]); [$Sheet1.$C$14])" office:value-type="float" office:value="0" calcext:value-type="float">
            <text:p>0</text:p>
          </table:table-cell>
          <table:table-cell table:formula="of:=BITRSHIFT(BITAND([.$E131];[.$D$6]); [$Sheet1.$C$14] + [$Sheet1.$C$15])" office:value-type="float" office:value="0" calcext:value-type="float">
            <text:p>0</text:p>
          </table:table-cell>
          <table:table-cell table:formula="of:=BITRSHIFT(BITAND([.$E13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7];2)=&quot;0x&quot;; HEX2DEC(MID([Sheet1.F137];3;LEN([Sheet1.F137])-2)); [$Sheet1.F137])" office:value-type="float" office:value="0" calcext:value-type="float">
            <text:p>0</text:p>
          </table:table-cell>
          <table:table-cell table:number-columns-repeated="3"/>
          <table:table-cell table:formula="of:= BITAND([$intermediates.$E132];[.$D$4])" office:value-type="float" office:value="0" calcext:value-type="float">
            <text:p>0</text:p>
          </table:table-cell>
          <table:table-cell table:formula="of:=BITRSHIFT(BITAND([.$E132];[.$D$5]); [$Sheet1.$C$14])" office:value-type="float" office:value="0" calcext:value-type="float">
            <text:p>0</text:p>
          </table:table-cell>
          <table:table-cell table:formula="of:=BITRSHIFT(BITAND([.$E132];[.$D$6]); [$Sheet1.$C$14] + [$Sheet1.$C$15])" office:value-type="float" office:value="0" calcext:value-type="float">
            <text:p>0</text:p>
          </table:table-cell>
          <table:table-cell table:formula="of:=BITRSHIFT(BITAND([.$E13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8];2)=&quot;0x&quot;; HEX2DEC(MID([Sheet1.F138];3;LEN([Sheet1.F138])-2)); [$Sheet1.F138])" office:value-type="float" office:value="0" calcext:value-type="float">
            <text:p>0</text:p>
          </table:table-cell>
          <table:table-cell table:number-columns-repeated="3"/>
          <table:table-cell table:formula="of:= BITAND([$intermediates.$E133];[.$D$4])" office:value-type="float" office:value="0" calcext:value-type="float">
            <text:p>0</text:p>
          </table:table-cell>
          <table:table-cell table:formula="of:=BITRSHIFT(BITAND([.$E133];[.$D$5]); [$Sheet1.$C$14])" office:value-type="float" office:value="0" calcext:value-type="float">
            <text:p>0</text:p>
          </table:table-cell>
          <table:table-cell table:formula="of:=BITRSHIFT(BITAND([.$E133];[.$D$6]); [$Sheet1.$C$14] + [$Sheet1.$C$15])" office:value-type="float" office:value="0" calcext:value-type="float">
            <text:p>0</text:p>
          </table:table-cell>
          <table:table-cell table:formula="of:=BITRSHIFT(BITAND([.$E13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39];2)=&quot;0x&quot;; HEX2DEC(MID([Sheet1.F139];3;LEN([Sheet1.F139])-2)); [$Sheet1.F139])" office:value-type="float" office:value="0" calcext:value-type="float">
            <text:p>0</text:p>
          </table:table-cell>
          <table:table-cell table:number-columns-repeated="3"/>
          <table:table-cell table:formula="of:= BITAND([$intermediates.$E134];[.$D$4])" office:value-type="float" office:value="0" calcext:value-type="float">
            <text:p>0</text:p>
          </table:table-cell>
          <table:table-cell table:formula="of:=BITRSHIFT(BITAND([.$E134];[.$D$5]); [$Sheet1.$C$14])" office:value-type="float" office:value="0" calcext:value-type="float">
            <text:p>0</text:p>
          </table:table-cell>
          <table:table-cell table:formula="of:=BITRSHIFT(BITAND([.$E134];[.$D$6]); [$Sheet1.$C$14] + [$Sheet1.$C$15])" office:value-type="float" office:value="0" calcext:value-type="float">
            <text:p>0</text:p>
          </table:table-cell>
          <table:table-cell table:formula="of:=BITRSHIFT(BITAND([.$E13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0];2)=&quot;0x&quot;; HEX2DEC(MID([Sheet1.F140];3;LEN([Sheet1.F140])-2)); [$Sheet1.F140])" office:value-type="float" office:value="0" calcext:value-type="float">
            <text:p>0</text:p>
          </table:table-cell>
          <table:table-cell table:number-columns-repeated="3"/>
          <table:table-cell table:formula="of:= BITAND([$intermediates.$E135];[.$D$4])" office:value-type="float" office:value="0" calcext:value-type="float">
            <text:p>0</text:p>
          </table:table-cell>
          <table:table-cell table:formula="of:=BITRSHIFT(BITAND([.$E135];[.$D$5]); [$Sheet1.$C$14])" office:value-type="float" office:value="0" calcext:value-type="float">
            <text:p>0</text:p>
          </table:table-cell>
          <table:table-cell table:formula="of:=BITRSHIFT(BITAND([.$E135];[.$D$6]); [$Sheet1.$C$14] + [$Sheet1.$C$15])" office:value-type="float" office:value="0" calcext:value-type="float">
            <text:p>0</text:p>
          </table:table-cell>
          <table:table-cell table:formula="of:=BITRSHIFT(BITAND([.$E13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1];2)=&quot;0x&quot;; HEX2DEC(MID([Sheet1.F141];3;LEN([Sheet1.F141])-2)); [$Sheet1.F141])" office:value-type="float" office:value="0" calcext:value-type="float">
            <text:p>0</text:p>
          </table:table-cell>
          <table:table-cell table:number-columns-repeated="3"/>
          <table:table-cell table:formula="of:= BITAND([$intermediates.$E136];[.$D$4])" office:value-type="float" office:value="0" calcext:value-type="float">
            <text:p>0</text:p>
          </table:table-cell>
          <table:table-cell table:formula="of:=BITRSHIFT(BITAND([.$E136];[.$D$5]); [$Sheet1.$C$14])" office:value-type="float" office:value="0" calcext:value-type="float">
            <text:p>0</text:p>
          </table:table-cell>
          <table:table-cell table:formula="of:=BITRSHIFT(BITAND([.$E136];[.$D$6]); [$Sheet1.$C$14] + [$Sheet1.$C$15])" office:value-type="float" office:value="0" calcext:value-type="float">
            <text:p>0</text:p>
          </table:table-cell>
          <table:table-cell table:formula="of:=BITRSHIFT(BITAND([.$E13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2];2)=&quot;0x&quot;; HEX2DEC(MID([Sheet1.F142];3;LEN([Sheet1.F142])-2)); [$Sheet1.F142])" office:value-type="float" office:value="0" calcext:value-type="float">
            <text:p>0</text:p>
          </table:table-cell>
          <table:table-cell table:number-columns-repeated="3"/>
          <table:table-cell table:formula="of:= BITAND([$intermediates.$E137];[.$D$4])" office:value-type="float" office:value="0" calcext:value-type="float">
            <text:p>0</text:p>
          </table:table-cell>
          <table:table-cell table:formula="of:=BITRSHIFT(BITAND([.$E137];[.$D$5]); [$Sheet1.$C$14])" office:value-type="float" office:value="0" calcext:value-type="float">
            <text:p>0</text:p>
          </table:table-cell>
          <table:table-cell table:formula="of:=BITRSHIFT(BITAND([.$E137];[.$D$6]); [$Sheet1.$C$14] + [$Sheet1.$C$15])" office:value-type="float" office:value="0" calcext:value-type="float">
            <text:p>0</text:p>
          </table:table-cell>
          <table:table-cell table:formula="of:=BITRSHIFT(BITAND([.$E13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3];2)=&quot;0x&quot;; HEX2DEC(MID([Sheet1.F143];3;LEN([Sheet1.F143])-2)); [$Sheet1.F143])" office:value-type="float" office:value="0" calcext:value-type="float">
            <text:p>0</text:p>
          </table:table-cell>
          <table:table-cell table:number-columns-repeated="3"/>
          <table:table-cell table:formula="of:= BITAND([$intermediates.$E138];[.$D$4])" office:value-type="float" office:value="0" calcext:value-type="float">
            <text:p>0</text:p>
          </table:table-cell>
          <table:table-cell table:formula="of:=BITRSHIFT(BITAND([.$E138];[.$D$5]); [$Sheet1.$C$14])" office:value-type="float" office:value="0" calcext:value-type="float">
            <text:p>0</text:p>
          </table:table-cell>
          <table:table-cell table:formula="of:=BITRSHIFT(BITAND([.$E138];[.$D$6]); [$Sheet1.$C$14] + [$Sheet1.$C$15])" office:value-type="float" office:value="0" calcext:value-type="float">
            <text:p>0</text:p>
          </table:table-cell>
          <table:table-cell table:formula="of:=BITRSHIFT(BITAND([.$E13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4];2)=&quot;0x&quot;; HEX2DEC(MID([Sheet1.F144];3;LEN([Sheet1.F144])-2)); [$Sheet1.F144])" office:value-type="float" office:value="0" calcext:value-type="float">
            <text:p>0</text:p>
          </table:table-cell>
          <table:table-cell table:number-columns-repeated="3"/>
          <table:table-cell table:formula="of:= BITAND([$intermediates.$E139];[.$D$4])" office:value-type="float" office:value="0" calcext:value-type="float">
            <text:p>0</text:p>
          </table:table-cell>
          <table:table-cell table:formula="of:=BITRSHIFT(BITAND([.$E139];[.$D$5]); [$Sheet1.$C$14])" office:value-type="float" office:value="0" calcext:value-type="float">
            <text:p>0</text:p>
          </table:table-cell>
          <table:table-cell table:formula="of:=BITRSHIFT(BITAND([.$E139];[.$D$6]); [$Sheet1.$C$14] + [$Sheet1.$C$15])" office:value-type="float" office:value="0" calcext:value-type="float">
            <text:p>0</text:p>
          </table:table-cell>
          <table:table-cell table:formula="of:=BITRSHIFT(BITAND([.$E13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5];2)=&quot;0x&quot;; HEX2DEC(MID([Sheet1.F145];3;LEN([Sheet1.F145])-2)); [$Sheet1.F145])" office:value-type="float" office:value="0" calcext:value-type="float">
            <text:p>0</text:p>
          </table:table-cell>
          <table:table-cell table:number-columns-repeated="3"/>
          <table:table-cell table:formula="of:= BITAND([$intermediates.$E140];[.$D$4])" office:value-type="float" office:value="0" calcext:value-type="float">
            <text:p>0</text:p>
          </table:table-cell>
          <table:table-cell table:formula="of:=BITRSHIFT(BITAND([.$E140];[.$D$5]); [$Sheet1.$C$14])" office:value-type="float" office:value="0" calcext:value-type="float">
            <text:p>0</text:p>
          </table:table-cell>
          <table:table-cell table:formula="of:=BITRSHIFT(BITAND([.$E140];[.$D$6]); [$Sheet1.$C$14] + [$Sheet1.$C$15])" office:value-type="float" office:value="0" calcext:value-type="float">
            <text:p>0</text:p>
          </table:table-cell>
          <table:table-cell table:formula="of:=BITRSHIFT(BITAND([.$E14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6];2)=&quot;0x&quot;; HEX2DEC(MID([Sheet1.F146];3;LEN([Sheet1.F146])-2)); [$Sheet1.F146])" office:value-type="float" office:value="0" calcext:value-type="float">
            <text:p>0</text:p>
          </table:table-cell>
          <table:table-cell table:number-columns-repeated="3"/>
          <table:table-cell table:formula="of:= BITAND([$intermediates.$E141];[.$D$4])" office:value-type="float" office:value="0" calcext:value-type="float">
            <text:p>0</text:p>
          </table:table-cell>
          <table:table-cell table:formula="of:=BITRSHIFT(BITAND([.$E141];[.$D$5]); [$Sheet1.$C$14])" office:value-type="float" office:value="0" calcext:value-type="float">
            <text:p>0</text:p>
          </table:table-cell>
          <table:table-cell table:formula="of:=BITRSHIFT(BITAND([.$E141];[.$D$6]); [$Sheet1.$C$14] + [$Sheet1.$C$15])" office:value-type="float" office:value="0" calcext:value-type="float">
            <text:p>0</text:p>
          </table:table-cell>
          <table:table-cell table:formula="of:=BITRSHIFT(BITAND([.$E14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7];2)=&quot;0x&quot;; HEX2DEC(MID([Sheet1.F147];3;LEN([Sheet1.F147])-2)); [$Sheet1.F147])" office:value-type="float" office:value="0" calcext:value-type="float">
            <text:p>0</text:p>
          </table:table-cell>
          <table:table-cell table:number-columns-repeated="3"/>
          <table:table-cell table:formula="of:= BITAND([$intermediates.$E142];[.$D$4])" office:value-type="float" office:value="0" calcext:value-type="float">
            <text:p>0</text:p>
          </table:table-cell>
          <table:table-cell table:formula="of:=BITRSHIFT(BITAND([.$E142];[.$D$5]); [$Sheet1.$C$14])" office:value-type="float" office:value="0" calcext:value-type="float">
            <text:p>0</text:p>
          </table:table-cell>
          <table:table-cell table:formula="of:=BITRSHIFT(BITAND([.$E142];[.$D$6]); [$Sheet1.$C$14] + [$Sheet1.$C$15])" office:value-type="float" office:value="0" calcext:value-type="float">
            <text:p>0</text:p>
          </table:table-cell>
          <table:table-cell table:formula="of:=BITRSHIFT(BITAND([.$E14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8];2)=&quot;0x&quot;; HEX2DEC(MID([Sheet1.F148];3;LEN([Sheet1.F148])-2)); [$Sheet1.F148])" office:value-type="float" office:value="0" calcext:value-type="float">
            <text:p>0</text:p>
          </table:table-cell>
          <table:table-cell table:number-columns-repeated="3"/>
          <table:table-cell table:formula="of:= BITAND([$intermediates.$E143];[.$D$4])" office:value-type="float" office:value="0" calcext:value-type="float">
            <text:p>0</text:p>
          </table:table-cell>
          <table:table-cell table:formula="of:=BITRSHIFT(BITAND([.$E143];[.$D$5]); [$Sheet1.$C$14])" office:value-type="float" office:value="0" calcext:value-type="float">
            <text:p>0</text:p>
          </table:table-cell>
          <table:table-cell table:formula="of:=BITRSHIFT(BITAND([.$E143];[.$D$6]); [$Sheet1.$C$14] + [$Sheet1.$C$15])" office:value-type="float" office:value="0" calcext:value-type="float">
            <text:p>0</text:p>
          </table:table-cell>
          <table:table-cell table:formula="of:=BITRSHIFT(BITAND([.$E14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49];2)=&quot;0x&quot;; HEX2DEC(MID([Sheet1.F149];3;LEN([Sheet1.F149])-2)); [$Sheet1.F149])" office:value-type="float" office:value="0" calcext:value-type="float">
            <text:p>0</text:p>
          </table:table-cell>
          <table:table-cell table:number-columns-repeated="3"/>
          <table:table-cell table:formula="of:= BITAND([$intermediates.$E144];[.$D$4])" office:value-type="float" office:value="0" calcext:value-type="float">
            <text:p>0</text:p>
          </table:table-cell>
          <table:table-cell table:formula="of:=BITRSHIFT(BITAND([.$E144];[.$D$5]); [$Sheet1.$C$14])" office:value-type="float" office:value="0" calcext:value-type="float">
            <text:p>0</text:p>
          </table:table-cell>
          <table:table-cell table:formula="of:=BITRSHIFT(BITAND([.$E144];[.$D$6]); [$Sheet1.$C$14] + [$Sheet1.$C$15])" office:value-type="float" office:value="0" calcext:value-type="float">
            <text:p>0</text:p>
          </table:table-cell>
          <table:table-cell table:formula="of:=BITRSHIFT(BITAND([.$E14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0];2)=&quot;0x&quot;; HEX2DEC(MID([Sheet1.F150];3;LEN([Sheet1.F150])-2)); [$Sheet1.F150])" office:value-type="float" office:value="0" calcext:value-type="float">
            <text:p>0</text:p>
          </table:table-cell>
          <table:table-cell table:number-columns-repeated="3"/>
          <table:table-cell table:formula="of:= BITAND([$intermediates.$E145];[.$D$4])" office:value-type="float" office:value="0" calcext:value-type="float">
            <text:p>0</text:p>
          </table:table-cell>
          <table:table-cell table:formula="of:=BITRSHIFT(BITAND([.$E145];[.$D$5]); [$Sheet1.$C$14])" office:value-type="float" office:value="0" calcext:value-type="float">
            <text:p>0</text:p>
          </table:table-cell>
          <table:table-cell table:formula="of:=BITRSHIFT(BITAND([.$E145];[.$D$6]); [$Sheet1.$C$14] + [$Sheet1.$C$15])" office:value-type="float" office:value="0" calcext:value-type="float">
            <text:p>0</text:p>
          </table:table-cell>
          <table:table-cell table:formula="of:=BITRSHIFT(BITAND([.$E14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1];2)=&quot;0x&quot;; HEX2DEC(MID([Sheet1.F151];3;LEN([Sheet1.F151])-2)); [$Sheet1.F151])" office:value-type="float" office:value="0" calcext:value-type="float">
            <text:p>0</text:p>
          </table:table-cell>
          <table:table-cell table:number-columns-repeated="3"/>
          <table:table-cell table:formula="of:= BITAND([$intermediates.$E146];[.$D$4])" office:value-type="float" office:value="0" calcext:value-type="float">
            <text:p>0</text:p>
          </table:table-cell>
          <table:table-cell table:formula="of:=BITRSHIFT(BITAND([.$E146];[.$D$5]); [$Sheet1.$C$14])" office:value-type="float" office:value="0" calcext:value-type="float">
            <text:p>0</text:p>
          </table:table-cell>
          <table:table-cell table:formula="of:=BITRSHIFT(BITAND([.$E146];[.$D$6]); [$Sheet1.$C$14] + [$Sheet1.$C$15])" office:value-type="float" office:value="0" calcext:value-type="float">
            <text:p>0</text:p>
          </table:table-cell>
          <table:table-cell table:formula="of:=BITRSHIFT(BITAND([.$E14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2];2)=&quot;0x&quot;; HEX2DEC(MID([Sheet1.F152];3;LEN([Sheet1.F152])-2)); [$Sheet1.F152])" office:value-type="float" office:value="0" calcext:value-type="float">
            <text:p>0</text:p>
          </table:table-cell>
          <table:table-cell table:number-columns-repeated="3"/>
          <table:table-cell table:formula="of:= BITAND([$intermediates.$E147];[.$D$4])" office:value-type="float" office:value="0" calcext:value-type="float">
            <text:p>0</text:p>
          </table:table-cell>
          <table:table-cell table:formula="of:=BITRSHIFT(BITAND([.$E147];[.$D$5]); [$Sheet1.$C$14])" office:value-type="float" office:value="0" calcext:value-type="float">
            <text:p>0</text:p>
          </table:table-cell>
          <table:table-cell table:formula="of:=BITRSHIFT(BITAND([.$E147];[.$D$6]); [$Sheet1.$C$14] + [$Sheet1.$C$15])" office:value-type="float" office:value="0" calcext:value-type="float">
            <text:p>0</text:p>
          </table:table-cell>
          <table:table-cell table:formula="of:=BITRSHIFT(BITAND([.$E14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3];2)=&quot;0x&quot;; HEX2DEC(MID([Sheet1.F153];3;LEN([Sheet1.F153])-2)); [$Sheet1.F153])" office:value-type="float" office:value="0" calcext:value-type="float">
            <text:p>0</text:p>
          </table:table-cell>
          <table:table-cell table:number-columns-repeated="3"/>
          <table:table-cell table:formula="of:= BITAND([$intermediates.$E148];[.$D$4])" office:value-type="float" office:value="0" calcext:value-type="float">
            <text:p>0</text:p>
          </table:table-cell>
          <table:table-cell table:formula="of:=BITRSHIFT(BITAND([.$E148];[.$D$5]); [$Sheet1.$C$14])" office:value-type="float" office:value="0" calcext:value-type="float">
            <text:p>0</text:p>
          </table:table-cell>
          <table:table-cell table:formula="of:=BITRSHIFT(BITAND([.$E148];[.$D$6]); [$Sheet1.$C$14] + [$Sheet1.$C$15])" office:value-type="float" office:value="0" calcext:value-type="float">
            <text:p>0</text:p>
          </table:table-cell>
          <table:table-cell table:formula="of:=BITRSHIFT(BITAND([.$E14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4];2)=&quot;0x&quot;; HEX2DEC(MID([Sheet1.F154];3;LEN([Sheet1.F154])-2)); [$Sheet1.F154])" office:value-type="float" office:value="0" calcext:value-type="float">
            <text:p>0</text:p>
          </table:table-cell>
          <table:table-cell table:number-columns-repeated="3"/>
          <table:table-cell table:formula="of:= BITAND([$intermediates.$E149];[.$D$4])" office:value-type="float" office:value="0" calcext:value-type="float">
            <text:p>0</text:p>
          </table:table-cell>
          <table:table-cell table:formula="of:=BITRSHIFT(BITAND([.$E149];[.$D$5]); [$Sheet1.$C$14])" office:value-type="float" office:value="0" calcext:value-type="float">
            <text:p>0</text:p>
          </table:table-cell>
          <table:table-cell table:formula="of:=BITRSHIFT(BITAND([.$E149];[.$D$6]); [$Sheet1.$C$14] + [$Sheet1.$C$15])" office:value-type="float" office:value="0" calcext:value-type="float">
            <text:p>0</text:p>
          </table:table-cell>
          <table:table-cell table:formula="of:=BITRSHIFT(BITAND([.$E14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5];2)=&quot;0x&quot;; HEX2DEC(MID([Sheet1.F155];3;LEN([Sheet1.F155])-2)); [$Sheet1.F155])" office:value-type="float" office:value="0" calcext:value-type="float">
            <text:p>0</text:p>
          </table:table-cell>
          <table:table-cell table:number-columns-repeated="3"/>
          <table:table-cell table:formula="of:= BITAND([$intermediates.$E150];[.$D$4])" office:value-type="float" office:value="0" calcext:value-type="float">
            <text:p>0</text:p>
          </table:table-cell>
          <table:table-cell table:formula="of:=BITRSHIFT(BITAND([.$E150];[.$D$5]); [$Sheet1.$C$14])" office:value-type="float" office:value="0" calcext:value-type="float">
            <text:p>0</text:p>
          </table:table-cell>
          <table:table-cell table:formula="of:=BITRSHIFT(BITAND([.$E150];[.$D$6]); [$Sheet1.$C$14] + [$Sheet1.$C$15])" office:value-type="float" office:value="0" calcext:value-type="float">
            <text:p>0</text:p>
          </table:table-cell>
          <table:table-cell table:formula="of:=BITRSHIFT(BITAND([.$E15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6];2)=&quot;0x&quot;; HEX2DEC(MID([Sheet1.F156];3;LEN([Sheet1.F156])-2)); [$Sheet1.F156])" office:value-type="float" office:value="0" calcext:value-type="float">
            <text:p>0</text:p>
          </table:table-cell>
          <table:table-cell table:number-columns-repeated="3"/>
          <table:table-cell table:formula="of:= BITAND([$intermediates.$E151];[.$D$4])" office:value-type="float" office:value="0" calcext:value-type="float">
            <text:p>0</text:p>
          </table:table-cell>
          <table:table-cell table:formula="of:=BITRSHIFT(BITAND([.$E151];[.$D$5]); [$Sheet1.$C$14])" office:value-type="float" office:value="0" calcext:value-type="float">
            <text:p>0</text:p>
          </table:table-cell>
          <table:table-cell table:formula="of:=BITRSHIFT(BITAND([.$E151];[.$D$6]); [$Sheet1.$C$14] + [$Sheet1.$C$15])" office:value-type="float" office:value="0" calcext:value-type="float">
            <text:p>0</text:p>
          </table:table-cell>
          <table:table-cell table:formula="of:=BITRSHIFT(BITAND([.$E15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7];2)=&quot;0x&quot;; HEX2DEC(MID([Sheet1.F157];3;LEN([Sheet1.F157])-2)); [$Sheet1.F157])" office:value-type="float" office:value="0" calcext:value-type="float">
            <text:p>0</text:p>
          </table:table-cell>
          <table:table-cell table:number-columns-repeated="3"/>
          <table:table-cell table:formula="of:= BITAND([$intermediates.$E152];[.$D$4])" office:value-type="float" office:value="0" calcext:value-type="float">
            <text:p>0</text:p>
          </table:table-cell>
          <table:table-cell table:formula="of:=BITRSHIFT(BITAND([.$E152];[.$D$5]); [$Sheet1.$C$14])" office:value-type="float" office:value="0" calcext:value-type="float">
            <text:p>0</text:p>
          </table:table-cell>
          <table:table-cell table:formula="of:=BITRSHIFT(BITAND([.$E152];[.$D$6]); [$Sheet1.$C$14] + [$Sheet1.$C$15])" office:value-type="float" office:value="0" calcext:value-type="float">
            <text:p>0</text:p>
          </table:table-cell>
          <table:table-cell table:formula="of:=BITRSHIFT(BITAND([.$E15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8];2)=&quot;0x&quot;; HEX2DEC(MID([Sheet1.F158];3;LEN([Sheet1.F158])-2)); [$Sheet1.F158])" office:value-type="float" office:value="0" calcext:value-type="float">
            <text:p>0</text:p>
          </table:table-cell>
          <table:table-cell table:number-columns-repeated="3"/>
          <table:table-cell table:formula="of:= BITAND([$intermediates.$E153];[.$D$4])" office:value-type="float" office:value="0" calcext:value-type="float">
            <text:p>0</text:p>
          </table:table-cell>
          <table:table-cell table:formula="of:=BITRSHIFT(BITAND([.$E153];[.$D$5]); [$Sheet1.$C$14])" office:value-type="float" office:value="0" calcext:value-type="float">
            <text:p>0</text:p>
          </table:table-cell>
          <table:table-cell table:formula="of:=BITRSHIFT(BITAND([.$E153];[.$D$6]); [$Sheet1.$C$14] + [$Sheet1.$C$15])" office:value-type="float" office:value="0" calcext:value-type="float">
            <text:p>0</text:p>
          </table:table-cell>
          <table:table-cell table:formula="of:=BITRSHIFT(BITAND([.$E15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59];2)=&quot;0x&quot;; HEX2DEC(MID([Sheet1.F159];3;LEN([Sheet1.F159])-2)); [$Sheet1.F159])" office:value-type="float" office:value="0" calcext:value-type="float">
            <text:p>0</text:p>
          </table:table-cell>
          <table:table-cell table:number-columns-repeated="3"/>
          <table:table-cell table:formula="of:= BITAND([$intermediates.$E154];[.$D$4])" office:value-type="float" office:value="0" calcext:value-type="float">
            <text:p>0</text:p>
          </table:table-cell>
          <table:table-cell table:formula="of:=BITRSHIFT(BITAND([.$E154];[.$D$5]); [$Sheet1.$C$14])" office:value-type="float" office:value="0" calcext:value-type="float">
            <text:p>0</text:p>
          </table:table-cell>
          <table:table-cell table:formula="of:=BITRSHIFT(BITAND([.$E154];[.$D$6]); [$Sheet1.$C$14] + [$Sheet1.$C$15])" office:value-type="float" office:value="0" calcext:value-type="float">
            <text:p>0</text:p>
          </table:table-cell>
          <table:table-cell table:formula="of:=BITRSHIFT(BITAND([.$E15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0];2)=&quot;0x&quot;; HEX2DEC(MID([Sheet1.F160];3;LEN([Sheet1.F160])-2)); [$Sheet1.F160])" office:value-type="float" office:value="0" calcext:value-type="float">
            <text:p>0</text:p>
          </table:table-cell>
          <table:table-cell table:number-columns-repeated="3"/>
          <table:table-cell table:formula="of:= BITAND([$intermediates.$E155];[.$D$4])" office:value-type="float" office:value="0" calcext:value-type="float">
            <text:p>0</text:p>
          </table:table-cell>
          <table:table-cell table:formula="of:=BITRSHIFT(BITAND([.$E155];[.$D$5]); [$Sheet1.$C$14])" office:value-type="float" office:value="0" calcext:value-type="float">
            <text:p>0</text:p>
          </table:table-cell>
          <table:table-cell table:formula="of:=BITRSHIFT(BITAND([.$E155];[.$D$6]); [$Sheet1.$C$14] + [$Sheet1.$C$15])" office:value-type="float" office:value="0" calcext:value-type="float">
            <text:p>0</text:p>
          </table:table-cell>
          <table:table-cell table:formula="of:=BITRSHIFT(BITAND([.$E15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1];2)=&quot;0x&quot;; HEX2DEC(MID([Sheet1.F161];3;LEN([Sheet1.F161])-2)); [$Sheet1.F161])" office:value-type="float" office:value="0" calcext:value-type="float">
            <text:p>0</text:p>
          </table:table-cell>
          <table:table-cell table:number-columns-repeated="3"/>
          <table:table-cell table:formula="of:= BITAND([$intermediates.$E156];[.$D$4])" office:value-type="float" office:value="0" calcext:value-type="float">
            <text:p>0</text:p>
          </table:table-cell>
          <table:table-cell table:formula="of:=BITRSHIFT(BITAND([.$E156];[.$D$5]); [$Sheet1.$C$14])" office:value-type="float" office:value="0" calcext:value-type="float">
            <text:p>0</text:p>
          </table:table-cell>
          <table:table-cell table:formula="of:=BITRSHIFT(BITAND([.$E156];[.$D$6]); [$Sheet1.$C$14] + [$Sheet1.$C$15])" office:value-type="float" office:value="0" calcext:value-type="float">
            <text:p>0</text:p>
          </table:table-cell>
          <table:table-cell table:formula="of:=BITRSHIFT(BITAND([.$E15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2];2)=&quot;0x&quot;; HEX2DEC(MID([Sheet1.F162];3;LEN([Sheet1.F162])-2)); [$Sheet1.F162])" office:value-type="float" office:value="0" calcext:value-type="float">
            <text:p>0</text:p>
          </table:table-cell>
          <table:table-cell table:number-columns-repeated="3"/>
          <table:table-cell table:formula="of:= BITAND([$intermediates.$E157];[.$D$4])" office:value-type="float" office:value="0" calcext:value-type="float">
            <text:p>0</text:p>
          </table:table-cell>
          <table:table-cell table:formula="of:=BITRSHIFT(BITAND([.$E157];[.$D$5]); [$Sheet1.$C$14])" office:value-type="float" office:value="0" calcext:value-type="float">
            <text:p>0</text:p>
          </table:table-cell>
          <table:table-cell table:formula="of:=BITRSHIFT(BITAND([.$E157];[.$D$6]); [$Sheet1.$C$14] + [$Sheet1.$C$15])" office:value-type="float" office:value="0" calcext:value-type="float">
            <text:p>0</text:p>
          </table:table-cell>
          <table:table-cell table:formula="of:=BITRSHIFT(BITAND([.$E15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3];2)=&quot;0x&quot;; HEX2DEC(MID([Sheet1.F163];3;LEN([Sheet1.F163])-2)); [$Sheet1.F163])" office:value-type="float" office:value="0" calcext:value-type="float">
            <text:p>0</text:p>
          </table:table-cell>
          <table:table-cell table:number-columns-repeated="3"/>
          <table:table-cell table:formula="of:= BITAND([$intermediates.$E158];[.$D$4])" office:value-type="float" office:value="0" calcext:value-type="float">
            <text:p>0</text:p>
          </table:table-cell>
          <table:table-cell table:formula="of:=BITRSHIFT(BITAND([.$E158];[.$D$5]); [$Sheet1.$C$14])" office:value-type="float" office:value="0" calcext:value-type="float">
            <text:p>0</text:p>
          </table:table-cell>
          <table:table-cell table:formula="of:=BITRSHIFT(BITAND([.$E158];[.$D$6]); [$Sheet1.$C$14] + [$Sheet1.$C$15])" office:value-type="float" office:value="0" calcext:value-type="float">
            <text:p>0</text:p>
          </table:table-cell>
          <table:table-cell table:formula="of:=BITRSHIFT(BITAND([.$E15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4];2)=&quot;0x&quot;; HEX2DEC(MID([Sheet1.F164];3;LEN([Sheet1.F164])-2)); [$Sheet1.F164])" office:value-type="float" office:value="0" calcext:value-type="float">
            <text:p>0</text:p>
          </table:table-cell>
          <table:table-cell table:number-columns-repeated="3"/>
          <table:table-cell table:formula="of:= BITAND([$intermediates.$E159];[.$D$4])" office:value-type="float" office:value="0" calcext:value-type="float">
            <text:p>0</text:p>
          </table:table-cell>
          <table:table-cell table:formula="of:=BITRSHIFT(BITAND([.$E159];[.$D$5]); [$Sheet1.$C$14])" office:value-type="float" office:value="0" calcext:value-type="float">
            <text:p>0</text:p>
          </table:table-cell>
          <table:table-cell table:formula="of:=BITRSHIFT(BITAND([.$E159];[.$D$6]); [$Sheet1.$C$14] + [$Sheet1.$C$15])" office:value-type="float" office:value="0" calcext:value-type="float">
            <text:p>0</text:p>
          </table:table-cell>
          <table:table-cell table:formula="of:=BITRSHIFT(BITAND([.$E15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5];2)=&quot;0x&quot;; HEX2DEC(MID([Sheet1.F165];3;LEN([Sheet1.F165])-2)); [$Sheet1.F165])" office:value-type="float" office:value="0" calcext:value-type="float">
            <text:p>0</text:p>
          </table:table-cell>
          <table:table-cell table:number-columns-repeated="3"/>
          <table:table-cell table:formula="of:= BITAND([$intermediates.$E160];[.$D$4])" office:value-type="float" office:value="0" calcext:value-type="float">
            <text:p>0</text:p>
          </table:table-cell>
          <table:table-cell table:formula="of:=BITRSHIFT(BITAND([.$E160];[.$D$5]); [$Sheet1.$C$14])" office:value-type="float" office:value="0" calcext:value-type="float">
            <text:p>0</text:p>
          </table:table-cell>
          <table:table-cell table:formula="of:=BITRSHIFT(BITAND([.$E160];[.$D$6]); [$Sheet1.$C$14] + [$Sheet1.$C$15])" office:value-type="float" office:value="0" calcext:value-type="float">
            <text:p>0</text:p>
          </table:table-cell>
          <table:table-cell table:formula="of:=BITRSHIFT(BITAND([.$E16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6];2)=&quot;0x&quot;; HEX2DEC(MID([Sheet1.F166];3;LEN([Sheet1.F166])-2)); [$Sheet1.F166])" office:value-type="float" office:value="0" calcext:value-type="float">
            <text:p>0</text:p>
          </table:table-cell>
          <table:table-cell table:number-columns-repeated="3"/>
          <table:table-cell table:formula="of:= BITAND([$intermediates.$E161];[.$D$4])" office:value-type="float" office:value="0" calcext:value-type="float">
            <text:p>0</text:p>
          </table:table-cell>
          <table:table-cell table:formula="of:=BITRSHIFT(BITAND([.$E161];[.$D$5]); [$Sheet1.$C$14])" office:value-type="float" office:value="0" calcext:value-type="float">
            <text:p>0</text:p>
          </table:table-cell>
          <table:table-cell table:formula="of:=BITRSHIFT(BITAND([.$E161];[.$D$6]); [$Sheet1.$C$14] + [$Sheet1.$C$15])" office:value-type="float" office:value="0" calcext:value-type="float">
            <text:p>0</text:p>
          </table:table-cell>
          <table:table-cell table:formula="of:=BITRSHIFT(BITAND([.$E16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7];2)=&quot;0x&quot;; HEX2DEC(MID([Sheet1.F167];3;LEN([Sheet1.F167])-2)); [$Sheet1.F167])" office:value-type="float" office:value="0" calcext:value-type="float">
            <text:p>0</text:p>
          </table:table-cell>
          <table:table-cell table:number-columns-repeated="3"/>
          <table:table-cell table:formula="of:= BITAND([$intermediates.$E162];[.$D$4])" office:value-type="float" office:value="0" calcext:value-type="float">
            <text:p>0</text:p>
          </table:table-cell>
          <table:table-cell table:formula="of:=BITRSHIFT(BITAND([.$E162];[.$D$5]); [$Sheet1.$C$14])" office:value-type="float" office:value="0" calcext:value-type="float">
            <text:p>0</text:p>
          </table:table-cell>
          <table:table-cell table:formula="of:=BITRSHIFT(BITAND([.$E162];[.$D$6]); [$Sheet1.$C$14] + [$Sheet1.$C$15])" office:value-type="float" office:value="0" calcext:value-type="float">
            <text:p>0</text:p>
          </table:table-cell>
          <table:table-cell table:formula="of:=BITRSHIFT(BITAND([.$E16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8];2)=&quot;0x&quot;; HEX2DEC(MID([Sheet1.F168];3;LEN([Sheet1.F168])-2)); [$Sheet1.F168])" office:value-type="float" office:value="0" calcext:value-type="float">
            <text:p>0</text:p>
          </table:table-cell>
          <table:table-cell table:number-columns-repeated="3"/>
          <table:table-cell table:formula="of:= BITAND([$intermediates.$E163];[.$D$4])" office:value-type="float" office:value="0" calcext:value-type="float">
            <text:p>0</text:p>
          </table:table-cell>
          <table:table-cell table:formula="of:=BITRSHIFT(BITAND([.$E163];[.$D$5]); [$Sheet1.$C$14])" office:value-type="float" office:value="0" calcext:value-type="float">
            <text:p>0</text:p>
          </table:table-cell>
          <table:table-cell table:formula="of:=BITRSHIFT(BITAND([.$E163];[.$D$6]); [$Sheet1.$C$14] + [$Sheet1.$C$15])" office:value-type="float" office:value="0" calcext:value-type="float">
            <text:p>0</text:p>
          </table:table-cell>
          <table:table-cell table:formula="of:=BITRSHIFT(BITAND([.$E16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69];2)=&quot;0x&quot;; HEX2DEC(MID([Sheet1.F169];3;LEN([Sheet1.F169])-2)); [$Sheet1.F169])" office:value-type="float" office:value="0" calcext:value-type="float">
            <text:p>0</text:p>
          </table:table-cell>
          <table:table-cell table:number-columns-repeated="3"/>
          <table:table-cell table:formula="of:= BITAND([$intermediates.$E164];[.$D$4])" office:value-type="float" office:value="0" calcext:value-type="float">
            <text:p>0</text:p>
          </table:table-cell>
          <table:table-cell table:formula="of:=BITRSHIFT(BITAND([.$E164];[.$D$5]); [$Sheet1.$C$14])" office:value-type="float" office:value="0" calcext:value-type="float">
            <text:p>0</text:p>
          </table:table-cell>
          <table:table-cell table:formula="of:=BITRSHIFT(BITAND([.$E164];[.$D$6]); [$Sheet1.$C$14] + [$Sheet1.$C$15])" office:value-type="float" office:value="0" calcext:value-type="float">
            <text:p>0</text:p>
          </table:table-cell>
          <table:table-cell table:formula="of:=BITRSHIFT(BITAND([.$E16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0];2)=&quot;0x&quot;; HEX2DEC(MID([Sheet1.F170];3;LEN([Sheet1.F170])-2)); [$Sheet1.F170])" office:value-type="float" office:value="0" calcext:value-type="float">
            <text:p>0</text:p>
          </table:table-cell>
          <table:table-cell table:number-columns-repeated="3"/>
          <table:table-cell table:formula="of:= BITAND([$intermediates.$E165];[.$D$4])" office:value-type="float" office:value="0" calcext:value-type="float">
            <text:p>0</text:p>
          </table:table-cell>
          <table:table-cell table:formula="of:=BITRSHIFT(BITAND([.$E165];[.$D$5]); [$Sheet1.$C$14])" office:value-type="float" office:value="0" calcext:value-type="float">
            <text:p>0</text:p>
          </table:table-cell>
          <table:table-cell table:formula="of:=BITRSHIFT(BITAND([.$E165];[.$D$6]); [$Sheet1.$C$14] + [$Sheet1.$C$15])" office:value-type="float" office:value="0" calcext:value-type="float">
            <text:p>0</text:p>
          </table:table-cell>
          <table:table-cell table:formula="of:=BITRSHIFT(BITAND([.$E16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1];2)=&quot;0x&quot;; HEX2DEC(MID([Sheet1.F171];3;LEN([Sheet1.F171])-2)); [$Sheet1.F171])" office:value-type="float" office:value="0" calcext:value-type="float">
            <text:p>0</text:p>
          </table:table-cell>
          <table:table-cell table:number-columns-repeated="3"/>
          <table:table-cell table:formula="of:= BITAND([$intermediates.$E166];[.$D$4])" office:value-type="float" office:value="0" calcext:value-type="float">
            <text:p>0</text:p>
          </table:table-cell>
          <table:table-cell table:formula="of:=BITRSHIFT(BITAND([.$E166];[.$D$5]); [$Sheet1.$C$14])" office:value-type="float" office:value="0" calcext:value-type="float">
            <text:p>0</text:p>
          </table:table-cell>
          <table:table-cell table:formula="of:=BITRSHIFT(BITAND([.$E166];[.$D$6]); [$Sheet1.$C$14] + [$Sheet1.$C$15])" office:value-type="float" office:value="0" calcext:value-type="float">
            <text:p>0</text:p>
          </table:table-cell>
          <table:table-cell table:formula="of:=BITRSHIFT(BITAND([.$E16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2];2)=&quot;0x&quot;; HEX2DEC(MID([Sheet1.F172];3;LEN([Sheet1.F172])-2)); [$Sheet1.F172])" office:value-type="float" office:value="0" calcext:value-type="float">
            <text:p>0</text:p>
          </table:table-cell>
          <table:table-cell table:number-columns-repeated="3"/>
          <table:table-cell table:formula="of:= BITAND([$intermediates.$E167];[.$D$4])" office:value-type="float" office:value="0" calcext:value-type="float">
            <text:p>0</text:p>
          </table:table-cell>
          <table:table-cell table:formula="of:=BITRSHIFT(BITAND([.$E167];[.$D$5]); [$Sheet1.$C$14])" office:value-type="float" office:value="0" calcext:value-type="float">
            <text:p>0</text:p>
          </table:table-cell>
          <table:table-cell table:formula="of:=BITRSHIFT(BITAND([.$E167];[.$D$6]); [$Sheet1.$C$14] + [$Sheet1.$C$15])" office:value-type="float" office:value="0" calcext:value-type="float">
            <text:p>0</text:p>
          </table:table-cell>
          <table:table-cell table:formula="of:=BITRSHIFT(BITAND([.$E16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3];2)=&quot;0x&quot;; HEX2DEC(MID([Sheet1.F173];3;LEN([Sheet1.F173])-2)); [$Sheet1.F173])" office:value-type="float" office:value="0" calcext:value-type="float">
            <text:p>0</text:p>
          </table:table-cell>
          <table:table-cell table:number-columns-repeated="3"/>
          <table:table-cell table:formula="of:= BITAND([$intermediates.$E168];[.$D$4])" office:value-type="float" office:value="0" calcext:value-type="float">
            <text:p>0</text:p>
          </table:table-cell>
          <table:table-cell table:formula="of:=BITRSHIFT(BITAND([.$E168];[.$D$5]); [$Sheet1.$C$14])" office:value-type="float" office:value="0" calcext:value-type="float">
            <text:p>0</text:p>
          </table:table-cell>
          <table:table-cell table:formula="of:=BITRSHIFT(BITAND([.$E168];[.$D$6]); [$Sheet1.$C$14] + [$Sheet1.$C$15])" office:value-type="float" office:value="0" calcext:value-type="float">
            <text:p>0</text:p>
          </table:table-cell>
          <table:table-cell table:formula="of:=BITRSHIFT(BITAND([.$E16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4];2)=&quot;0x&quot;; HEX2DEC(MID([Sheet1.F174];3;LEN([Sheet1.F174])-2)); [$Sheet1.F174])" office:value-type="float" office:value="0" calcext:value-type="float">
            <text:p>0</text:p>
          </table:table-cell>
          <table:table-cell table:number-columns-repeated="3"/>
          <table:table-cell table:formula="of:= BITAND([$intermediates.$E169];[.$D$4])" office:value-type="float" office:value="0" calcext:value-type="float">
            <text:p>0</text:p>
          </table:table-cell>
          <table:table-cell table:formula="of:=BITRSHIFT(BITAND([.$E169];[.$D$5]); [$Sheet1.$C$14])" office:value-type="float" office:value="0" calcext:value-type="float">
            <text:p>0</text:p>
          </table:table-cell>
          <table:table-cell table:formula="of:=BITRSHIFT(BITAND([.$E169];[.$D$6]); [$Sheet1.$C$14] + [$Sheet1.$C$15])" office:value-type="float" office:value="0" calcext:value-type="float">
            <text:p>0</text:p>
          </table:table-cell>
          <table:table-cell table:formula="of:=BITRSHIFT(BITAND([.$E16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5];2)=&quot;0x&quot;; HEX2DEC(MID([Sheet1.F175];3;LEN([Sheet1.F175])-2)); [$Sheet1.F175])" office:value-type="float" office:value="0" calcext:value-type="float">
            <text:p>0</text:p>
          </table:table-cell>
          <table:table-cell table:number-columns-repeated="3"/>
          <table:table-cell table:formula="of:= BITAND([$intermediates.$E170];[.$D$4])" office:value-type="float" office:value="0" calcext:value-type="float">
            <text:p>0</text:p>
          </table:table-cell>
          <table:table-cell table:formula="of:=BITRSHIFT(BITAND([.$E170];[.$D$5]); [$Sheet1.$C$14])" office:value-type="float" office:value="0" calcext:value-type="float">
            <text:p>0</text:p>
          </table:table-cell>
          <table:table-cell table:formula="of:=BITRSHIFT(BITAND([.$E170];[.$D$6]); [$Sheet1.$C$14] + [$Sheet1.$C$15])" office:value-type="float" office:value="0" calcext:value-type="float">
            <text:p>0</text:p>
          </table:table-cell>
          <table:table-cell table:formula="of:=BITRSHIFT(BITAND([.$E17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6];2)=&quot;0x&quot;; HEX2DEC(MID([Sheet1.F176];3;LEN([Sheet1.F176])-2)); [$Sheet1.F176])" office:value-type="float" office:value="0" calcext:value-type="float">
            <text:p>0</text:p>
          </table:table-cell>
          <table:table-cell table:number-columns-repeated="3"/>
          <table:table-cell table:formula="of:= BITAND([$intermediates.$E171];[.$D$4])" office:value-type="float" office:value="0" calcext:value-type="float">
            <text:p>0</text:p>
          </table:table-cell>
          <table:table-cell table:formula="of:=BITRSHIFT(BITAND([.$E171];[.$D$5]); [$Sheet1.$C$14])" office:value-type="float" office:value="0" calcext:value-type="float">
            <text:p>0</text:p>
          </table:table-cell>
          <table:table-cell table:formula="of:=BITRSHIFT(BITAND([.$E171];[.$D$6]); [$Sheet1.$C$14] + [$Sheet1.$C$15])" office:value-type="float" office:value="0" calcext:value-type="float">
            <text:p>0</text:p>
          </table:table-cell>
          <table:table-cell table:formula="of:=BITRSHIFT(BITAND([.$E17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7];2)=&quot;0x&quot;; HEX2DEC(MID([Sheet1.F177];3;LEN([Sheet1.F177])-2)); [$Sheet1.F177])" office:value-type="float" office:value="0" calcext:value-type="float">
            <text:p>0</text:p>
          </table:table-cell>
          <table:table-cell table:number-columns-repeated="3"/>
          <table:table-cell table:formula="of:= BITAND([$intermediates.$E172];[.$D$4])" office:value-type="float" office:value="0" calcext:value-type="float">
            <text:p>0</text:p>
          </table:table-cell>
          <table:table-cell table:formula="of:=BITRSHIFT(BITAND([.$E172];[.$D$5]); [$Sheet1.$C$14])" office:value-type="float" office:value="0" calcext:value-type="float">
            <text:p>0</text:p>
          </table:table-cell>
          <table:table-cell table:formula="of:=BITRSHIFT(BITAND([.$E172];[.$D$6]); [$Sheet1.$C$14] + [$Sheet1.$C$15])" office:value-type="float" office:value="0" calcext:value-type="float">
            <text:p>0</text:p>
          </table:table-cell>
          <table:table-cell table:formula="of:=BITRSHIFT(BITAND([.$E17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8];2)=&quot;0x&quot;; HEX2DEC(MID([Sheet1.F178];3;LEN([Sheet1.F178])-2)); [$Sheet1.F178])" office:value-type="float" office:value="0" calcext:value-type="float">
            <text:p>0</text:p>
          </table:table-cell>
          <table:table-cell table:number-columns-repeated="3"/>
          <table:table-cell table:formula="of:= BITAND([$intermediates.$E173];[.$D$4])" office:value-type="float" office:value="0" calcext:value-type="float">
            <text:p>0</text:p>
          </table:table-cell>
          <table:table-cell table:formula="of:=BITRSHIFT(BITAND([.$E173];[.$D$5]); [$Sheet1.$C$14])" office:value-type="float" office:value="0" calcext:value-type="float">
            <text:p>0</text:p>
          </table:table-cell>
          <table:table-cell table:formula="of:=BITRSHIFT(BITAND([.$E173];[.$D$6]); [$Sheet1.$C$14] + [$Sheet1.$C$15])" office:value-type="float" office:value="0" calcext:value-type="float">
            <text:p>0</text:p>
          </table:table-cell>
          <table:table-cell table:formula="of:=BITRSHIFT(BITAND([.$E17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79];2)=&quot;0x&quot;; HEX2DEC(MID([Sheet1.F179];3;LEN([Sheet1.F179])-2)); [$Sheet1.F179])" office:value-type="float" office:value="0" calcext:value-type="float">
            <text:p>0</text:p>
          </table:table-cell>
          <table:table-cell table:number-columns-repeated="3"/>
          <table:table-cell table:formula="of:= BITAND([$intermediates.$E174];[.$D$4])" office:value-type="float" office:value="0" calcext:value-type="float">
            <text:p>0</text:p>
          </table:table-cell>
          <table:table-cell table:formula="of:=BITRSHIFT(BITAND([.$E174];[.$D$5]); [$Sheet1.$C$14])" office:value-type="float" office:value="0" calcext:value-type="float">
            <text:p>0</text:p>
          </table:table-cell>
          <table:table-cell table:formula="of:=BITRSHIFT(BITAND([.$E174];[.$D$6]); [$Sheet1.$C$14] + [$Sheet1.$C$15])" office:value-type="float" office:value="0" calcext:value-type="float">
            <text:p>0</text:p>
          </table:table-cell>
          <table:table-cell table:formula="of:=BITRSHIFT(BITAND([.$E17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0];2)=&quot;0x&quot;; HEX2DEC(MID([Sheet1.F180];3;LEN([Sheet1.F180])-2)); [$Sheet1.F180])" office:value-type="float" office:value="0" calcext:value-type="float">
            <text:p>0</text:p>
          </table:table-cell>
          <table:table-cell table:number-columns-repeated="3"/>
          <table:table-cell table:formula="of:= BITAND([$intermediates.$E175];[.$D$4])" office:value-type="float" office:value="0" calcext:value-type="float">
            <text:p>0</text:p>
          </table:table-cell>
          <table:table-cell table:formula="of:=BITRSHIFT(BITAND([.$E175];[.$D$5]); [$Sheet1.$C$14])" office:value-type="float" office:value="0" calcext:value-type="float">
            <text:p>0</text:p>
          </table:table-cell>
          <table:table-cell table:formula="of:=BITRSHIFT(BITAND([.$E175];[.$D$6]); [$Sheet1.$C$14] + [$Sheet1.$C$15])" office:value-type="float" office:value="0" calcext:value-type="float">
            <text:p>0</text:p>
          </table:table-cell>
          <table:table-cell table:formula="of:=BITRSHIFT(BITAND([.$E17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1];2)=&quot;0x&quot;; HEX2DEC(MID([Sheet1.F181];3;LEN([Sheet1.F181])-2)); [$Sheet1.F181])" office:value-type="float" office:value="0" calcext:value-type="float">
            <text:p>0</text:p>
          </table:table-cell>
          <table:table-cell table:number-columns-repeated="3"/>
          <table:table-cell table:formula="of:= BITAND([$intermediates.$E176];[.$D$4])" office:value-type="float" office:value="0" calcext:value-type="float">
            <text:p>0</text:p>
          </table:table-cell>
          <table:table-cell table:formula="of:=BITRSHIFT(BITAND([.$E176];[.$D$5]); [$Sheet1.$C$14])" office:value-type="float" office:value="0" calcext:value-type="float">
            <text:p>0</text:p>
          </table:table-cell>
          <table:table-cell table:formula="of:=BITRSHIFT(BITAND([.$E176];[.$D$6]); [$Sheet1.$C$14] + [$Sheet1.$C$15])" office:value-type="float" office:value="0" calcext:value-type="float">
            <text:p>0</text:p>
          </table:table-cell>
          <table:table-cell table:formula="of:=BITRSHIFT(BITAND([.$E17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2];2)=&quot;0x&quot;; HEX2DEC(MID([Sheet1.F182];3;LEN([Sheet1.F182])-2)); [$Sheet1.F182])" office:value-type="float" office:value="0" calcext:value-type="float">
            <text:p>0</text:p>
          </table:table-cell>
          <table:table-cell table:number-columns-repeated="3"/>
          <table:table-cell table:formula="of:= BITAND([$intermediates.$E177];[.$D$4])" office:value-type="float" office:value="0" calcext:value-type="float">
            <text:p>0</text:p>
          </table:table-cell>
          <table:table-cell table:formula="of:=BITRSHIFT(BITAND([.$E177];[.$D$5]); [$Sheet1.$C$14])" office:value-type="float" office:value="0" calcext:value-type="float">
            <text:p>0</text:p>
          </table:table-cell>
          <table:table-cell table:formula="of:=BITRSHIFT(BITAND([.$E177];[.$D$6]); [$Sheet1.$C$14] + [$Sheet1.$C$15])" office:value-type="float" office:value="0" calcext:value-type="float">
            <text:p>0</text:p>
          </table:table-cell>
          <table:table-cell table:formula="of:=BITRSHIFT(BITAND([.$E17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3];2)=&quot;0x&quot;; HEX2DEC(MID([Sheet1.F183];3;LEN([Sheet1.F183])-2)); [$Sheet1.F183])" office:value-type="float" office:value="0" calcext:value-type="float">
            <text:p>0</text:p>
          </table:table-cell>
          <table:table-cell table:number-columns-repeated="3"/>
          <table:table-cell table:formula="of:= BITAND([$intermediates.$E178];[.$D$4])" office:value-type="float" office:value="0" calcext:value-type="float">
            <text:p>0</text:p>
          </table:table-cell>
          <table:table-cell table:formula="of:=BITRSHIFT(BITAND([.$E178];[.$D$5]); [$Sheet1.$C$14])" office:value-type="float" office:value="0" calcext:value-type="float">
            <text:p>0</text:p>
          </table:table-cell>
          <table:table-cell table:formula="of:=BITRSHIFT(BITAND([.$E178];[.$D$6]); [$Sheet1.$C$14] + [$Sheet1.$C$15])" office:value-type="float" office:value="0" calcext:value-type="float">
            <text:p>0</text:p>
          </table:table-cell>
          <table:table-cell table:formula="of:=BITRSHIFT(BITAND([.$E17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4];2)=&quot;0x&quot;; HEX2DEC(MID([Sheet1.F184];3;LEN([Sheet1.F184])-2)); [$Sheet1.F184])" office:value-type="float" office:value="0" calcext:value-type="float">
            <text:p>0</text:p>
          </table:table-cell>
          <table:table-cell table:number-columns-repeated="3"/>
          <table:table-cell table:formula="of:= BITAND([$intermediates.$E179];[.$D$4])" office:value-type="float" office:value="0" calcext:value-type="float">
            <text:p>0</text:p>
          </table:table-cell>
          <table:table-cell table:formula="of:=BITRSHIFT(BITAND([.$E179];[.$D$5]); [$Sheet1.$C$14])" office:value-type="float" office:value="0" calcext:value-type="float">
            <text:p>0</text:p>
          </table:table-cell>
          <table:table-cell table:formula="of:=BITRSHIFT(BITAND([.$E179];[.$D$6]); [$Sheet1.$C$14] + [$Sheet1.$C$15])" office:value-type="float" office:value="0" calcext:value-type="float">
            <text:p>0</text:p>
          </table:table-cell>
          <table:table-cell table:formula="of:=BITRSHIFT(BITAND([.$E17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5];2)=&quot;0x&quot;; HEX2DEC(MID([Sheet1.F185];3;LEN([Sheet1.F185])-2)); [$Sheet1.F185])" office:value-type="float" office:value="0" calcext:value-type="float">
            <text:p>0</text:p>
          </table:table-cell>
          <table:table-cell table:number-columns-repeated="3"/>
          <table:table-cell table:formula="of:= BITAND([$intermediates.$E180];[.$D$4])" office:value-type="float" office:value="0" calcext:value-type="float">
            <text:p>0</text:p>
          </table:table-cell>
          <table:table-cell table:formula="of:=BITRSHIFT(BITAND([.$E180];[.$D$5]); [$Sheet1.$C$14])" office:value-type="float" office:value="0" calcext:value-type="float">
            <text:p>0</text:p>
          </table:table-cell>
          <table:table-cell table:formula="of:=BITRSHIFT(BITAND([.$E180];[.$D$6]); [$Sheet1.$C$14] + [$Sheet1.$C$15])" office:value-type="float" office:value="0" calcext:value-type="float">
            <text:p>0</text:p>
          </table:table-cell>
          <table:table-cell table:formula="of:=BITRSHIFT(BITAND([.$E18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6];2)=&quot;0x&quot;; HEX2DEC(MID([Sheet1.F186];3;LEN([Sheet1.F186])-2)); [$Sheet1.F186])" office:value-type="float" office:value="0" calcext:value-type="float">
            <text:p>0</text:p>
          </table:table-cell>
          <table:table-cell table:number-columns-repeated="3"/>
          <table:table-cell table:formula="of:= BITAND([$intermediates.$E181];[.$D$4])" office:value-type="float" office:value="0" calcext:value-type="float">
            <text:p>0</text:p>
          </table:table-cell>
          <table:table-cell table:formula="of:=BITRSHIFT(BITAND([.$E181];[.$D$5]); [$Sheet1.$C$14])" office:value-type="float" office:value="0" calcext:value-type="float">
            <text:p>0</text:p>
          </table:table-cell>
          <table:table-cell table:formula="of:=BITRSHIFT(BITAND([.$E181];[.$D$6]); [$Sheet1.$C$14] + [$Sheet1.$C$15])" office:value-type="float" office:value="0" calcext:value-type="float">
            <text:p>0</text:p>
          </table:table-cell>
          <table:table-cell table:formula="of:=BITRSHIFT(BITAND([.$E18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7];2)=&quot;0x&quot;; HEX2DEC(MID([Sheet1.F187];3;LEN([Sheet1.F187])-2)); [$Sheet1.F187])" office:value-type="float" office:value="0" calcext:value-type="float">
            <text:p>0</text:p>
          </table:table-cell>
          <table:table-cell table:number-columns-repeated="3"/>
          <table:table-cell table:formula="of:= BITAND([$intermediates.$E182];[.$D$4])" office:value-type="float" office:value="0" calcext:value-type="float">
            <text:p>0</text:p>
          </table:table-cell>
          <table:table-cell table:formula="of:=BITRSHIFT(BITAND([.$E182];[.$D$5]); [$Sheet1.$C$14])" office:value-type="float" office:value="0" calcext:value-type="float">
            <text:p>0</text:p>
          </table:table-cell>
          <table:table-cell table:formula="of:=BITRSHIFT(BITAND([.$E182];[.$D$6]); [$Sheet1.$C$14] + [$Sheet1.$C$15])" office:value-type="float" office:value="0" calcext:value-type="float">
            <text:p>0</text:p>
          </table:table-cell>
          <table:table-cell table:formula="of:=BITRSHIFT(BITAND([.$E18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8];2)=&quot;0x&quot;; HEX2DEC(MID([Sheet1.F188];3;LEN([Sheet1.F188])-2)); [$Sheet1.F188])" office:value-type="float" office:value="0" calcext:value-type="float">
            <text:p>0</text:p>
          </table:table-cell>
          <table:table-cell table:number-columns-repeated="3"/>
          <table:table-cell table:formula="of:= BITAND([$intermediates.$E183];[.$D$4])" office:value-type="float" office:value="0" calcext:value-type="float">
            <text:p>0</text:p>
          </table:table-cell>
          <table:table-cell table:formula="of:=BITRSHIFT(BITAND([.$E183];[.$D$5]); [$Sheet1.$C$14])" office:value-type="float" office:value="0" calcext:value-type="float">
            <text:p>0</text:p>
          </table:table-cell>
          <table:table-cell table:formula="of:=BITRSHIFT(BITAND([.$E183];[.$D$6]); [$Sheet1.$C$14] + [$Sheet1.$C$15])" office:value-type="float" office:value="0" calcext:value-type="float">
            <text:p>0</text:p>
          </table:table-cell>
          <table:table-cell table:formula="of:=BITRSHIFT(BITAND([.$E18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89];2)=&quot;0x&quot;; HEX2DEC(MID([Sheet1.F189];3;LEN([Sheet1.F189])-2)); [$Sheet1.F189])" office:value-type="float" office:value="0" calcext:value-type="float">
            <text:p>0</text:p>
          </table:table-cell>
          <table:table-cell table:number-columns-repeated="3"/>
          <table:table-cell table:formula="of:= BITAND([$intermediates.$E184];[.$D$4])" office:value-type="float" office:value="0" calcext:value-type="float">
            <text:p>0</text:p>
          </table:table-cell>
          <table:table-cell table:formula="of:=BITRSHIFT(BITAND([.$E184];[.$D$5]); [$Sheet1.$C$14])" office:value-type="float" office:value="0" calcext:value-type="float">
            <text:p>0</text:p>
          </table:table-cell>
          <table:table-cell table:formula="of:=BITRSHIFT(BITAND([.$E184];[.$D$6]); [$Sheet1.$C$14] + [$Sheet1.$C$15])" office:value-type="float" office:value="0" calcext:value-type="float">
            <text:p>0</text:p>
          </table:table-cell>
          <table:table-cell table:formula="of:=BITRSHIFT(BITAND([.$E18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0];2)=&quot;0x&quot;; HEX2DEC(MID([Sheet1.F190];3;LEN([Sheet1.F190])-2)); [$Sheet1.F190])" office:value-type="float" office:value="0" calcext:value-type="float">
            <text:p>0</text:p>
          </table:table-cell>
          <table:table-cell table:number-columns-repeated="3"/>
          <table:table-cell table:formula="of:= BITAND([$intermediates.$E185];[.$D$4])" office:value-type="float" office:value="0" calcext:value-type="float">
            <text:p>0</text:p>
          </table:table-cell>
          <table:table-cell table:formula="of:=BITRSHIFT(BITAND([.$E185];[.$D$5]); [$Sheet1.$C$14])" office:value-type="float" office:value="0" calcext:value-type="float">
            <text:p>0</text:p>
          </table:table-cell>
          <table:table-cell table:formula="of:=BITRSHIFT(BITAND([.$E185];[.$D$6]); [$Sheet1.$C$14] + [$Sheet1.$C$15])" office:value-type="float" office:value="0" calcext:value-type="float">
            <text:p>0</text:p>
          </table:table-cell>
          <table:table-cell table:formula="of:=BITRSHIFT(BITAND([.$E18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1];2)=&quot;0x&quot;; HEX2DEC(MID([Sheet1.F191];3;LEN([Sheet1.F191])-2)); [$Sheet1.F191])" office:value-type="float" office:value="0" calcext:value-type="float">
            <text:p>0</text:p>
          </table:table-cell>
          <table:table-cell table:number-columns-repeated="3"/>
          <table:table-cell table:formula="of:= BITAND([$intermediates.$E186];[.$D$4])" office:value-type="float" office:value="0" calcext:value-type="float">
            <text:p>0</text:p>
          </table:table-cell>
          <table:table-cell table:formula="of:=BITRSHIFT(BITAND([.$E186];[.$D$5]); [$Sheet1.$C$14])" office:value-type="float" office:value="0" calcext:value-type="float">
            <text:p>0</text:p>
          </table:table-cell>
          <table:table-cell table:formula="of:=BITRSHIFT(BITAND([.$E186];[.$D$6]); [$Sheet1.$C$14] + [$Sheet1.$C$15])" office:value-type="float" office:value="0" calcext:value-type="float">
            <text:p>0</text:p>
          </table:table-cell>
          <table:table-cell table:formula="of:=BITRSHIFT(BITAND([.$E18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2];2)=&quot;0x&quot;; HEX2DEC(MID([Sheet1.F192];3;LEN([Sheet1.F192])-2)); [$Sheet1.F192])" office:value-type="float" office:value="0" calcext:value-type="float">
            <text:p>0</text:p>
          </table:table-cell>
          <table:table-cell table:number-columns-repeated="3"/>
          <table:table-cell table:formula="of:= BITAND([$intermediates.$E187];[.$D$4])" office:value-type="float" office:value="0" calcext:value-type="float">
            <text:p>0</text:p>
          </table:table-cell>
          <table:table-cell table:formula="of:=BITRSHIFT(BITAND([.$E187];[.$D$5]); [$Sheet1.$C$14])" office:value-type="float" office:value="0" calcext:value-type="float">
            <text:p>0</text:p>
          </table:table-cell>
          <table:table-cell table:formula="of:=BITRSHIFT(BITAND([.$E187];[.$D$6]); [$Sheet1.$C$14] + [$Sheet1.$C$15])" office:value-type="float" office:value="0" calcext:value-type="float">
            <text:p>0</text:p>
          </table:table-cell>
          <table:table-cell table:formula="of:=BITRSHIFT(BITAND([.$E18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3];2)=&quot;0x&quot;; HEX2DEC(MID([Sheet1.F193];3;LEN([Sheet1.F193])-2)); [$Sheet1.F193])" office:value-type="float" office:value="0" calcext:value-type="float">
            <text:p>0</text:p>
          </table:table-cell>
          <table:table-cell table:number-columns-repeated="3"/>
          <table:table-cell table:formula="of:= BITAND([$intermediates.$E188];[.$D$4])" office:value-type="float" office:value="0" calcext:value-type="float">
            <text:p>0</text:p>
          </table:table-cell>
          <table:table-cell table:formula="of:=BITRSHIFT(BITAND([.$E188];[.$D$5]); [$Sheet1.$C$14])" office:value-type="float" office:value="0" calcext:value-type="float">
            <text:p>0</text:p>
          </table:table-cell>
          <table:table-cell table:formula="of:=BITRSHIFT(BITAND([.$E188];[.$D$6]); [$Sheet1.$C$14] + [$Sheet1.$C$15])" office:value-type="float" office:value="0" calcext:value-type="float">
            <text:p>0</text:p>
          </table:table-cell>
          <table:table-cell table:formula="of:=BITRSHIFT(BITAND([.$E18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4];2)=&quot;0x&quot;; HEX2DEC(MID([Sheet1.F194];3;LEN([Sheet1.F194])-2)); [$Sheet1.F194])" office:value-type="float" office:value="0" calcext:value-type="float">
            <text:p>0</text:p>
          </table:table-cell>
          <table:table-cell table:number-columns-repeated="3"/>
          <table:table-cell table:formula="of:= BITAND([$intermediates.$E189];[.$D$4])" office:value-type="float" office:value="0" calcext:value-type="float">
            <text:p>0</text:p>
          </table:table-cell>
          <table:table-cell table:formula="of:=BITRSHIFT(BITAND([.$E189];[.$D$5]); [$Sheet1.$C$14])" office:value-type="float" office:value="0" calcext:value-type="float">
            <text:p>0</text:p>
          </table:table-cell>
          <table:table-cell table:formula="of:=BITRSHIFT(BITAND([.$E189];[.$D$6]); [$Sheet1.$C$14] + [$Sheet1.$C$15])" office:value-type="float" office:value="0" calcext:value-type="float">
            <text:p>0</text:p>
          </table:table-cell>
          <table:table-cell table:formula="of:=BITRSHIFT(BITAND([.$E18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5];2)=&quot;0x&quot;; HEX2DEC(MID([Sheet1.F195];3;LEN([Sheet1.F195])-2)); [$Sheet1.F195])" office:value-type="float" office:value="0" calcext:value-type="float">
            <text:p>0</text:p>
          </table:table-cell>
          <table:table-cell table:number-columns-repeated="3"/>
          <table:table-cell table:formula="of:= BITAND([$intermediates.$E190];[.$D$4])" office:value-type="float" office:value="0" calcext:value-type="float">
            <text:p>0</text:p>
          </table:table-cell>
          <table:table-cell table:formula="of:=BITRSHIFT(BITAND([.$E190];[.$D$5]); [$Sheet1.$C$14])" office:value-type="float" office:value="0" calcext:value-type="float">
            <text:p>0</text:p>
          </table:table-cell>
          <table:table-cell table:formula="of:=BITRSHIFT(BITAND([.$E190];[.$D$6]); [$Sheet1.$C$14] + [$Sheet1.$C$15])" office:value-type="float" office:value="0" calcext:value-type="float">
            <text:p>0</text:p>
          </table:table-cell>
          <table:table-cell table:formula="of:=BITRSHIFT(BITAND([.$E19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6];2)=&quot;0x&quot;; HEX2DEC(MID([Sheet1.F196];3;LEN([Sheet1.F196])-2)); [$Sheet1.F196])" office:value-type="float" office:value="0" calcext:value-type="float">
            <text:p>0</text:p>
          </table:table-cell>
          <table:table-cell table:number-columns-repeated="3"/>
          <table:table-cell table:formula="of:= BITAND([$intermediates.$E191];[.$D$4])" office:value-type="float" office:value="0" calcext:value-type="float">
            <text:p>0</text:p>
          </table:table-cell>
          <table:table-cell table:formula="of:=BITRSHIFT(BITAND([.$E191];[.$D$5]); [$Sheet1.$C$14])" office:value-type="float" office:value="0" calcext:value-type="float">
            <text:p>0</text:p>
          </table:table-cell>
          <table:table-cell table:formula="of:=BITRSHIFT(BITAND([.$E191];[.$D$6]); [$Sheet1.$C$14] + [$Sheet1.$C$15])" office:value-type="float" office:value="0" calcext:value-type="float">
            <text:p>0</text:p>
          </table:table-cell>
          <table:table-cell table:formula="of:=BITRSHIFT(BITAND([.$E19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7];2)=&quot;0x&quot;; HEX2DEC(MID([Sheet1.F197];3;LEN([Sheet1.F197])-2)); [$Sheet1.F197])" office:value-type="float" office:value="0" calcext:value-type="float">
            <text:p>0</text:p>
          </table:table-cell>
          <table:table-cell table:number-columns-repeated="3"/>
          <table:table-cell table:formula="of:= BITAND([$intermediates.$E192];[.$D$4])" office:value-type="float" office:value="0" calcext:value-type="float">
            <text:p>0</text:p>
          </table:table-cell>
          <table:table-cell table:formula="of:=BITRSHIFT(BITAND([.$E192];[.$D$5]); [$Sheet1.$C$14])" office:value-type="float" office:value="0" calcext:value-type="float">
            <text:p>0</text:p>
          </table:table-cell>
          <table:table-cell table:formula="of:=BITRSHIFT(BITAND([.$E192];[.$D$6]); [$Sheet1.$C$14] + [$Sheet1.$C$15])" office:value-type="float" office:value="0" calcext:value-type="float">
            <text:p>0</text:p>
          </table:table-cell>
          <table:table-cell table:formula="of:=BITRSHIFT(BITAND([.$E19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8];2)=&quot;0x&quot;; HEX2DEC(MID([Sheet1.F198];3;LEN([Sheet1.F198])-2)); [$Sheet1.F198])" office:value-type="float" office:value="0" calcext:value-type="float">
            <text:p>0</text:p>
          </table:table-cell>
          <table:table-cell table:number-columns-repeated="3"/>
          <table:table-cell table:formula="of:= BITAND([$intermediates.$E193];[.$D$4])" office:value-type="float" office:value="0" calcext:value-type="float">
            <text:p>0</text:p>
          </table:table-cell>
          <table:table-cell table:formula="of:=BITRSHIFT(BITAND([.$E193];[.$D$5]); [$Sheet1.$C$14])" office:value-type="float" office:value="0" calcext:value-type="float">
            <text:p>0</text:p>
          </table:table-cell>
          <table:table-cell table:formula="of:=BITRSHIFT(BITAND([.$E193];[.$D$6]); [$Sheet1.$C$14] + [$Sheet1.$C$15])" office:value-type="float" office:value="0" calcext:value-type="float">
            <text:p>0</text:p>
          </table:table-cell>
          <table:table-cell table:formula="of:=BITRSHIFT(BITAND([.$E19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199];2)=&quot;0x&quot;; HEX2DEC(MID([Sheet1.F199];3;LEN([Sheet1.F199])-2)); [$Sheet1.F199])" office:value-type="float" office:value="0" calcext:value-type="float">
            <text:p>0</text:p>
          </table:table-cell>
          <table:table-cell table:number-columns-repeated="3"/>
          <table:table-cell table:formula="of:= BITAND([$intermediates.$E194];[.$D$4])" office:value-type="float" office:value="0" calcext:value-type="float">
            <text:p>0</text:p>
          </table:table-cell>
          <table:table-cell table:formula="of:=BITRSHIFT(BITAND([.$E194];[.$D$5]); [$Sheet1.$C$14])" office:value-type="float" office:value="0" calcext:value-type="float">
            <text:p>0</text:p>
          </table:table-cell>
          <table:table-cell table:formula="of:=BITRSHIFT(BITAND([.$E194];[.$D$6]); [$Sheet1.$C$14] + [$Sheet1.$C$15])" office:value-type="float" office:value="0" calcext:value-type="float">
            <text:p>0</text:p>
          </table:table-cell>
          <table:table-cell table:formula="of:=BITRSHIFT(BITAND([.$E19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0];2)=&quot;0x&quot;; HEX2DEC(MID([Sheet1.F200];3;LEN([Sheet1.F200])-2)); [$Sheet1.F200])" office:value-type="float" office:value="0" calcext:value-type="float">
            <text:p>0</text:p>
          </table:table-cell>
          <table:table-cell table:number-columns-repeated="3"/>
          <table:table-cell table:formula="of:= BITAND([$intermediates.$E195];[.$D$4])" office:value-type="float" office:value="0" calcext:value-type="float">
            <text:p>0</text:p>
          </table:table-cell>
          <table:table-cell table:formula="of:=BITRSHIFT(BITAND([.$E195];[.$D$5]); [$Sheet1.$C$14])" office:value-type="float" office:value="0" calcext:value-type="float">
            <text:p>0</text:p>
          </table:table-cell>
          <table:table-cell table:formula="of:=BITRSHIFT(BITAND([.$E195];[.$D$6]); [$Sheet1.$C$14] + [$Sheet1.$C$15])" office:value-type="float" office:value="0" calcext:value-type="float">
            <text:p>0</text:p>
          </table:table-cell>
          <table:table-cell table:formula="of:=BITRSHIFT(BITAND([.$E19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1];2)=&quot;0x&quot;; HEX2DEC(MID([Sheet1.F201];3;LEN([Sheet1.F201])-2)); [$Sheet1.F201])" office:value-type="float" office:value="0" calcext:value-type="float">
            <text:p>0</text:p>
          </table:table-cell>
          <table:table-cell table:number-columns-repeated="3"/>
          <table:table-cell table:formula="of:= BITAND([$intermediates.$E196];[.$D$4])" office:value-type="float" office:value="0" calcext:value-type="float">
            <text:p>0</text:p>
          </table:table-cell>
          <table:table-cell table:formula="of:=BITRSHIFT(BITAND([.$E196];[.$D$5]); [$Sheet1.$C$14])" office:value-type="float" office:value="0" calcext:value-type="float">
            <text:p>0</text:p>
          </table:table-cell>
          <table:table-cell table:formula="of:=BITRSHIFT(BITAND([.$E196];[.$D$6]); [$Sheet1.$C$14] + [$Sheet1.$C$15])" office:value-type="float" office:value="0" calcext:value-type="float">
            <text:p>0</text:p>
          </table:table-cell>
          <table:table-cell table:formula="of:=BITRSHIFT(BITAND([.$E19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2];2)=&quot;0x&quot;; HEX2DEC(MID([Sheet1.F202];3;LEN([Sheet1.F202])-2)); [$Sheet1.F202])" office:value-type="float" office:value="0" calcext:value-type="float">
            <text:p>0</text:p>
          </table:table-cell>
          <table:table-cell table:number-columns-repeated="3"/>
          <table:table-cell table:formula="of:= BITAND([$intermediates.$E197];[.$D$4])" office:value-type="float" office:value="0" calcext:value-type="float">
            <text:p>0</text:p>
          </table:table-cell>
          <table:table-cell table:formula="of:=BITRSHIFT(BITAND([.$E197];[.$D$5]); [$Sheet1.$C$14])" office:value-type="float" office:value="0" calcext:value-type="float">
            <text:p>0</text:p>
          </table:table-cell>
          <table:table-cell table:formula="of:=BITRSHIFT(BITAND([.$E197];[.$D$6]); [$Sheet1.$C$14] + [$Sheet1.$C$15])" office:value-type="float" office:value="0" calcext:value-type="float">
            <text:p>0</text:p>
          </table:table-cell>
          <table:table-cell table:formula="of:=BITRSHIFT(BITAND([.$E19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3];2)=&quot;0x&quot;; HEX2DEC(MID([Sheet1.F203];3;LEN([Sheet1.F203])-2)); [$Sheet1.F203])" office:value-type="float" office:value="0" calcext:value-type="float">
            <text:p>0</text:p>
          </table:table-cell>
          <table:table-cell table:number-columns-repeated="3"/>
          <table:table-cell table:formula="of:= BITAND([$intermediates.$E198];[.$D$4])" office:value-type="float" office:value="0" calcext:value-type="float">
            <text:p>0</text:p>
          </table:table-cell>
          <table:table-cell table:formula="of:=BITRSHIFT(BITAND([.$E198];[.$D$5]); [$Sheet1.$C$14])" office:value-type="float" office:value="0" calcext:value-type="float">
            <text:p>0</text:p>
          </table:table-cell>
          <table:table-cell table:formula="of:=BITRSHIFT(BITAND([.$E198];[.$D$6]); [$Sheet1.$C$14] + [$Sheet1.$C$15])" office:value-type="float" office:value="0" calcext:value-type="float">
            <text:p>0</text:p>
          </table:table-cell>
          <table:table-cell table:formula="of:=BITRSHIFT(BITAND([.$E19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4];2)=&quot;0x&quot;; HEX2DEC(MID([Sheet1.F204];3;LEN([Sheet1.F204])-2)); [$Sheet1.F204])" office:value-type="float" office:value="0" calcext:value-type="float">
            <text:p>0</text:p>
          </table:table-cell>
          <table:table-cell table:number-columns-repeated="3"/>
          <table:table-cell table:formula="of:= BITAND([$intermediates.$E199];[.$D$4])" office:value-type="float" office:value="0" calcext:value-type="float">
            <text:p>0</text:p>
          </table:table-cell>
          <table:table-cell table:formula="of:=BITRSHIFT(BITAND([.$E199];[.$D$5]); [$Sheet1.$C$14])" office:value-type="float" office:value="0" calcext:value-type="float">
            <text:p>0</text:p>
          </table:table-cell>
          <table:table-cell table:formula="of:=BITRSHIFT(BITAND([.$E199];[.$D$6]); [$Sheet1.$C$14] + [$Sheet1.$C$15])" office:value-type="float" office:value="0" calcext:value-type="float">
            <text:p>0</text:p>
          </table:table-cell>
          <table:table-cell table:formula="of:=BITRSHIFT(BITAND([.$E19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5];2)=&quot;0x&quot;; HEX2DEC(MID([Sheet1.F205];3;LEN([Sheet1.F205])-2)); [$Sheet1.F205])" office:value-type="float" office:value="0" calcext:value-type="float">
            <text:p>0</text:p>
          </table:table-cell>
          <table:table-cell table:number-columns-repeated="3"/>
          <table:table-cell table:formula="of:= BITAND([$intermediates.$E200];[.$D$4])" office:value-type="float" office:value="0" calcext:value-type="float">
            <text:p>0</text:p>
          </table:table-cell>
          <table:table-cell table:formula="of:=BITRSHIFT(BITAND([.$E200];[.$D$5]); [$Sheet1.$C$14])" office:value-type="float" office:value="0" calcext:value-type="float">
            <text:p>0</text:p>
          </table:table-cell>
          <table:table-cell table:formula="of:=BITRSHIFT(BITAND([.$E200];[.$D$6]); [$Sheet1.$C$14] + [$Sheet1.$C$15])" office:value-type="float" office:value="0" calcext:value-type="float">
            <text:p>0</text:p>
          </table:table-cell>
          <table:table-cell table:formula="of:=BITRSHIFT(BITAND([.$E20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6];2)=&quot;0x&quot;; HEX2DEC(MID([Sheet1.F206];3;LEN([Sheet1.F206])-2)); [$Sheet1.F206])" office:value-type="float" office:value="0" calcext:value-type="float">
            <text:p>0</text:p>
          </table:table-cell>
          <table:table-cell table:number-columns-repeated="3"/>
          <table:table-cell table:formula="of:= BITAND([$intermediates.$E201];[.$D$4])" office:value-type="float" office:value="0" calcext:value-type="float">
            <text:p>0</text:p>
          </table:table-cell>
          <table:table-cell table:formula="of:=BITRSHIFT(BITAND([.$E201];[.$D$5]); [$Sheet1.$C$14])" office:value-type="float" office:value="0" calcext:value-type="float">
            <text:p>0</text:p>
          </table:table-cell>
          <table:table-cell table:formula="of:=BITRSHIFT(BITAND([.$E201];[.$D$6]); [$Sheet1.$C$14] + [$Sheet1.$C$15])" office:value-type="float" office:value="0" calcext:value-type="float">
            <text:p>0</text:p>
          </table:table-cell>
          <table:table-cell table:formula="of:=BITRSHIFT(BITAND([.$E20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7];2)=&quot;0x&quot;; HEX2DEC(MID([Sheet1.F207];3;LEN([Sheet1.F207])-2)); [$Sheet1.F207])" office:value-type="float" office:value="0" calcext:value-type="float">
            <text:p>0</text:p>
          </table:table-cell>
          <table:table-cell table:number-columns-repeated="3"/>
          <table:table-cell table:formula="of:= BITAND([$intermediates.$E202];[.$D$4])" office:value-type="float" office:value="0" calcext:value-type="float">
            <text:p>0</text:p>
          </table:table-cell>
          <table:table-cell table:formula="of:=BITRSHIFT(BITAND([.$E202];[.$D$5]); [$Sheet1.$C$14])" office:value-type="float" office:value="0" calcext:value-type="float">
            <text:p>0</text:p>
          </table:table-cell>
          <table:table-cell table:formula="of:=BITRSHIFT(BITAND([.$E202];[.$D$6]); [$Sheet1.$C$14] + [$Sheet1.$C$15])" office:value-type="float" office:value="0" calcext:value-type="float">
            <text:p>0</text:p>
          </table:table-cell>
          <table:table-cell table:formula="of:=BITRSHIFT(BITAND([.$E20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8];2)=&quot;0x&quot;; HEX2DEC(MID([Sheet1.F208];3;LEN([Sheet1.F208])-2)); [$Sheet1.F208])" office:value-type="float" office:value="0" calcext:value-type="float">
            <text:p>0</text:p>
          </table:table-cell>
          <table:table-cell table:number-columns-repeated="3"/>
          <table:table-cell table:formula="of:= BITAND([$intermediates.$E203];[.$D$4])" office:value-type="float" office:value="0" calcext:value-type="float">
            <text:p>0</text:p>
          </table:table-cell>
          <table:table-cell table:formula="of:=BITRSHIFT(BITAND([.$E203];[.$D$5]); [$Sheet1.$C$14])" office:value-type="float" office:value="0" calcext:value-type="float">
            <text:p>0</text:p>
          </table:table-cell>
          <table:table-cell table:formula="of:=BITRSHIFT(BITAND([.$E203];[.$D$6]); [$Sheet1.$C$14] + [$Sheet1.$C$15])" office:value-type="float" office:value="0" calcext:value-type="float">
            <text:p>0</text:p>
          </table:table-cell>
          <table:table-cell table:formula="of:=BITRSHIFT(BITAND([.$E20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09];2)=&quot;0x&quot;; HEX2DEC(MID([Sheet1.F209];3;LEN([Sheet1.F209])-2)); [$Sheet1.F209])" office:value-type="float" office:value="0" calcext:value-type="float">
            <text:p>0</text:p>
          </table:table-cell>
          <table:table-cell table:number-columns-repeated="3"/>
          <table:table-cell table:formula="of:= BITAND([$intermediates.$E204];[.$D$4])" office:value-type="float" office:value="0" calcext:value-type="float">
            <text:p>0</text:p>
          </table:table-cell>
          <table:table-cell table:formula="of:=BITRSHIFT(BITAND([.$E204];[.$D$5]); [$Sheet1.$C$14])" office:value-type="float" office:value="0" calcext:value-type="float">
            <text:p>0</text:p>
          </table:table-cell>
          <table:table-cell table:formula="of:=BITRSHIFT(BITAND([.$E204];[.$D$6]); [$Sheet1.$C$14] + [$Sheet1.$C$15])" office:value-type="float" office:value="0" calcext:value-type="float">
            <text:p>0</text:p>
          </table:table-cell>
          <table:table-cell table:formula="of:=BITRSHIFT(BITAND([.$E20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0];2)=&quot;0x&quot;; HEX2DEC(MID([Sheet1.F210];3;LEN([Sheet1.F210])-2)); [$Sheet1.F210])" office:value-type="float" office:value="0" calcext:value-type="float">
            <text:p>0</text:p>
          </table:table-cell>
          <table:table-cell table:number-columns-repeated="3"/>
          <table:table-cell table:formula="of:= BITAND([$intermediates.$E205];[.$D$4])" office:value-type="float" office:value="0" calcext:value-type="float">
            <text:p>0</text:p>
          </table:table-cell>
          <table:table-cell table:formula="of:=BITRSHIFT(BITAND([.$E205];[.$D$5]); [$Sheet1.$C$14])" office:value-type="float" office:value="0" calcext:value-type="float">
            <text:p>0</text:p>
          </table:table-cell>
          <table:table-cell table:formula="of:=BITRSHIFT(BITAND([.$E205];[.$D$6]); [$Sheet1.$C$14] + [$Sheet1.$C$15])" office:value-type="float" office:value="0" calcext:value-type="float">
            <text:p>0</text:p>
          </table:table-cell>
          <table:table-cell table:formula="of:=BITRSHIFT(BITAND([.$E20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1];2)=&quot;0x&quot;; HEX2DEC(MID([Sheet1.F211];3;LEN([Sheet1.F211])-2)); [$Sheet1.F211])" office:value-type="float" office:value="0" calcext:value-type="float">
            <text:p>0</text:p>
          </table:table-cell>
          <table:table-cell table:number-columns-repeated="3"/>
          <table:table-cell table:formula="of:= BITAND([$intermediates.$E206];[.$D$4])" office:value-type="float" office:value="0" calcext:value-type="float">
            <text:p>0</text:p>
          </table:table-cell>
          <table:table-cell table:formula="of:=BITRSHIFT(BITAND([.$E206];[.$D$5]); [$Sheet1.$C$14])" office:value-type="float" office:value="0" calcext:value-type="float">
            <text:p>0</text:p>
          </table:table-cell>
          <table:table-cell table:formula="of:=BITRSHIFT(BITAND([.$E206];[.$D$6]); [$Sheet1.$C$14] + [$Sheet1.$C$15])" office:value-type="float" office:value="0" calcext:value-type="float">
            <text:p>0</text:p>
          </table:table-cell>
          <table:table-cell table:formula="of:=BITRSHIFT(BITAND([.$E20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2];2)=&quot;0x&quot;; HEX2DEC(MID([Sheet1.F212];3;LEN([Sheet1.F212])-2)); [$Sheet1.F212])" office:value-type="float" office:value="0" calcext:value-type="float">
            <text:p>0</text:p>
          </table:table-cell>
          <table:table-cell table:number-columns-repeated="3"/>
          <table:table-cell table:formula="of:= BITAND([$intermediates.$E207];[.$D$4])" office:value-type="float" office:value="0" calcext:value-type="float">
            <text:p>0</text:p>
          </table:table-cell>
          <table:table-cell table:formula="of:=BITRSHIFT(BITAND([.$E207];[.$D$5]); [$Sheet1.$C$14])" office:value-type="float" office:value="0" calcext:value-type="float">
            <text:p>0</text:p>
          </table:table-cell>
          <table:table-cell table:formula="of:=BITRSHIFT(BITAND([.$E207];[.$D$6]); [$Sheet1.$C$14] + [$Sheet1.$C$15])" office:value-type="float" office:value="0" calcext:value-type="float">
            <text:p>0</text:p>
          </table:table-cell>
          <table:table-cell table:formula="of:=BITRSHIFT(BITAND([.$E20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3];2)=&quot;0x&quot;; HEX2DEC(MID([Sheet1.F213];3;LEN([Sheet1.F213])-2)); [$Sheet1.F213])" office:value-type="float" office:value="0" calcext:value-type="float">
            <text:p>0</text:p>
          </table:table-cell>
          <table:table-cell table:number-columns-repeated="3"/>
          <table:table-cell table:formula="of:= BITAND([$intermediates.$E208];[.$D$4])" office:value-type="float" office:value="0" calcext:value-type="float">
            <text:p>0</text:p>
          </table:table-cell>
          <table:table-cell table:formula="of:=BITRSHIFT(BITAND([.$E208];[.$D$5]); [$Sheet1.$C$14])" office:value-type="float" office:value="0" calcext:value-type="float">
            <text:p>0</text:p>
          </table:table-cell>
          <table:table-cell table:formula="of:=BITRSHIFT(BITAND([.$E208];[.$D$6]); [$Sheet1.$C$14] + [$Sheet1.$C$15])" office:value-type="float" office:value="0" calcext:value-type="float">
            <text:p>0</text:p>
          </table:table-cell>
          <table:table-cell table:formula="of:=BITRSHIFT(BITAND([.$E20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4];2)=&quot;0x&quot;; HEX2DEC(MID([Sheet1.F214];3;LEN([Sheet1.F214])-2)); [$Sheet1.F214])" office:value-type="float" office:value="0" calcext:value-type="float">
            <text:p>0</text:p>
          </table:table-cell>
          <table:table-cell table:number-columns-repeated="3"/>
          <table:table-cell table:formula="of:= BITAND([$intermediates.$E209];[.$D$4])" office:value-type="float" office:value="0" calcext:value-type="float">
            <text:p>0</text:p>
          </table:table-cell>
          <table:table-cell table:formula="of:=BITRSHIFT(BITAND([.$E209];[.$D$5]); [$Sheet1.$C$14])" office:value-type="float" office:value="0" calcext:value-type="float">
            <text:p>0</text:p>
          </table:table-cell>
          <table:table-cell table:formula="of:=BITRSHIFT(BITAND([.$E209];[.$D$6]); [$Sheet1.$C$14] + [$Sheet1.$C$15])" office:value-type="float" office:value="0" calcext:value-type="float">
            <text:p>0</text:p>
          </table:table-cell>
          <table:table-cell table:formula="of:=BITRSHIFT(BITAND([.$E20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5];2)=&quot;0x&quot;; HEX2DEC(MID([Sheet1.F215];3;LEN([Sheet1.F215])-2)); [$Sheet1.F215])" office:value-type="float" office:value="0" calcext:value-type="float">
            <text:p>0</text:p>
          </table:table-cell>
          <table:table-cell table:number-columns-repeated="3"/>
          <table:table-cell table:formula="of:= BITAND([$intermediates.$E210];[.$D$4])" office:value-type="float" office:value="0" calcext:value-type="float">
            <text:p>0</text:p>
          </table:table-cell>
          <table:table-cell table:formula="of:=BITRSHIFT(BITAND([.$E210];[.$D$5]); [$Sheet1.$C$14])" office:value-type="float" office:value="0" calcext:value-type="float">
            <text:p>0</text:p>
          </table:table-cell>
          <table:table-cell table:formula="of:=BITRSHIFT(BITAND([.$E210];[.$D$6]); [$Sheet1.$C$14] + [$Sheet1.$C$15])" office:value-type="float" office:value="0" calcext:value-type="float">
            <text:p>0</text:p>
          </table:table-cell>
          <table:table-cell table:formula="of:=BITRSHIFT(BITAND([.$E21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6];2)=&quot;0x&quot;; HEX2DEC(MID([Sheet1.F216];3;LEN([Sheet1.F216])-2)); [$Sheet1.F216])" office:value-type="float" office:value="0" calcext:value-type="float">
            <text:p>0</text:p>
          </table:table-cell>
          <table:table-cell table:number-columns-repeated="3"/>
          <table:table-cell table:formula="of:= BITAND([$intermediates.$E211];[.$D$4])" office:value-type="float" office:value="0" calcext:value-type="float">
            <text:p>0</text:p>
          </table:table-cell>
          <table:table-cell table:formula="of:=BITRSHIFT(BITAND([.$E211];[.$D$5]); [$Sheet1.$C$14])" office:value-type="float" office:value="0" calcext:value-type="float">
            <text:p>0</text:p>
          </table:table-cell>
          <table:table-cell table:formula="of:=BITRSHIFT(BITAND([.$E211];[.$D$6]); [$Sheet1.$C$14] + [$Sheet1.$C$15])" office:value-type="float" office:value="0" calcext:value-type="float">
            <text:p>0</text:p>
          </table:table-cell>
          <table:table-cell table:formula="of:=BITRSHIFT(BITAND([.$E21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7];2)=&quot;0x&quot;; HEX2DEC(MID([Sheet1.F217];3;LEN([Sheet1.F217])-2)); [$Sheet1.F217])" office:value-type="float" office:value="0" calcext:value-type="float">
            <text:p>0</text:p>
          </table:table-cell>
          <table:table-cell table:number-columns-repeated="3"/>
          <table:table-cell table:formula="of:= BITAND([$intermediates.$E212];[.$D$4])" office:value-type="float" office:value="0" calcext:value-type="float">
            <text:p>0</text:p>
          </table:table-cell>
          <table:table-cell table:formula="of:=BITRSHIFT(BITAND([.$E212];[.$D$5]); [$Sheet1.$C$14])" office:value-type="float" office:value="0" calcext:value-type="float">
            <text:p>0</text:p>
          </table:table-cell>
          <table:table-cell table:formula="of:=BITRSHIFT(BITAND([.$E212];[.$D$6]); [$Sheet1.$C$14] + [$Sheet1.$C$15])" office:value-type="float" office:value="0" calcext:value-type="float">
            <text:p>0</text:p>
          </table:table-cell>
          <table:table-cell table:formula="of:=BITRSHIFT(BITAND([.$E2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8];2)=&quot;0x&quot;; HEX2DEC(MID([Sheet1.F218];3;LEN([Sheet1.F218])-2)); [$Sheet1.F218])" office:value-type="float" office:value="0" calcext:value-type="float">
            <text:p>0</text:p>
          </table:table-cell>
          <table:table-cell table:number-columns-repeated="3"/>
          <table:table-cell table:formula="of:= BITAND([$intermediates.$E213];[.$D$4])" office:value-type="float" office:value="0" calcext:value-type="float">
            <text:p>0</text:p>
          </table:table-cell>
          <table:table-cell table:formula="of:=BITRSHIFT(BITAND([.$E213];[.$D$5]); [$Sheet1.$C$14])" office:value-type="float" office:value="0" calcext:value-type="float">
            <text:p>0</text:p>
          </table:table-cell>
          <table:table-cell table:formula="of:=BITRSHIFT(BITAND([.$E213];[.$D$6]); [$Sheet1.$C$14] + [$Sheet1.$C$15])" office:value-type="float" office:value="0" calcext:value-type="float">
            <text:p>0</text:p>
          </table:table-cell>
          <table:table-cell table:formula="of:=BITRSHIFT(BITAND([.$E2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19];2)=&quot;0x&quot;; HEX2DEC(MID([Sheet1.F219];3;LEN([Sheet1.F219])-2)); [$Sheet1.F219])" office:value-type="float" office:value="0" calcext:value-type="float">
            <text:p>0</text:p>
          </table:table-cell>
          <table:table-cell table:number-columns-repeated="3"/>
          <table:table-cell table:formula="of:= BITAND([$intermediates.$E214];[.$D$4])" office:value-type="float" office:value="0" calcext:value-type="float">
            <text:p>0</text:p>
          </table:table-cell>
          <table:table-cell table:formula="of:=BITRSHIFT(BITAND([.$E214];[.$D$5]); [$Sheet1.$C$14])" office:value-type="float" office:value="0" calcext:value-type="float">
            <text:p>0</text:p>
          </table:table-cell>
          <table:table-cell table:formula="of:=BITRSHIFT(BITAND([.$E214];[.$D$6]); [$Sheet1.$C$14] + [$Sheet1.$C$15])" office:value-type="float" office:value="0" calcext:value-type="float">
            <text:p>0</text:p>
          </table:table-cell>
          <table:table-cell table:formula="of:=BITRSHIFT(BITAND([.$E2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0];2)=&quot;0x&quot;; HEX2DEC(MID([Sheet1.F220];3;LEN([Sheet1.F220])-2)); [$Sheet1.F220])" office:value-type="float" office:value="0" calcext:value-type="float">
            <text:p>0</text:p>
          </table:table-cell>
          <table:table-cell table:number-columns-repeated="3"/>
          <table:table-cell table:formula="of:= BITAND([$intermediates.$E215];[.$D$4])" office:value-type="float" office:value="0" calcext:value-type="float">
            <text:p>0</text:p>
          </table:table-cell>
          <table:table-cell table:formula="of:=BITRSHIFT(BITAND([.$E215];[.$D$5]); [$Sheet1.$C$14])" office:value-type="float" office:value="0" calcext:value-type="float">
            <text:p>0</text:p>
          </table:table-cell>
          <table:table-cell table:formula="of:=BITRSHIFT(BITAND([.$E215];[.$D$6]); [$Sheet1.$C$14] + [$Sheet1.$C$15])" office:value-type="float" office:value="0" calcext:value-type="float">
            <text:p>0</text:p>
          </table:table-cell>
          <table:table-cell table:formula="of:=BITRSHIFT(BITAND([.$E2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1];2)=&quot;0x&quot;; HEX2DEC(MID([Sheet1.F221];3;LEN([Sheet1.F221])-2)); [$Sheet1.F221])" office:value-type="float" office:value="0" calcext:value-type="float">
            <text:p>0</text:p>
          </table:table-cell>
          <table:table-cell table:number-columns-repeated="3"/>
          <table:table-cell table:formula="of:= BITAND([$intermediates.$E216];[.$D$4])" office:value-type="float" office:value="0" calcext:value-type="float">
            <text:p>0</text:p>
          </table:table-cell>
          <table:table-cell table:formula="of:=BITRSHIFT(BITAND([.$E216];[.$D$5]); [$Sheet1.$C$14])" office:value-type="float" office:value="0" calcext:value-type="float">
            <text:p>0</text:p>
          </table:table-cell>
          <table:table-cell table:formula="of:=BITRSHIFT(BITAND([.$E216];[.$D$6]); [$Sheet1.$C$14] + [$Sheet1.$C$15])" office:value-type="float" office:value="0" calcext:value-type="float">
            <text:p>0</text:p>
          </table:table-cell>
          <table:table-cell table:formula="of:=BITRSHIFT(BITAND([.$E2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2];2)=&quot;0x&quot;; HEX2DEC(MID([Sheet1.F222];3;LEN([Sheet1.F222])-2)); [$Sheet1.F222])" office:value-type="float" office:value="0" calcext:value-type="float">
            <text:p>0</text:p>
          </table:table-cell>
          <table:table-cell table:number-columns-repeated="3"/>
          <table:table-cell table:formula="of:= BITAND([$intermediates.$E217];[.$D$4])" office:value-type="float" office:value="0" calcext:value-type="float">
            <text:p>0</text:p>
          </table:table-cell>
          <table:table-cell table:formula="of:=BITRSHIFT(BITAND([.$E217];[.$D$5]); [$Sheet1.$C$14])" office:value-type="float" office:value="0" calcext:value-type="float">
            <text:p>0</text:p>
          </table:table-cell>
          <table:table-cell table:formula="of:=BITRSHIFT(BITAND([.$E217];[.$D$6]); [$Sheet1.$C$14] + [$Sheet1.$C$15])" office:value-type="float" office:value="0" calcext:value-type="float">
            <text:p>0</text:p>
          </table:table-cell>
          <table:table-cell table:formula="of:=BITRSHIFT(BITAND([.$E2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3];2)=&quot;0x&quot;; HEX2DEC(MID([Sheet1.F223];3;LEN([Sheet1.F223])-2)); [$Sheet1.F223])" office:value-type="float" office:value="0" calcext:value-type="float">
            <text:p>0</text:p>
          </table:table-cell>
          <table:table-cell table:number-columns-repeated="3"/>
          <table:table-cell table:formula="of:= BITAND([$intermediates.$E218];[.$D$4])" office:value-type="float" office:value="0" calcext:value-type="float">
            <text:p>0</text:p>
          </table:table-cell>
          <table:table-cell table:formula="of:=BITRSHIFT(BITAND([.$E218];[.$D$5]); [$Sheet1.$C$14])" office:value-type="float" office:value="0" calcext:value-type="float">
            <text:p>0</text:p>
          </table:table-cell>
          <table:table-cell table:formula="of:=BITRSHIFT(BITAND([.$E218];[.$D$6]); [$Sheet1.$C$14] + [$Sheet1.$C$15])" office:value-type="float" office:value="0" calcext:value-type="float">
            <text:p>0</text:p>
          </table:table-cell>
          <table:table-cell table:formula="of:=BITRSHIFT(BITAND([.$E2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4];2)=&quot;0x&quot;; HEX2DEC(MID([Sheet1.F224];3;LEN([Sheet1.F224])-2)); [$Sheet1.F224])" office:value-type="float" office:value="0" calcext:value-type="float">
            <text:p>0</text:p>
          </table:table-cell>
          <table:table-cell table:number-columns-repeated="3"/>
          <table:table-cell table:formula="of:= BITAND([$intermediates.$E219];[.$D$4])" office:value-type="float" office:value="0" calcext:value-type="float">
            <text:p>0</text:p>
          </table:table-cell>
          <table:table-cell table:formula="of:=BITRSHIFT(BITAND([.$E219];[.$D$5]); [$Sheet1.$C$14])" office:value-type="float" office:value="0" calcext:value-type="float">
            <text:p>0</text:p>
          </table:table-cell>
          <table:table-cell table:formula="of:=BITRSHIFT(BITAND([.$E219];[.$D$6]); [$Sheet1.$C$14] + [$Sheet1.$C$15])" office:value-type="float" office:value="0" calcext:value-type="float">
            <text:p>0</text:p>
          </table:table-cell>
          <table:table-cell table:formula="of:=BITRSHIFT(BITAND([.$E2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5];2)=&quot;0x&quot;; HEX2DEC(MID([Sheet1.F225];3;LEN([Sheet1.F225])-2)); [$Sheet1.F225])" office:value-type="float" office:value="0" calcext:value-type="float">
            <text:p>0</text:p>
          </table:table-cell>
          <table:table-cell table:number-columns-repeated="3"/>
          <table:table-cell table:formula="of:= BITAND([$intermediates.$E220];[.$D$4])" office:value-type="float" office:value="0" calcext:value-type="float">
            <text:p>0</text:p>
          </table:table-cell>
          <table:table-cell table:formula="of:=BITRSHIFT(BITAND([.$E220];[.$D$5]); [$Sheet1.$C$14])" office:value-type="float" office:value="0" calcext:value-type="float">
            <text:p>0</text:p>
          </table:table-cell>
          <table:table-cell table:formula="of:=BITRSHIFT(BITAND([.$E220];[.$D$6]); [$Sheet1.$C$14] + [$Sheet1.$C$15])" office:value-type="float" office:value="0" calcext:value-type="float">
            <text:p>0</text:p>
          </table:table-cell>
          <table:table-cell table:formula="of:=BITRSHIFT(BITAND([.$E2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6];2)=&quot;0x&quot;; HEX2DEC(MID([Sheet1.F226];3;LEN([Sheet1.F226])-2)); [$Sheet1.F226])" office:value-type="float" office:value="0" calcext:value-type="float">
            <text:p>0</text:p>
          </table:table-cell>
          <table:table-cell table:number-columns-repeated="3"/>
          <table:table-cell table:formula="of:= BITAND([$intermediates.$E221];[.$D$4])" office:value-type="float" office:value="0" calcext:value-type="float">
            <text:p>0</text:p>
          </table:table-cell>
          <table:table-cell table:formula="of:=BITRSHIFT(BITAND([.$E221];[.$D$5]); [$Sheet1.$C$14])" office:value-type="float" office:value="0" calcext:value-type="float">
            <text:p>0</text:p>
          </table:table-cell>
          <table:table-cell table:formula="of:=BITRSHIFT(BITAND([.$E221];[.$D$6]); [$Sheet1.$C$14] + [$Sheet1.$C$15])" office:value-type="float" office:value="0" calcext:value-type="float">
            <text:p>0</text:p>
          </table:table-cell>
          <table:table-cell table:formula="of:=BITRSHIFT(BITAND([.$E2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7];2)=&quot;0x&quot;; HEX2DEC(MID([Sheet1.F227];3;LEN([Sheet1.F227])-2)); [$Sheet1.F227])" office:value-type="float" office:value="0" calcext:value-type="float">
            <text:p>0</text:p>
          </table:table-cell>
          <table:table-cell table:number-columns-repeated="3"/>
          <table:table-cell table:formula="of:= BITAND([$intermediates.$E222];[.$D$4])" office:value-type="float" office:value="0" calcext:value-type="float">
            <text:p>0</text:p>
          </table:table-cell>
          <table:table-cell table:formula="of:=BITRSHIFT(BITAND([.$E222];[.$D$5]); [$Sheet1.$C$14])" office:value-type="float" office:value="0" calcext:value-type="float">
            <text:p>0</text:p>
          </table:table-cell>
          <table:table-cell table:formula="of:=BITRSHIFT(BITAND([.$E222];[.$D$6]); [$Sheet1.$C$14] + [$Sheet1.$C$15])" office:value-type="float" office:value="0" calcext:value-type="float">
            <text:p>0</text:p>
          </table:table-cell>
          <table:table-cell table:formula="of:=BITRSHIFT(BITAND([.$E2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8];2)=&quot;0x&quot;; HEX2DEC(MID([Sheet1.F228];3;LEN([Sheet1.F228])-2)); [$Sheet1.F228])" office:value-type="float" office:value="0" calcext:value-type="float">
            <text:p>0</text:p>
          </table:table-cell>
          <table:table-cell table:number-columns-repeated="3"/>
          <table:table-cell table:formula="of:= BITAND([$intermediates.$E223];[.$D$4])" office:value-type="float" office:value="0" calcext:value-type="float">
            <text:p>0</text:p>
          </table:table-cell>
          <table:table-cell table:formula="of:=BITRSHIFT(BITAND([.$E223];[.$D$5]); [$Sheet1.$C$14])" office:value-type="float" office:value="0" calcext:value-type="float">
            <text:p>0</text:p>
          </table:table-cell>
          <table:table-cell table:formula="of:=BITRSHIFT(BITAND([.$E223];[.$D$6]); [$Sheet1.$C$14] + [$Sheet1.$C$15])" office:value-type="float" office:value="0" calcext:value-type="float">
            <text:p>0</text:p>
          </table:table-cell>
          <table:table-cell table:formula="of:=BITRSHIFT(BITAND([.$E2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29];2)=&quot;0x&quot;; HEX2DEC(MID([Sheet1.F229];3;LEN([Sheet1.F229])-2)); [$Sheet1.F229])" office:value-type="float" office:value="0" calcext:value-type="float">
            <text:p>0</text:p>
          </table:table-cell>
          <table:table-cell table:number-columns-repeated="3"/>
          <table:table-cell table:formula="of:= BITAND([$intermediates.$E224];[.$D$4])" office:value-type="float" office:value="0" calcext:value-type="float">
            <text:p>0</text:p>
          </table:table-cell>
          <table:table-cell table:formula="of:=BITRSHIFT(BITAND([.$E224];[.$D$5]); [$Sheet1.$C$14])" office:value-type="float" office:value="0" calcext:value-type="float">
            <text:p>0</text:p>
          </table:table-cell>
          <table:table-cell table:formula="of:=BITRSHIFT(BITAND([.$E224];[.$D$6]); [$Sheet1.$C$14] + [$Sheet1.$C$15])" office:value-type="float" office:value="0" calcext:value-type="float">
            <text:p>0</text:p>
          </table:table-cell>
          <table:table-cell table:formula="of:=BITRSHIFT(BITAND([.$E2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0];2)=&quot;0x&quot;; HEX2DEC(MID([Sheet1.F230];3;LEN([Sheet1.F230])-2)); [$Sheet1.F230])" office:value-type="float" office:value="0" calcext:value-type="float">
            <text:p>0</text:p>
          </table:table-cell>
          <table:table-cell table:number-columns-repeated="3"/>
          <table:table-cell table:formula="of:= BITAND([$intermediates.$E225];[.$D$4])" office:value-type="float" office:value="0" calcext:value-type="float">
            <text:p>0</text:p>
          </table:table-cell>
          <table:table-cell table:formula="of:=BITRSHIFT(BITAND([.$E225];[.$D$5]); [$Sheet1.$C$14])" office:value-type="float" office:value="0" calcext:value-type="float">
            <text:p>0</text:p>
          </table:table-cell>
          <table:table-cell table:formula="of:=BITRSHIFT(BITAND([.$E225];[.$D$6]); [$Sheet1.$C$14] + [$Sheet1.$C$15])" office:value-type="float" office:value="0" calcext:value-type="float">
            <text:p>0</text:p>
          </table:table-cell>
          <table:table-cell table:formula="of:=BITRSHIFT(BITAND([.$E2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1];2)=&quot;0x&quot;; HEX2DEC(MID([Sheet1.F231];3;LEN([Sheet1.F231])-2)); [$Sheet1.F231])" office:value-type="float" office:value="0" calcext:value-type="float">
            <text:p>0</text:p>
          </table:table-cell>
          <table:table-cell table:number-columns-repeated="3"/>
          <table:table-cell table:formula="of:= BITAND([$intermediates.$E226];[.$D$4])" office:value-type="float" office:value="0" calcext:value-type="float">
            <text:p>0</text:p>
          </table:table-cell>
          <table:table-cell table:formula="of:=BITRSHIFT(BITAND([.$E226];[.$D$5]); [$Sheet1.$C$14])" office:value-type="float" office:value="0" calcext:value-type="float">
            <text:p>0</text:p>
          </table:table-cell>
          <table:table-cell table:formula="of:=BITRSHIFT(BITAND([.$E226];[.$D$6]); [$Sheet1.$C$14] + [$Sheet1.$C$15])" office:value-type="float" office:value="0" calcext:value-type="float">
            <text:p>0</text:p>
          </table:table-cell>
          <table:table-cell table:formula="of:=BITRSHIFT(BITAND([.$E2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2];2)=&quot;0x&quot;; HEX2DEC(MID([Sheet1.F232];3;LEN([Sheet1.F232])-2)); [$Sheet1.F232])" office:value-type="float" office:value="0" calcext:value-type="float">
            <text:p>0</text:p>
          </table:table-cell>
          <table:table-cell table:number-columns-repeated="3"/>
          <table:table-cell table:formula="of:= BITAND([$intermediates.$E227];[.$D$4])" office:value-type="float" office:value="0" calcext:value-type="float">
            <text:p>0</text:p>
          </table:table-cell>
          <table:table-cell table:formula="of:=BITRSHIFT(BITAND([.$E227];[.$D$5]); [$Sheet1.$C$14])" office:value-type="float" office:value="0" calcext:value-type="float">
            <text:p>0</text:p>
          </table:table-cell>
          <table:table-cell table:formula="of:=BITRSHIFT(BITAND([.$E227];[.$D$6]); [$Sheet1.$C$14] + [$Sheet1.$C$15])" office:value-type="float" office:value="0" calcext:value-type="float">
            <text:p>0</text:p>
          </table:table-cell>
          <table:table-cell table:formula="of:=BITRSHIFT(BITAND([.$E2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3];2)=&quot;0x&quot;; HEX2DEC(MID([Sheet1.F233];3;LEN([Sheet1.F233])-2)); [$Sheet1.F233])" office:value-type="float" office:value="0" calcext:value-type="float">
            <text:p>0</text:p>
          </table:table-cell>
          <table:table-cell table:number-columns-repeated="3"/>
          <table:table-cell table:formula="of:= BITAND([$intermediates.$E228];[.$D$4])" office:value-type="float" office:value="0" calcext:value-type="float">
            <text:p>0</text:p>
          </table:table-cell>
          <table:table-cell table:formula="of:=BITRSHIFT(BITAND([.$E228];[.$D$5]); [$Sheet1.$C$14])" office:value-type="float" office:value="0" calcext:value-type="float">
            <text:p>0</text:p>
          </table:table-cell>
          <table:table-cell table:formula="of:=BITRSHIFT(BITAND([.$E228];[.$D$6]); [$Sheet1.$C$14] + [$Sheet1.$C$15])" office:value-type="float" office:value="0" calcext:value-type="float">
            <text:p>0</text:p>
          </table:table-cell>
          <table:table-cell table:formula="of:=BITRSHIFT(BITAND([.$E2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4];2)=&quot;0x&quot;; HEX2DEC(MID([Sheet1.F234];3;LEN([Sheet1.F234])-2)); [$Sheet1.F234])" office:value-type="float" office:value="0" calcext:value-type="float">
            <text:p>0</text:p>
          </table:table-cell>
          <table:table-cell table:number-columns-repeated="3"/>
          <table:table-cell table:formula="of:= BITAND([$intermediates.$E229];[.$D$4])" office:value-type="float" office:value="0" calcext:value-type="float">
            <text:p>0</text:p>
          </table:table-cell>
          <table:table-cell table:formula="of:=BITRSHIFT(BITAND([.$E229];[.$D$5]); [$Sheet1.$C$14])" office:value-type="float" office:value="0" calcext:value-type="float">
            <text:p>0</text:p>
          </table:table-cell>
          <table:table-cell table:formula="of:=BITRSHIFT(BITAND([.$E229];[.$D$6]); [$Sheet1.$C$14] + [$Sheet1.$C$15])" office:value-type="float" office:value="0" calcext:value-type="float">
            <text:p>0</text:p>
          </table:table-cell>
          <table:table-cell table:formula="of:=BITRSHIFT(BITAND([.$E2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5];2)=&quot;0x&quot;; HEX2DEC(MID([Sheet1.F235];3;LEN([Sheet1.F235])-2)); [$Sheet1.F235])" office:value-type="float" office:value="0" calcext:value-type="float">
            <text:p>0</text:p>
          </table:table-cell>
          <table:table-cell table:number-columns-repeated="3"/>
          <table:table-cell table:formula="of:= BITAND([$intermediates.$E230];[.$D$4])" office:value-type="float" office:value="0" calcext:value-type="float">
            <text:p>0</text:p>
          </table:table-cell>
          <table:table-cell table:formula="of:=BITRSHIFT(BITAND([.$E230];[.$D$5]); [$Sheet1.$C$14])" office:value-type="float" office:value="0" calcext:value-type="float">
            <text:p>0</text:p>
          </table:table-cell>
          <table:table-cell table:formula="of:=BITRSHIFT(BITAND([.$E230];[.$D$6]); [$Sheet1.$C$14] + [$Sheet1.$C$15])" office:value-type="float" office:value="0" calcext:value-type="float">
            <text:p>0</text:p>
          </table:table-cell>
          <table:table-cell table:formula="of:=BITRSHIFT(BITAND([.$E2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6];2)=&quot;0x&quot;; HEX2DEC(MID([Sheet1.F236];3;LEN([Sheet1.F236])-2)); [$Sheet1.F236])" office:value-type="float" office:value="0" calcext:value-type="float">
            <text:p>0</text:p>
          </table:table-cell>
          <table:table-cell table:number-columns-repeated="3"/>
          <table:table-cell table:formula="of:= BITAND([$intermediates.$E231];[.$D$4])" office:value-type="float" office:value="0" calcext:value-type="float">
            <text:p>0</text:p>
          </table:table-cell>
          <table:table-cell table:formula="of:=BITRSHIFT(BITAND([.$E231];[.$D$5]); [$Sheet1.$C$14])" office:value-type="float" office:value="0" calcext:value-type="float">
            <text:p>0</text:p>
          </table:table-cell>
          <table:table-cell table:formula="of:=BITRSHIFT(BITAND([.$E231];[.$D$6]); [$Sheet1.$C$14] + [$Sheet1.$C$15])" office:value-type="float" office:value="0" calcext:value-type="float">
            <text:p>0</text:p>
          </table:table-cell>
          <table:table-cell table:formula="of:=BITRSHIFT(BITAND([.$E23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7];2)=&quot;0x&quot;; HEX2DEC(MID([Sheet1.F237];3;LEN([Sheet1.F237])-2)); [$Sheet1.F237])" office:value-type="float" office:value="0" calcext:value-type="float">
            <text:p>0</text:p>
          </table:table-cell>
          <table:table-cell table:number-columns-repeated="3"/>
          <table:table-cell table:formula="of:= BITAND([$intermediates.$E232];[.$D$4])" office:value-type="float" office:value="0" calcext:value-type="float">
            <text:p>0</text:p>
          </table:table-cell>
          <table:table-cell table:formula="of:=BITRSHIFT(BITAND([.$E232];[.$D$5]); [$Sheet1.$C$14])" office:value-type="float" office:value="0" calcext:value-type="float">
            <text:p>0</text:p>
          </table:table-cell>
          <table:table-cell table:formula="of:=BITRSHIFT(BITAND([.$E232];[.$D$6]); [$Sheet1.$C$14] + [$Sheet1.$C$15])" office:value-type="float" office:value="0" calcext:value-type="float">
            <text:p>0</text:p>
          </table:table-cell>
          <table:table-cell table:formula="of:=BITRSHIFT(BITAND([.$E23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8];2)=&quot;0x&quot;; HEX2DEC(MID([Sheet1.F238];3;LEN([Sheet1.F238])-2)); [$Sheet1.F238])" office:value-type="float" office:value="0" calcext:value-type="float">
            <text:p>0</text:p>
          </table:table-cell>
          <table:table-cell table:number-columns-repeated="3"/>
          <table:table-cell table:formula="of:= BITAND([$intermediates.$E233];[.$D$4])" office:value-type="float" office:value="0" calcext:value-type="float">
            <text:p>0</text:p>
          </table:table-cell>
          <table:table-cell table:formula="of:=BITRSHIFT(BITAND([.$E233];[.$D$5]); [$Sheet1.$C$14])" office:value-type="float" office:value="0" calcext:value-type="float">
            <text:p>0</text:p>
          </table:table-cell>
          <table:table-cell table:formula="of:=BITRSHIFT(BITAND([.$E233];[.$D$6]); [$Sheet1.$C$14] + [$Sheet1.$C$15])" office:value-type="float" office:value="0" calcext:value-type="float">
            <text:p>0</text:p>
          </table:table-cell>
          <table:table-cell table:formula="of:=BITRSHIFT(BITAND([.$E23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39];2)=&quot;0x&quot;; HEX2DEC(MID([Sheet1.F239];3;LEN([Sheet1.F239])-2)); [$Sheet1.F239])" office:value-type="float" office:value="0" calcext:value-type="float">
            <text:p>0</text:p>
          </table:table-cell>
          <table:table-cell table:number-columns-repeated="3"/>
          <table:table-cell table:formula="of:= BITAND([$intermediates.$E234];[.$D$4])" office:value-type="float" office:value="0" calcext:value-type="float">
            <text:p>0</text:p>
          </table:table-cell>
          <table:table-cell table:formula="of:=BITRSHIFT(BITAND([.$E234];[.$D$5]); [$Sheet1.$C$14])" office:value-type="float" office:value="0" calcext:value-type="float">
            <text:p>0</text:p>
          </table:table-cell>
          <table:table-cell table:formula="of:=BITRSHIFT(BITAND([.$E234];[.$D$6]); [$Sheet1.$C$14] + [$Sheet1.$C$15])" office:value-type="float" office:value="0" calcext:value-type="float">
            <text:p>0</text:p>
          </table:table-cell>
          <table:table-cell table:formula="of:=BITRSHIFT(BITAND([.$E23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0];2)=&quot;0x&quot;; HEX2DEC(MID([Sheet1.F240];3;LEN([Sheet1.F240])-2)); [$Sheet1.F240])" office:value-type="float" office:value="0" calcext:value-type="float">
            <text:p>0</text:p>
          </table:table-cell>
          <table:table-cell table:number-columns-repeated="3"/>
          <table:table-cell table:formula="of:= BITAND([$intermediates.$E235];[.$D$4])" office:value-type="float" office:value="0" calcext:value-type="float">
            <text:p>0</text:p>
          </table:table-cell>
          <table:table-cell table:formula="of:=BITRSHIFT(BITAND([.$E235];[.$D$5]); [$Sheet1.$C$14])" office:value-type="float" office:value="0" calcext:value-type="float">
            <text:p>0</text:p>
          </table:table-cell>
          <table:table-cell table:formula="of:=BITRSHIFT(BITAND([.$E235];[.$D$6]); [$Sheet1.$C$14] + [$Sheet1.$C$15])" office:value-type="float" office:value="0" calcext:value-type="float">
            <text:p>0</text:p>
          </table:table-cell>
          <table:table-cell table:formula="of:=BITRSHIFT(BITAND([.$E23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1];2)=&quot;0x&quot;; HEX2DEC(MID([Sheet1.F241];3;LEN([Sheet1.F241])-2)); [$Sheet1.F241])" office:value-type="float" office:value="0" calcext:value-type="float">
            <text:p>0</text:p>
          </table:table-cell>
          <table:table-cell table:number-columns-repeated="3"/>
          <table:table-cell table:formula="of:= BITAND([$intermediates.$E236];[.$D$4])" office:value-type="float" office:value="0" calcext:value-type="float">
            <text:p>0</text:p>
          </table:table-cell>
          <table:table-cell table:formula="of:=BITRSHIFT(BITAND([.$E236];[.$D$5]); [$Sheet1.$C$14])" office:value-type="float" office:value="0" calcext:value-type="float">
            <text:p>0</text:p>
          </table:table-cell>
          <table:table-cell table:formula="of:=BITRSHIFT(BITAND([.$E236];[.$D$6]); [$Sheet1.$C$14] + [$Sheet1.$C$15])" office:value-type="float" office:value="0" calcext:value-type="float">
            <text:p>0</text:p>
          </table:table-cell>
          <table:table-cell table:formula="of:=BITRSHIFT(BITAND([.$E23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2];2)=&quot;0x&quot;; HEX2DEC(MID([Sheet1.F242];3;LEN([Sheet1.F242])-2)); [$Sheet1.F242])" office:value-type="float" office:value="0" calcext:value-type="float">
            <text:p>0</text:p>
          </table:table-cell>
          <table:table-cell table:number-columns-repeated="3"/>
          <table:table-cell table:formula="of:= BITAND([$intermediates.$E237];[.$D$4])" office:value-type="float" office:value="0" calcext:value-type="float">
            <text:p>0</text:p>
          </table:table-cell>
          <table:table-cell table:formula="of:=BITRSHIFT(BITAND([.$E237];[.$D$5]); [$Sheet1.$C$14])" office:value-type="float" office:value="0" calcext:value-type="float">
            <text:p>0</text:p>
          </table:table-cell>
          <table:table-cell table:formula="of:=BITRSHIFT(BITAND([.$E237];[.$D$6]); [$Sheet1.$C$14] + [$Sheet1.$C$15])" office:value-type="float" office:value="0" calcext:value-type="float">
            <text:p>0</text:p>
          </table:table-cell>
          <table:table-cell table:formula="of:=BITRSHIFT(BITAND([.$E23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3];2)=&quot;0x&quot;; HEX2DEC(MID([Sheet1.F243];3;LEN([Sheet1.F243])-2)); [$Sheet1.F243])" office:value-type="float" office:value="0" calcext:value-type="float">
            <text:p>0</text:p>
          </table:table-cell>
          <table:table-cell table:number-columns-repeated="3"/>
          <table:table-cell table:formula="of:= BITAND([$intermediates.$E238];[.$D$4])" office:value-type="float" office:value="0" calcext:value-type="float">
            <text:p>0</text:p>
          </table:table-cell>
          <table:table-cell table:formula="of:=BITRSHIFT(BITAND([.$E238];[.$D$5]); [$Sheet1.$C$14])" office:value-type="float" office:value="0" calcext:value-type="float">
            <text:p>0</text:p>
          </table:table-cell>
          <table:table-cell table:formula="of:=BITRSHIFT(BITAND([.$E238];[.$D$6]); [$Sheet1.$C$14] + [$Sheet1.$C$15])" office:value-type="float" office:value="0" calcext:value-type="float">
            <text:p>0</text:p>
          </table:table-cell>
          <table:table-cell table:formula="of:=BITRSHIFT(BITAND([.$E23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4];2)=&quot;0x&quot;; HEX2DEC(MID([Sheet1.F244];3;LEN([Sheet1.F244])-2)); [$Sheet1.F244])" office:value-type="float" office:value="0" calcext:value-type="float">
            <text:p>0</text:p>
          </table:table-cell>
          <table:table-cell table:number-columns-repeated="3"/>
          <table:table-cell table:formula="of:= BITAND([$intermediates.$E239];[.$D$4])" office:value-type="float" office:value="0" calcext:value-type="float">
            <text:p>0</text:p>
          </table:table-cell>
          <table:table-cell table:formula="of:=BITRSHIFT(BITAND([.$E239];[.$D$5]); [$Sheet1.$C$14])" office:value-type="float" office:value="0" calcext:value-type="float">
            <text:p>0</text:p>
          </table:table-cell>
          <table:table-cell table:formula="of:=BITRSHIFT(BITAND([.$E239];[.$D$6]); [$Sheet1.$C$14] + [$Sheet1.$C$15])" office:value-type="float" office:value="0" calcext:value-type="float">
            <text:p>0</text:p>
          </table:table-cell>
          <table:table-cell table:formula="of:=BITRSHIFT(BITAND([.$E23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5];2)=&quot;0x&quot;; HEX2DEC(MID([Sheet1.F245];3;LEN([Sheet1.F245])-2)); [$Sheet1.F245])" office:value-type="float" office:value="0" calcext:value-type="float">
            <text:p>0</text:p>
          </table:table-cell>
          <table:table-cell table:number-columns-repeated="3"/>
          <table:table-cell table:formula="of:= BITAND([$intermediates.$E240];[.$D$4])" office:value-type="float" office:value="0" calcext:value-type="float">
            <text:p>0</text:p>
          </table:table-cell>
          <table:table-cell table:formula="of:=BITRSHIFT(BITAND([.$E240];[.$D$5]); [$Sheet1.$C$14])" office:value-type="float" office:value="0" calcext:value-type="float">
            <text:p>0</text:p>
          </table:table-cell>
          <table:table-cell table:formula="of:=BITRSHIFT(BITAND([.$E240];[.$D$6]); [$Sheet1.$C$14] + [$Sheet1.$C$15])" office:value-type="float" office:value="0" calcext:value-type="float">
            <text:p>0</text:p>
          </table:table-cell>
          <table:table-cell table:formula="of:=BITRSHIFT(BITAND([.$E24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6];2)=&quot;0x&quot;; HEX2DEC(MID([Sheet1.F246];3;LEN([Sheet1.F246])-2)); [$Sheet1.F246])" office:value-type="float" office:value="0" calcext:value-type="float">
            <text:p>0</text:p>
          </table:table-cell>
          <table:table-cell table:number-columns-repeated="3"/>
          <table:table-cell table:formula="of:= BITAND([$intermediates.$E241];[.$D$4])" office:value-type="float" office:value="0" calcext:value-type="float">
            <text:p>0</text:p>
          </table:table-cell>
          <table:table-cell table:formula="of:=BITRSHIFT(BITAND([.$E241];[.$D$5]); [$Sheet1.$C$14])" office:value-type="float" office:value="0" calcext:value-type="float">
            <text:p>0</text:p>
          </table:table-cell>
          <table:table-cell table:formula="of:=BITRSHIFT(BITAND([.$E241];[.$D$6]); [$Sheet1.$C$14] + [$Sheet1.$C$15])" office:value-type="float" office:value="0" calcext:value-type="float">
            <text:p>0</text:p>
          </table:table-cell>
          <table:table-cell table:formula="of:=BITRSHIFT(BITAND([.$E24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7];2)=&quot;0x&quot;; HEX2DEC(MID([Sheet1.F247];3;LEN([Sheet1.F247])-2)); [$Sheet1.F247])" office:value-type="float" office:value="0" calcext:value-type="float">
            <text:p>0</text:p>
          </table:table-cell>
          <table:table-cell table:number-columns-repeated="3"/>
          <table:table-cell table:formula="of:= BITAND([$intermediates.$E242];[.$D$4])" office:value-type="float" office:value="0" calcext:value-type="float">
            <text:p>0</text:p>
          </table:table-cell>
          <table:table-cell table:formula="of:=BITRSHIFT(BITAND([.$E242];[.$D$5]); [$Sheet1.$C$14])" office:value-type="float" office:value="0" calcext:value-type="float">
            <text:p>0</text:p>
          </table:table-cell>
          <table:table-cell table:formula="of:=BITRSHIFT(BITAND([.$E242];[.$D$6]); [$Sheet1.$C$14] + [$Sheet1.$C$15])" office:value-type="float" office:value="0" calcext:value-type="float">
            <text:p>0</text:p>
          </table:table-cell>
          <table:table-cell table:formula="of:=BITRSHIFT(BITAND([.$E24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8];2)=&quot;0x&quot;; HEX2DEC(MID([Sheet1.F248];3;LEN([Sheet1.F248])-2)); [$Sheet1.F248])" office:value-type="float" office:value="0" calcext:value-type="float">
            <text:p>0</text:p>
          </table:table-cell>
          <table:table-cell table:number-columns-repeated="3"/>
          <table:table-cell table:formula="of:= BITAND([$intermediates.$E243];[.$D$4])" office:value-type="float" office:value="0" calcext:value-type="float">
            <text:p>0</text:p>
          </table:table-cell>
          <table:table-cell table:formula="of:=BITRSHIFT(BITAND([.$E243];[.$D$5]); [$Sheet1.$C$14])" office:value-type="float" office:value="0" calcext:value-type="float">
            <text:p>0</text:p>
          </table:table-cell>
          <table:table-cell table:formula="of:=BITRSHIFT(BITAND([.$E243];[.$D$6]); [$Sheet1.$C$14] + [$Sheet1.$C$15])" office:value-type="float" office:value="0" calcext:value-type="float">
            <text:p>0</text:p>
          </table:table-cell>
          <table:table-cell table:formula="of:=BITRSHIFT(BITAND([.$E24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49];2)=&quot;0x&quot;; HEX2DEC(MID([Sheet1.F249];3;LEN([Sheet1.F249])-2)); [$Sheet1.F249])" office:value-type="float" office:value="0" calcext:value-type="float">
            <text:p>0</text:p>
          </table:table-cell>
          <table:table-cell table:number-columns-repeated="3"/>
          <table:table-cell table:formula="of:= BITAND([$intermediates.$E244];[.$D$4])" office:value-type="float" office:value="0" calcext:value-type="float">
            <text:p>0</text:p>
          </table:table-cell>
          <table:table-cell table:formula="of:=BITRSHIFT(BITAND([.$E244];[.$D$5]); [$Sheet1.$C$14])" office:value-type="float" office:value="0" calcext:value-type="float">
            <text:p>0</text:p>
          </table:table-cell>
          <table:table-cell table:formula="of:=BITRSHIFT(BITAND([.$E244];[.$D$6]); [$Sheet1.$C$14] + [$Sheet1.$C$15])" office:value-type="float" office:value="0" calcext:value-type="float">
            <text:p>0</text:p>
          </table:table-cell>
          <table:table-cell table:formula="of:=BITRSHIFT(BITAND([.$E24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0];2)=&quot;0x&quot;; HEX2DEC(MID([Sheet1.F250];3;LEN([Sheet1.F250])-2)); [$Sheet1.F250])" office:value-type="float" office:value="0" calcext:value-type="float">
            <text:p>0</text:p>
          </table:table-cell>
          <table:table-cell table:number-columns-repeated="3"/>
          <table:table-cell table:formula="of:= BITAND([$intermediates.$E245];[.$D$4])" office:value-type="float" office:value="0" calcext:value-type="float">
            <text:p>0</text:p>
          </table:table-cell>
          <table:table-cell table:formula="of:=BITRSHIFT(BITAND([.$E245];[.$D$5]); [$Sheet1.$C$14])" office:value-type="float" office:value="0" calcext:value-type="float">
            <text:p>0</text:p>
          </table:table-cell>
          <table:table-cell table:formula="of:=BITRSHIFT(BITAND([.$E245];[.$D$6]); [$Sheet1.$C$14] + [$Sheet1.$C$15])" office:value-type="float" office:value="0" calcext:value-type="float">
            <text:p>0</text:p>
          </table:table-cell>
          <table:table-cell table:formula="of:=BITRSHIFT(BITAND([.$E24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1];2)=&quot;0x&quot;; HEX2DEC(MID([Sheet1.F251];3;LEN([Sheet1.F251])-2)); [$Sheet1.F251])" office:value-type="float" office:value="0" calcext:value-type="float">
            <text:p>0</text:p>
          </table:table-cell>
          <table:table-cell table:number-columns-repeated="3"/>
          <table:table-cell table:formula="of:= BITAND([$intermediates.$E246];[.$D$4])" office:value-type="float" office:value="0" calcext:value-type="float">
            <text:p>0</text:p>
          </table:table-cell>
          <table:table-cell table:formula="of:=BITRSHIFT(BITAND([.$E246];[.$D$5]); [$Sheet1.$C$14])" office:value-type="float" office:value="0" calcext:value-type="float">
            <text:p>0</text:p>
          </table:table-cell>
          <table:table-cell table:formula="of:=BITRSHIFT(BITAND([.$E246];[.$D$6]); [$Sheet1.$C$14] + [$Sheet1.$C$15])" office:value-type="float" office:value="0" calcext:value-type="float">
            <text:p>0</text:p>
          </table:table-cell>
          <table:table-cell table:formula="of:=BITRSHIFT(BITAND([.$E24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2];2)=&quot;0x&quot;; HEX2DEC(MID([Sheet1.F252];3;LEN([Sheet1.F252])-2)); [$Sheet1.F252])" office:value-type="float" office:value="0" calcext:value-type="float">
            <text:p>0</text:p>
          </table:table-cell>
          <table:table-cell table:number-columns-repeated="3"/>
          <table:table-cell table:formula="of:= BITAND([$intermediates.$E247];[.$D$4])" office:value-type="float" office:value="0" calcext:value-type="float">
            <text:p>0</text:p>
          </table:table-cell>
          <table:table-cell table:formula="of:=BITRSHIFT(BITAND([.$E247];[.$D$5]); [$Sheet1.$C$14])" office:value-type="float" office:value="0" calcext:value-type="float">
            <text:p>0</text:p>
          </table:table-cell>
          <table:table-cell table:formula="of:=BITRSHIFT(BITAND([.$E247];[.$D$6]); [$Sheet1.$C$14] + [$Sheet1.$C$15])" office:value-type="float" office:value="0" calcext:value-type="float">
            <text:p>0</text:p>
          </table:table-cell>
          <table:table-cell table:formula="of:=BITRSHIFT(BITAND([.$E24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3];2)=&quot;0x&quot;; HEX2DEC(MID([Sheet1.F253];3;LEN([Sheet1.F253])-2)); [$Sheet1.F253])" office:value-type="float" office:value="0" calcext:value-type="float">
            <text:p>0</text:p>
          </table:table-cell>
          <table:table-cell table:number-columns-repeated="3"/>
          <table:table-cell table:formula="of:= BITAND([$intermediates.$E248];[.$D$4])" office:value-type="float" office:value="0" calcext:value-type="float">
            <text:p>0</text:p>
          </table:table-cell>
          <table:table-cell table:formula="of:=BITRSHIFT(BITAND([.$E248];[.$D$5]); [$Sheet1.$C$14])" office:value-type="float" office:value="0" calcext:value-type="float">
            <text:p>0</text:p>
          </table:table-cell>
          <table:table-cell table:formula="of:=BITRSHIFT(BITAND([.$E248];[.$D$6]); [$Sheet1.$C$14] + [$Sheet1.$C$15])" office:value-type="float" office:value="0" calcext:value-type="float">
            <text:p>0</text:p>
          </table:table-cell>
          <table:table-cell table:formula="of:=BITRSHIFT(BITAND([.$E24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4];2)=&quot;0x&quot;; HEX2DEC(MID([Sheet1.F254];3;LEN([Sheet1.F254])-2)); [$Sheet1.F254])" office:value-type="float" office:value="0" calcext:value-type="float">
            <text:p>0</text:p>
          </table:table-cell>
          <table:table-cell table:number-columns-repeated="3"/>
          <table:table-cell table:formula="of:= BITAND([$intermediates.$E249];[.$D$4])" office:value-type="float" office:value="0" calcext:value-type="float">
            <text:p>0</text:p>
          </table:table-cell>
          <table:table-cell table:formula="of:=BITRSHIFT(BITAND([.$E249];[.$D$5]); [$Sheet1.$C$14])" office:value-type="float" office:value="0" calcext:value-type="float">
            <text:p>0</text:p>
          </table:table-cell>
          <table:table-cell table:formula="of:=BITRSHIFT(BITAND([.$E249];[.$D$6]); [$Sheet1.$C$14] + [$Sheet1.$C$15])" office:value-type="float" office:value="0" calcext:value-type="float">
            <text:p>0</text:p>
          </table:table-cell>
          <table:table-cell table:formula="of:=BITRSHIFT(BITAND([.$E24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5];2)=&quot;0x&quot;; HEX2DEC(MID([Sheet1.F255];3;LEN([Sheet1.F255])-2)); [$Sheet1.F255])" office:value-type="float" office:value="0" calcext:value-type="float">
            <text:p>0</text:p>
          </table:table-cell>
          <table:table-cell table:number-columns-repeated="3"/>
          <table:table-cell table:formula="of:= BITAND([$intermediates.$E250];[.$D$4])" office:value-type="float" office:value="0" calcext:value-type="float">
            <text:p>0</text:p>
          </table:table-cell>
          <table:table-cell table:formula="of:=BITRSHIFT(BITAND([.$E250];[.$D$5]); [$Sheet1.$C$14])" office:value-type="float" office:value="0" calcext:value-type="float">
            <text:p>0</text:p>
          </table:table-cell>
          <table:table-cell table:formula="of:=BITRSHIFT(BITAND([.$E250];[.$D$6]); [$Sheet1.$C$14] + [$Sheet1.$C$15])" office:value-type="float" office:value="0" calcext:value-type="float">
            <text:p>0</text:p>
          </table:table-cell>
          <table:table-cell table:formula="of:=BITRSHIFT(BITAND([.$E25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6];2)=&quot;0x&quot;; HEX2DEC(MID([Sheet1.F256];3;LEN([Sheet1.F256])-2)); [$Sheet1.F256])" office:value-type="float" office:value="0" calcext:value-type="float">
            <text:p>0</text:p>
          </table:table-cell>
          <table:table-cell table:number-columns-repeated="3"/>
          <table:table-cell table:formula="of:= BITAND([$intermediates.$E251];[.$D$4])" office:value-type="float" office:value="0" calcext:value-type="float">
            <text:p>0</text:p>
          </table:table-cell>
          <table:table-cell table:formula="of:=BITRSHIFT(BITAND([.$E251];[.$D$5]); [$Sheet1.$C$14])" office:value-type="float" office:value="0" calcext:value-type="float">
            <text:p>0</text:p>
          </table:table-cell>
          <table:table-cell table:formula="of:=BITRSHIFT(BITAND([.$E251];[.$D$6]); [$Sheet1.$C$14] + [$Sheet1.$C$15])" office:value-type="float" office:value="0" calcext:value-type="float">
            <text:p>0</text:p>
          </table:table-cell>
          <table:table-cell table:formula="of:=BITRSHIFT(BITAND([.$E25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7];2)=&quot;0x&quot;; HEX2DEC(MID([Sheet1.F257];3;LEN([Sheet1.F257])-2)); [$Sheet1.F257])" office:value-type="float" office:value="0" calcext:value-type="float">
            <text:p>0</text:p>
          </table:table-cell>
          <table:table-cell table:number-columns-repeated="3"/>
          <table:table-cell table:formula="of:= BITAND([$intermediates.$E252];[.$D$4])" office:value-type="float" office:value="0" calcext:value-type="float">
            <text:p>0</text:p>
          </table:table-cell>
          <table:table-cell table:formula="of:=BITRSHIFT(BITAND([.$E252];[.$D$5]); [$Sheet1.$C$14])" office:value-type="float" office:value="0" calcext:value-type="float">
            <text:p>0</text:p>
          </table:table-cell>
          <table:table-cell table:formula="of:=BITRSHIFT(BITAND([.$E252];[.$D$6]); [$Sheet1.$C$14] + [$Sheet1.$C$15])" office:value-type="float" office:value="0" calcext:value-type="float">
            <text:p>0</text:p>
          </table:table-cell>
          <table:table-cell table:formula="of:=BITRSHIFT(BITAND([.$E25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8];2)=&quot;0x&quot;; HEX2DEC(MID([Sheet1.F258];3;LEN([Sheet1.F258])-2)); [$Sheet1.F258])" office:value-type="float" office:value="0" calcext:value-type="float">
            <text:p>0</text:p>
          </table:table-cell>
          <table:table-cell table:number-columns-repeated="3"/>
          <table:table-cell table:formula="of:= BITAND([$intermediates.$E253];[.$D$4])" office:value-type="float" office:value="0" calcext:value-type="float">
            <text:p>0</text:p>
          </table:table-cell>
          <table:table-cell table:formula="of:=BITRSHIFT(BITAND([.$E253];[.$D$5]); [$Sheet1.$C$14])" office:value-type="float" office:value="0" calcext:value-type="float">
            <text:p>0</text:p>
          </table:table-cell>
          <table:table-cell table:formula="of:=BITRSHIFT(BITAND([.$E253];[.$D$6]); [$Sheet1.$C$14] + [$Sheet1.$C$15])" office:value-type="float" office:value="0" calcext:value-type="float">
            <text:p>0</text:p>
          </table:table-cell>
          <table:table-cell table:formula="of:=BITRSHIFT(BITAND([.$E25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59];2)=&quot;0x&quot;; HEX2DEC(MID([Sheet1.F259];3;LEN([Sheet1.F259])-2)); [$Sheet1.F259])" office:value-type="float" office:value="0" calcext:value-type="float">
            <text:p>0</text:p>
          </table:table-cell>
          <table:table-cell table:number-columns-repeated="3"/>
          <table:table-cell table:formula="of:= BITAND([$intermediates.$E254];[.$D$4])" office:value-type="float" office:value="0" calcext:value-type="float">
            <text:p>0</text:p>
          </table:table-cell>
          <table:table-cell table:formula="of:=BITRSHIFT(BITAND([.$E254];[.$D$5]); [$Sheet1.$C$14])" office:value-type="float" office:value="0" calcext:value-type="float">
            <text:p>0</text:p>
          </table:table-cell>
          <table:table-cell table:formula="of:=BITRSHIFT(BITAND([.$E254];[.$D$6]); [$Sheet1.$C$14] + [$Sheet1.$C$15])" office:value-type="float" office:value="0" calcext:value-type="float">
            <text:p>0</text:p>
          </table:table-cell>
          <table:table-cell table:formula="of:=BITRSHIFT(BITAND([.$E25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0];2)=&quot;0x&quot;; HEX2DEC(MID([Sheet1.F260];3;LEN([Sheet1.F260])-2)); [$Sheet1.F260])" office:value-type="float" office:value="0" calcext:value-type="float">
            <text:p>0</text:p>
          </table:table-cell>
          <table:table-cell table:number-columns-repeated="3"/>
          <table:table-cell table:formula="of:= BITAND([$intermediates.$E255];[.$D$4])" office:value-type="float" office:value="0" calcext:value-type="float">
            <text:p>0</text:p>
          </table:table-cell>
          <table:table-cell table:formula="of:=BITRSHIFT(BITAND([.$E255];[.$D$5]); [$Sheet1.$C$14])" office:value-type="float" office:value="0" calcext:value-type="float">
            <text:p>0</text:p>
          </table:table-cell>
          <table:table-cell table:formula="of:=BITRSHIFT(BITAND([.$E255];[.$D$6]); [$Sheet1.$C$14] + [$Sheet1.$C$15])" office:value-type="float" office:value="0" calcext:value-type="float">
            <text:p>0</text:p>
          </table:table-cell>
          <table:table-cell table:formula="of:=BITRSHIFT(BITAND([.$E25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1];2)=&quot;0x&quot;; HEX2DEC(MID([Sheet1.F261];3;LEN([Sheet1.F261])-2)); [$Sheet1.F261])" office:value-type="float" office:value="0" calcext:value-type="float">
            <text:p>0</text:p>
          </table:table-cell>
          <table:table-cell table:number-columns-repeated="3"/>
          <table:table-cell table:formula="of:= BITAND([$intermediates.$E256];[.$D$4])" office:value-type="float" office:value="0" calcext:value-type="float">
            <text:p>0</text:p>
          </table:table-cell>
          <table:table-cell table:formula="of:=BITRSHIFT(BITAND([.$E256];[.$D$5]); [$Sheet1.$C$14])" office:value-type="float" office:value="0" calcext:value-type="float">
            <text:p>0</text:p>
          </table:table-cell>
          <table:table-cell table:formula="of:=BITRSHIFT(BITAND([.$E256];[.$D$6]); [$Sheet1.$C$14] + [$Sheet1.$C$15])" office:value-type="float" office:value="0" calcext:value-type="float">
            <text:p>0</text:p>
          </table:table-cell>
          <table:table-cell table:formula="of:=BITRSHIFT(BITAND([.$E25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2];2)=&quot;0x&quot;; HEX2DEC(MID([Sheet1.F262];3;LEN([Sheet1.F262])-2)); [$Sheet1.F262])" office:value-type="float" office:value="0" calcext:value-type="float">
            <text:p>0</text:p>
          </table:table-cell>
          <table:table-cell table:number-columns-repeated="3"/>
          <table:table-cell table:formula="of:= BITAND([$intermediates.$E257];[.$D$4])" office:value-type="float" office:value="0" calcext:value-type="float">
            <text:p>0</text:p>
          </table:table-cell>
          <table:table-cell table:formula="of:=BITRSHIFT(BITAND([.$E257];[.$D$5]); [$Sheet1.$C$14])" office:value-type="float" office:value="0" calcext:value-type="float">
            <text:p>0</text:p>
          </table:table-cell>
          <table:table-cell table:formula="of:=BITRSHIFT(BITAND([.$E257];[.$D$6]); [$Sheet1.$C$14] + [$Sheet1.$C$15])" office:value-type="float" office:value="0" calcext:value-type="float">
            <text:p>0</text:p>
          </table:table-cell>
          <table:table-cell table:formula="of:=BITRSHIFT(BITAND([.$E25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3];2)=&quot;0x&quot;; HEX2DEC(MID([Sheet1.F263];3;LEN([Sheet1.F263])-2)); [$Sheet1.F263])" office:value-type="float" office:value="0" calcext:value-type="float">
            <text:p>0</text:p>
          </table:table-cell>
          <table:table-cell table:number-columns-repeated="3"/>
          <table:table-cell table:formula="of:= BITAND([$intermediates.$E258];[.$D$4])" office:value-type="float" office:value="0" calcext:value-type="float">
            <text:p>0</text:p>
          </table:table-cell>
          <table:table-cell table:formula="of:=BITRSHIFT(BITAND([.$E258];[.$D$5]); [$Sheet1.$C$14])" office:value-type="float" office:value="0" calcext:value-type="float">
            <text:p>0</text:p>
          </table:table-cell>
          <table:table-cell table:formula="of:=BITRSHIFT(BITAND([.$E258];[.$D$6]); [$Sheet1.$C$14] + [$Sheet1.$C$15])" office:value-type="float" office:value="0" calcext:value-type="float">
            <text:p>0</text:p>
          </table:table-cell>
          <table:table-cell table:formula="of:=BITRSHIFT(BITAND([.$E25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4];2)=&quot;0x&quot;; HEX2DEC(MID([Sheet1.F264];3;LEN([Sheet1.F264])-2)); [$Sheet1.F264])" office:value-type="float" office:value="0" calcext:value-type="float">
            <text:p>0</text:p>
          </table:table-cell>
          <table:table-cell table:number-columns-repeated="3"/>
          <table:table-cell table:formula="of:= BITAND([$intermediates.$E259];[.$D$4])" office:value-type="float" office:value="0" calcext:value-type="float">
            <text:p>0</text:p>
          </table:table-cell>
          <table:table-cell table:formula="of:=BITRSHIFT(BITAND([.$E259];[.$D$5]); [$Sheet1.$C$14])" office:value-type="float" office:value="0" calcext:value-type="float">
            <text:p>0</text:p>
          </table:table-cell>
          <table:table-cell table:formula="of:=BITRSHIFT(BITAND([.$E259];[.$D$6]); [$Sheet1.$C$14] + [$Sheet1.$C$15])" office:value-type="float" office:value="0" calcext:value-type="float">
            <text:p>0</text:p>
          </table:table-cell>
          <table:table-cell table:formula="of:=BITRSHIFT(BITAND([.$E25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5];2)=&quot;0x&quot;; HEX2DEC(MID([Sheet1.F265];3;LEN([Sheet1.F265])-2)); [$Sheet1.F265])" office:value-type="float" office:value="0" calcext:value-type="float">
            <text:p>0</text:p>
          </table:table-cell>
          <table:table-cell table:number-columns-repeated="3"/>
          <table:table-cell table:formula="of:= BITAND([$intermediates.$E260];[.$D$4])" office:value-type="float" office:value="0" calcext:value-type="float">
            <text:p>0</text:p>
          </table:table-cell>
          <table:table-cell table:formula="of:=BITRSHIFT(BITAND([.$E260];[.$D$5]); [$Sheet1.$C$14])" office:value-type="float" office:value="0" calcext:value-type="float">
            <text:p>0</text:p>
          </table:table-cell>
          <table:table-cell table:formula="of:=BITRSHIFT(BITAND([.$E260];[.$D$6]); [$Sheet1.$C$14] + [$Sheet1.$C$15])" office:value-type="float" office:value="0" calcext:value-type="float">
            <text:p>0</text:p>
          </table:table-cell>
          <table:table-cell table:formula="of:=BITRSHIFT(BITAND([.$E26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6];2)=&quot;0x&quot;; HEX2DEC(MID([Sheet1.F266];3;LEN([Sheet1.F266])-2)); [$Sheet1.F266])" office:value-type="float" office:value="0" calcext:value-type="float">
            <text:p>0</text:p>
          </table:table-cell>
          <table:table-cell table:number-columns-repeated="3"/>
          <table:table-cell table:formula="of:= BITAND([$intermediates.$E261];[.$D$4])" office:value-type="float" office:value="0" calcext:value-type="float">
            <text:p>0</text:p>
          </table:table-cell>
          <table:table-cell table:formula="of:=BITRSHIFT(BITAND([.$E261];[.$D$5]); [$Sheet1.$C$14])" office:value-type="float" office:value="0" calcext:value-type="float">
            <text:p>0</text:p>
          </table:table-cell>
          <table:table-cell table:formula="of:=BITRSHIFT(BITAND([.$E261];[.$D$6]); [$Sheet1.$C$14] + [$Sheet1.$C$15])" office:value-type="float" office:value="0" calcext:value-type="float">
            <text:p>0</text:p>
          </table:table-cell>
          <table:table-cell table:formula="of:=BITRSHIFT(BITAND([.$E26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7];2)=&quot;0x&quot;; HEX2DEC(MID([Sheet1.F267];3;LEN([Sheet1.F267])-2)); [$Sheet1.F267])" office:value-type="float" office:value="0" calcext:value-type="float">
            <text:p>0</text:p>
          </table:table-cell>
          <table:table-cell table:number-columns-repeated="3"/>
          <table:table-cell table:formula="of:= BITAND([$intermediates.$E262];[.$D$4])" office:value-type="float" office:value="0" calcext:value-type="float">
            <text:p>0</text:p>
          </table:table-cell>
          <table:table-cell table:formula="of:=BITRSHIFT(BITAND([.$E262];[.$D$5]); [$Sheet1.$C$14])" office:value-type="float" office:value="0" calcext:value-type="float">
            <text:p>0</text:p>
          </table:table-cell>
          <table:table-cell table:formula="of:=BITRSHIFT(BITAND([.$E262];[.$D$6]); [$Sheet1.$C$14] + [$Sheet1.$C$15])" office:value-type="float" office:value="0" calcext:value-type="float">
            <text:p>0</text:p>
          </table:table-cell>
          <table:table-cell table:formula="of:=BITRSHIFT(BITAND([.$E26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8];2)=&quot;0x&quot;; HEX2DEC(MID([Sheet1.F268];3;LEN([Sheet1.F268])-2)); [$Sheet1.F268])" office:value-type="float" office:value="0" calcext:value-type="float">
            <text:p>0</text:p>
          </table:table-cell>
          <table:table-cell table:number-columns-repeated="3"/>
          <table:table-cell table:formula="of:= BITAND([$intermediates.$E263];[.$D$4])" office:value-type="float" office:value="0" calcext:value-type="float">
            <text:p>0</text:p>
          </table:table-cell>
          <table:table-cell table:formula="of:=BITRSHIFT(BITAND([.$E263];[.$D$5]); [$Sheet1.$C$14])" office:value-type="float" office:value="0" calcext:value-type="float">
            <text:p>0</text:p>
          </table:table-cell>
          <table:table-cell table:formula="of:=BITRSHIFT(BITAND([.$E263];[.$D$6]); [$Sheet1.$C$14] + [$Sheet1.$C$15])" office:value-type="float" office:value="0" calcext:value-type="float">
            <text:p>0</text:p>
          </table:table-cell>
          <table:table-cell table:formula="of:=BITRSHIFT(BITAND([.$E26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69];2)=&quot;0x&quot;; HEX2DEC(MID([Sheet1.F269];3;LEN([Sheet1.F269])-2)); [$Sheet1.F269])" office:value-type="float" office:value="0" calcext:value-type="float">
            <text:p>0</text:p>
          </table:table-cell>
          <table:table-cell table:number-columns-repeated="3"/>
          <table:table-cell table:formula="of:= BITAND([$intermediates.$E264];[.$D$4])" office:value-type="float" office:value="0" calcext:value-type="float">
            <text:p>0</text:p>
          </table:table-cell>
          <table:table-cell table:formula="of:=BITRSHIFT(BITAND([.$E264];[.$D$5]); [$Sheet1.$C$14])" office:value-type="float" office:value="0" calcext:value-type="float">
            <text:p>0</text:p>
          </table:table-cell>
          <table:table-cell table:formula="of:=BITRSHIFT(BITAND([.$E264];[.$D$6]); [$Sheet1.$C$14] + [$Sheet1.$C$15])" office:value-type="float" office:value="0" calcext:value-type="float">
            <text:p>0</text:p>
          </table:table-cell>
          <table:table-cell table:formula="of:=BITRSHIFT(BITAND([.$E26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0];2)=&quot;0x&quot;; HEX2DEC(MID([Sheet1.F270];3;LEN([Sheet1.F270])-2)); [$Sheet1.F270])" office:value-type="float" office:value="0" calcext:value-type="float">
            <text:p>0</text:p>
          </table:table-cell>
          <table:table-cell table:number-columns-repeated="3"/>
          <table:table-cell table:formula="of:= BITAND([$intermediates.$E265];[.$D$4])" office:value-type="float" office:value="0" calcext:value-type="float">
            <text:p>0</text:p>
          </table:table-cell>
          <table:table-cell table:formula="of:=BITRSHIFT(BITAND([.$E265];[.$D$5]); [$Sheet1.$C$14])" office:value-type="float" office:value="0" calcext:value-type="float">
            <text:p>0</text:p>
          </table:table-cell>
          <table:table-cell table:formula="of:=BITRSHIFT(BITAND([.$E265];[.$D$6]); [$Sheet1.$C$14] + [$Sheet1.$C$15])" office:value-type="float" office:value="0" calcext:value-type="float">
            <text:p>0</text:p>
          </table:table-cell>
          <table:table-cell table:formula="of:=BITRSHIFT(BITAND([.$E26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1];2)=&quot;0x&quot;; HEX2DEC(MID([Sheet1.F271];3;LEN([Sheet1.F271])-2)); [$Sheet1.F271])" office:value-type="float" office:value="0" calcext:value-type="float">
            <text:p>0</text:p>
          </table:table-cell>
          <table:table-cell table:number-columns-repeated="3"/>
          <table:table-cell table:formula="of:= BITAND([$intermediates.$E266];[.$D$4])" office:value-type="float" office:value="0" calcext:value-type="float">
            <text:p>0</text:p>
          </table:table-cell>
          <table:table-cell table:formula="of:=BITRSHIFT(BITAND([.$E266];[.$D$5]); [$Sheet1.$C$14])" office:value-type="float" office:value="0" calcext:value-type="float">
            <text:p>0</text:p>
          </table:table-cell>
          <table:table-cell table:formula="of:=BITRSHIFT(BITAND([.$E266];[.$D$6]); [$Sheet1.$C$14] + [$Sheet1.$C$15])" office:value-type="float" office:value="0" calcext:value-type="float">
            <text:p>0</text:p>
          </table:table-cell>
          <table:table-cell table:formula="of:=BITRSHIFT(BITAND([.$E26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2];2)=&quot;0x&quot;; HEX2DEC(MID([Sheet1.F272];3;LEN([Sheet1.F272])-2)); [$Sheet1.F272])" office:value-type="float" office:value="0" calcext:value-type="float">
            <text:p>0</text:p>
          </table:table-cell>
          <table:table-cell table:number-columns-repeated="3"/>
          <table:table-cell table:formula="of:= BITAND([$intermediates.$E267];[.$D$4])" office:value-type="float" office:value="0" calcext:value-type="float">
            <text:p>0</text:p>
          </table:table-cell>
          <table:table-cell table:formula="of:=BITRSHIFT(BITAND([.$E267];[.$D$5]); [$Sheet1.$C$14])" office:value-type="float" office:value="0" calcext:value-type="float">
            <text:p>0</text:p>
          </table:table-cell>
          <table:table-cell table:formula="of:=BITRSHIFT(BITAND([.$E267];[.$D$6]); [$Sheet1.$C$14] + [$Sheet1.$C$15])" office:value-type="float" office:value="0" calcext:value-type="float">
            <text:p>0</text:p>
          </table:table-cell>
          <table:table-cell table:formula="of:=BITRSHIFT(BITAND([.$E26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3];2)=&quot;0x&quot;; HEX2DEC(MID([Sheet1.F273];3;LEN([Sheet1.F273])-2)); [$Sheet1.F273])" office:value-type="float" office:value="0" calcext:value-type="float">
            <text:p>0</text:p>
          </table:table-cell>
          <table:table-cell table:number-columns-repeated="3"/>
          <table:table-cell table:formula="of:= BITAND([$intermediates.$E268];[.$D$4])" office:value-type="float" office:value="0" calcext:value-type="float">
            <text:p>0</text:p>
          </table:table-cell>
          <table:table-cell table:formula="of:=BITRSHIFT(BITAND([.$E268];[.$D$5]); [$Sheet1.$C$14])" office:value-type="float" office:value="0" calcext:value-type="float">
            <text:p>0</text:p>
          </table:table-cell>
          <table:table-cell table:formula="of:=BITRSHIFT(BITAND([.$E268];[.$D$6]); [$Sheet1.$C$14] + [$Sheet1.$C$15])" office:value-type="float" office:value="0" calcext:value-type="float">
            <text:p>0</text:p>
          </table:table-cell>
          <table:table-cell table:formula="of:=BITRSHIFT(BITAND([.$E26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4];2)=&quot;0x&quot;; HEX2DEC(MID([Sheet1.F274];3;LEN([Sheet1.F274])-2)); [$Sheet1.F274])" office:value-type="float" office:value="0" calcext:value-type="float">
            <text:p>0</text:p>
          </table:table-cell>
          <table:table-cell table:number-columns-repeated="3"/>
          <table:table-cell table:formula="of:= BITAND([$intermediates.$E269];[.$D$4])" office:value-type="float" office:value="0" calcext:value-type="float">
            <text:p>0</text:p>
          </table:table-cell>
          <table:table-cell table:formula="of:=BITRSHIFT(BITAND([.$E269];[.$D$5]); [$Sheet1.$C$14])" office:value-type="float" office:value="0" calcext:value-type="float">
            <text:p>0</text:p>
          </table:table-cell>
          <table:table-cell table:formula="of:=BITRSHIFT(BITAND([.$E269];[.$D$6]); [$Sheet1.$C$14] + [$Sheet1.$C$15])" office:value-type="float" office:value="0" calcext:value-type="float">
            <text:p>0</text:p>
          </table:table-cell>
          <table:table-cell table:formula="of:=BITRSHIFT(BITAND([.$E26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5];2)=&quot;0x&quot;; HEX2DEC(MID([Sheet1.F275];3;LEN([Sheet1.F275])-2)); [$Sheet1.F275])" office:value-type="float" office:value="0" calcext:value-type="float">
            <text:p>0</text:p>
          </table:table-cell>
          <table:table-cell table:number-columns-repeated="3"/>
          <table:table-cell table:formula="of:= BITAND([$intermediates.$E270];[.$D$4])" office:value-type="float" office:value="0" calcext:value-type="float">
            <text:p>0</text:p>
          </table:table-cell>
          <table:table-cell table:formula="of:=BITRSHIFT(BITAND([.$E270];[.$D$5]); [$Sheet1.$C$14])" office:value-type="float" office:value="0" calcext:value-type="float">
            <text:p>0</text:p>
          </table:table-cell>
          <table:table-cell table:formula="of:=BITRSHIFT(BITAND([.$E270];[.$D$6]); [$Sheet1.$C$14] + [$Sheet1.$C$15])" office:value-type="float" office:value="0" calcext:value-type="float">
            <text:p>0</text:p>
          </table:table-cell>
          <table:table-cell table:formula="of:=BITRSHIFT(BITAND([.$E27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6];2)=&quot;0x&quot;; HEX2DEC(MID([Sheet1.F276];3;LEN([Sheet1.F276])-2)); [$Sheet1.F276])" office:value-type="float" office:value="0" calcext:value-type="float">
            <text:p>0</text:p>
          </table:table-cell>
          <table:table-cell table:number-columns-repeated="3"/>
          <table:table-cell table:formula="of:= BITAND([$intermediates.$E271];[.$D$4])" office:value-type="float" office:value="0" calcext:value-type="float">
            <text:p>0</text:p>
          </table:table-cell>
          <table:table-cell table:formula="of:=BITRSHIFT(BITAND([.$E271];[.$D$5]); [$Sheet1.$C$14])" office:value-type="float" office:value="0" calcext:value-type="float">
            <text:p>0</text:p>
          </table:table-cell>
          <table:table-cell table:formula="of:=BITRSHIFT(BITAND([.$E271];[.$D$6]); [$Sheet1.$C$14] + [$Sheet1.$C$15])" office:value-type="float" office:value="0" calcext:value-type="float">
            <text:p>0</text:p>
          </table:table-cell>
          <table:table-cell table:formula="of:=BITRSHIFT(BITAND([.$E27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7];2)=&quot;0x&quot;; HEX2DEC(MID([Sheet1.F277];3;LEN([Sheet1.F277])-2)); [$Sheet1.F277])" office:value-type="float" office:value="0" calcext:value-type="float">
            <text:p>0</text:p>
          </table:table-cell>
          <table:table-cell table:number-columns-repeated="3"/>
          <table:table-cell table:formula="of:= BITAND([$intermediates.$E272];[.$D$4])" office:value-type="float" office:value="0" calcext:value-type="float">
            <text:p>0</text:p>
          </table:table-cell>
          <table:table-cell table:formula="of:=BITRSHIFT(BITAND([.$E272];[.$D$5]); [$Sheet1.$C$14])" office:value-type="float" office:value="0" calcext:value-type="float">
            <text:p>0</text:p>
          </table:table-cell>
          <table:table-cell table:formula="of:=BITRSHIFT(BITAND([.$E272];[.$D$6]); [$Sheet1.$C$14] + [$Sheet1.$C$15])" office:value-type="float" office:value="0" calcext:value-type="float">
            <text:p>0</text:p>
          </table:table-cell>
          <table:table-cell table:formula="of:=BITRSHIFT(BITAND([.$E27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8];2)=&quot;0x&quot;; HEX2DEC(MID([Sheet1.F278];3;LEN([Sheet1.F278])-2)); [$Sheet1.F278])" office:value-type="float" office:value="0" calcext:value-type="float">
            <text:p>0</text:p>
          </table:table-cell>
          <table:table-cell table:number-columns-repeated="3"/>
          <table:table-cell table:formula="of:= BITAND([$intermediates.$E273];[.$D$4])" office:value-type="float" office:value="0" calcext:value-type="float">
            <text:p>0</text:p>
          </table:table-cell>
          <table:table-cell table:formula="of:=BITRSHIFT(BITAND([.$E273];[.$D$5]); [$Sheet1.$C$14])" office:value-type="float" office:value="0" calcext:value-type="float">
            <text:p>0</text:p>
          </table:table-cell>
          <table:table-cell table:formula="of:=BITRSHIFT(BITAND([.$E273];[.$D$6]); [$Sheet1.$C$14] + [$Sheet1.$C$15])" office:value-type="float" office:value="0" calcext:value-type="float">
            <text:p>0</text:p>
          </table:table-cell>
          <table:table-cell table:formula="of:=BITRSHIFT(BITAND([.$E27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79];2)=&quot;0x&quot;; HEX2DEC(MID([Sheet1.F279];3;LEN([Sheet1.F279])-2)); [$Sheet1.F279])" office:value-type="float" office:value="0" calcext:value-type="float">
            <text:p>0</text:p>
          </table:table-cell>
          <table:table-cell table:number-columns-repeated="3"/>
          <table:table-cell table:formula="of:= BITAND([$intermediates.$E274];[.$D$4])" office:value-type="float" office:value="0" calcext:value-type="float">
            <text:p>0</text:p>
          </table:table-cell>
          <table:table-cell table:formula="of:=BITRSHIFT(BITAND([.$E274];[.$D$5]); [$Sheet1.$C$14])" office:value-type="float" office:value="0" calcext:value-type="float">
            <text:p>0</text:p>
          </table:table-cell>
          <table:table-cell table:formula="of:=BITRSHIFT(BITAND([.$E274];[.$D$6]); [$Sheet1.$C$14] + [$Sheet1.$C$15])" office:value-type="float" office:value="0" calcext:value-type="float">
            <text:p>0</text:p>
          </table:table-cell>
          <table:table-cell table:formula="of:=BITRSHIFT(BITAND([.$E27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0];2)=&quot;0x&quot;; HEX2DEC(MID([Sheet1.F280];3;LEN([Sheet1.F280])-2)); [$Sheet1.F280])" office:value-type="float" office:value="0" calcext:value-type="float">
            <text:p>0</text:p>
          </table:table-cell>
          <table:table-cell table:number-columns-repeated="3"/>
          <table:table-cell table:formula="of:= BITAND([$intermediates.$E275];[.$D$4])" office:value-type="float" office:value="0" calcext:value-type="float">
            <text:p>0</text:p>
          </table:table-cell>
          <table:table-cell table:formula="of:=BITRSHIFT(BITAND([.$E275];[.$D$5]); [$Sheet1.$C$14])" office:value-type="float" office:value="0" calcext:value-type="float">
            <text:p>0</text:p>
          </table:table-cell>
          <table:table-cell table:formula="of:=BITRSHIFT(BITAND([.$E275];[.$D$6]); [$Sheet1.$C$14] + [$Sheet1.$C$15])" office:value-type="float" office:value="0" calcext:value-type="float">
            <text:p>0</text:p>
          </table:table-cell>
          <table:table-cell table:formula="of:=BITRSHIFT(BITAND([.$E27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1];2)=&quot;0x&quot;; HEX2DEC(MID([Sheet1.F281];3;LEN([Sheet1.F281])-2)); [$Sheet1.F281])" office:value-type="float" office:value="0" calcext:value-type="float">
            <text:p>0</text:p>
          </table:table-cell>
          <table:table-cell table:number-columns-repeated="3"/>
          <table:table-cell table:formula="of:= BITAND([$intermediates.$E276];[.$D$4])" office:value-type="float" office:value="0" calcext:value-type="float">
            <text:p>0</text:p>
          </table:table-cell>
          <table:table-cell table:formula="of:=BITRSHIFT(BITAND([.$E276];[.$D$5]); [$Sheet1.$C$14])" office:value-type="float" office:value="0" calcext:value-type="float">
            <text:p>0</text:p>
          </table:table-cell>
          <table:table-cell table:formula="of:=BITRSHIFT(BITAND([.$E276];[.$D$6]); [$Sheet1.$C$14] + [$Sheet1.$C$15])" office:value-type="float" office:value="0" calcext:value-type="float">
            <text:p>0</text:p>
          </table:table-cell>
          <table:table-cell table:formula="of:=BITRSHIFT(BITAND([.$E27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2];2)=&quot;0x&quot;; HEX2DEC(MID([Sheet1.F282];3;LEN([Sheet1.F282])-2)); [$Sheet1.F282])" office:value-type="float" office:value="0" calcext:value-type="float">
            <text:p>0</text:p>
          </table:table-cell>
          <table:table-cell table:number-columns-repeated="3"/>
          <table:table-cell table:formula="of:= BITAND([$intermediates.$E277];[.$D$4])" office:value-type="float" office:value="0" calcext:value-type="float">
            <text:p>0</text:p>
          </table:table-cell>
          <table:table-cell table:formula="of:=BITRSHIFT(BITAND([.$E277];[.$D$5]); [$Sheet1.$C$14])" office:value-type="float" office:value="0" calcext:value-type="float">
            <text:p>0</text:p>
          </table:table-cell>
          <table:table-cell table:formula="of:=BITRSHIFT(BITAND([.$E277];[.$D$6]); [$Sheet1.$C$14] + [$Sheet1.$C$15])" office:value-type="float" office:value="0" calcext:value-type="float">
            <text:p>0</text:p>
          </table:table-cell>
          <table:table-cell table:formula="of:=BITRSHIFT(BITAND([.$E27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3];2)=&quot;0x&quot;; HEX2DEC(MID([Sheet1.F283];3;LEN([Sheet1.F283])-2)); [$Sheet1.F283])" office:value-type="float" office:value="0" calcext:value-type="float">
            <text:p>0</text:p>
          </table:table-cell>
          <table:table-cell table:number-columns-repeated="3"/>
          <table:table-cell table:formula="of:= BITAND([$intermediates.$E278];[.$D$4])" office:value-type="float" office:value="0" calcext:value-type="float">
            <text:p>0</text:p>
          </table:table-cell>
          <table:table-cell table:formula="of:=BITRSHIFT(BITAND([.$E278];[.$D$5]); [$Sheet1.$C$14])" office:value-type="float" office:value="0" calcext:value-type="float">
            <text:p>0</text:p>
          </table:table-cell>
          <table:table-cell table:formula="of:=BITRSHIFT(BITAND([.$E278];[.$D$6]); [$Sheet1.$C$14] + [$Sheet1.$C$15])" office:value-type="float" office:value="0" calcext:value-type="float">
            <text:p>0</text:p>
          </table:table-cell>
          <table:table-cell table:formula="of:=BITRSHIFT(BITAND([.$E27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4];2)=&quot;0x&quot;; HEX2DEC(MID([Sheet1.F284];3;LEN([Sheet1.F284])-2)); [$Sheet1.F284])" office:value-type="float" office:value="0" calcext:value-type="float">
            <text:p>0</text:p>
          </table:table-cell>
          <table:table-cell table:number-columns-repeated="3"/>
          <table:table-cell table:formula="of:= BITAND([$intermediates.$E279];[.$D$4])" office:value-type="float" office:value="0" calcext:value-type="float">
            <text:p>0</text:p>
          </table:table-cell>
          <table:table-cell table:formula="of:=BITRSHIFT(BITAND([.$E279];[.$D$5]); [$Sheet1.$C$14])" office:value-type="float" office:value="0" calcext:value-type="float">
            <text:p>0</text:p>
          </table:table-cell>
          <table:table-cell table:formula="of:=BITRSHIFT(BITAND([.$E279];[.$D$6]); [$Sheet1.$C$14] + [$Sheet1.$C$15])" office:value-type="float" office:value="0" calcext:value-type="float">
            <text:p>0</text:p>
          </table:table-cell>
          <table:table-cell table:formula="of:=BITRSHIFT(BITAND([.$E27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5];2)=&quot;0x&quot;; HEX2DEC(MID([Sheet1.F285];3;LEN([Sheet1.F285])-2)); [$Sheet1.F285])" office:value-type="float" office:value="0" calcext:value-type="float">
            <text:p>0</text:p>
          </table:table-cell>
          <table:table-cell table:number-columns-repeated="3"/>
          <table:table-cell table:formula="of:= BITAND([$intermediates.$E280];[.$D$4])" office:value-type="float" office:value="0" calcext:value-type="float">
            <text:p>0</text:p>
          </table:table-cell>
          <table:table-cell table:formula="of:=BITRSHIFT(BITAND([.$E280];[.$D$5]); [$Sheet1.$C$14])" office:value-type="float" office:value="0" calcext:value-type="float">
            <text:p>0</text:p>
          </table:table-cell>
          <table:table-cell table:formula="of:=BITRSHIFT(BITAND([.$E280];[.$D$6]); [$Sheet1.$C$14] + [$Sheet1.$C$15])" office:value-type="float" office:value="0" calcext:value-type="float">
            <text:p>0</text:p>
          </table:table-cell>
          <table:table-cell table:formula="of:=BITRSHIFT(BITAND([.$E28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6];2)=&quot;0x&quot;; HEX2DEC(MID([Sheet1.F286];3;LEN([Sheet1.F286])-2)); [$Sheet1.F286])" office:value-type="float" office:value="0" calcext:value-type="float">
            <text:p>0</text:p>
          </table:table-cell>
          <table:table-cell table:number-columns-repeated="3"/>
          <table:table-cell table:formula="of:= BITAND([$intermediates.$E281];[.$D$4])" office:value-type="float" office:value="0" calcext:value-type="float">
            <text:p>0</text:p>
          </table:table-cell>
          <table:table-cell table:formula="of:=BITRSHIFT(BITAND([.$E281];[.$D$5]); [$Sheet1.$C$14])" office:value-type="float" office:value="0" calcext:value-type="float">
            <text:p>0</text:p>
          </table:table-cell>
          <table:table-cell table:formula="of:=BITRSHIFT(BITAND([.$E281];[.$D$6]); [$Sheet1.$C$14] + [$Sheet1.$C$15])" office:value-type="float" office:value="0" calcext:value-type="float">
            <text:p>0</text:p>
          </table:table-cell>
          <table:table-cell table:formula="of:=BITRSHIFT(BITAND([.$E28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7];2)=&quot;0x&quot;; HEX2DEC(MID([Sheet1.F287];3;LEN([Sheet1.F287])-2)); [$Sheet1.F287])" office:value-type="float" office:value="0" calcext:value-type="float">
            <text:p>0</text:p>
          </table:table-cell>
          <table:table-cell table:number-columns-repeated="3"/>
          <table:table-cell table:formula="of:= BITAND([$intermediates.$E282];[.$D$4])" office:value-type="float" office:value="0" calcext:value-type="float">
            <text:p>0</text:p>
          </table:table-cell>
          <table:table-cell table:formula="of:=BITRSHIFT(BITAND([.$E282];[.$D$5]); [$Sheet1.$C$14])" office:value-type="float" office:value="0" calcext:value-type="float">
            <text:p>0</text:p>
          </table:table-cell>
          <table:table-cell table:formula="of:=BITRSHIFT(BITAND([.$E282];[.$D$6]); [$Sheet1.$C$14] + [$Sheet1.$C$15])" office:value-type="float" office:value="0" calcext:value-type="float">
            <text:p>0</text:p>
          </table:table-cell>
          <table:table-cell table:formula="of:=BITRSHIFT(BITAND([.$E28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8];2)=&quot;0x&quot;; HEX2DEC(MID([Sheet1.F288];3;LEN([Sheet1.F288])-2)); [$Sheet1.F288])" office:value-type="float" office:value="0" calcext:value-type="float">
            <text:p>0</text:p>
          </table:table-cell>
          <table:table-cell table:number-columns-repeated="3"/>
          <table:table-cell table:formula="of:= BITAND([$intermediates.$E283];[.$D$4])" office:value-type="float" office:value="0" calcext:value-type="float">
            <text:p>0</text:p>
          </table:table-cell>
          <table:table-cell table:formula="of:=BITRSHIFT(BITAND([.$E283];[.$D$5]); [$Sheet1.$C$14])" office:value-type="float" office:value="0" calcext:value-type="float">
            <text:p>0</text:p>
          </table:table-cell>
          <table:table-cell table:formula="of:=BITRSHIFT(BITAND([.$E283];[.$D$6]); [$Sheet1.$C$14] + [$Sheet1.$C$15])" office:value-type="float" office:value="0" calcext:value-type="float">
            <text:p>0</text:p>
          </table:table-cell>
          <table:table-cell table:formula="of:=BITRSHIFT(BITAND([.$E28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89];2)=&quot;0x&quot;; HEX2DEC(MID([Sheet1.F289];3;LEN([Sheet1.F289])-2)); [$Sheet1.F289])" office:value-type="float" office:value="0" calcext:value-type="float">
            <text:p>0</text:p>
          </table:table-cell>
          <table:table-cell table:number-columns-repeated="3"/>
          <table:table-cell table:formula="of:= BITAND([$intermediates.$E284];[.$D$4])" office:value-type="float" office:value="0" calcext:value-type="float">
            <text:p>0</text:p>
          </table:table-cell>
          <table:table-cell table:formula="of:=BITRSHIFT(BITAND([.$E284];[.$D$5]); [$Sheet1.$C$14])" office:value-type="float" office:value="0" calcext:value-type="float">
            <text:p>0</text:p>
          </table:table-cell>
          <table:table-cell table:formula="of:=BITRSHIFT(BITAND([.$E284];[.$D$6]); [$Sheet1.$C$14] + [$Sheet1.$C$15])" office:value-type="float" office:value="0" calcext:value-type="float">
            <text:p>0</text:p>
          </table:table-cell>
          <table:table-cell table:formula="of:=BITRSHIFT(BITAND([.$E28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0];2)=&quot;0x&quot;; HEX2DEC(MID([Sheet1.F290];3;LEN([Sheet1.F290])-2)); [$Sheet1.F290])" office:value-type="float" office:value="0" calcext:value-type="float">
            <text:p>0</text:p>
          </table:table-cell>
          <table:table-cell table:number-columns-repeated="3"/>
          <table:table-cell table:formula="of:= BITAND([$intermediates.$E285];[.$D$4])" office:value-type="float" office:value="0" calcext:value-type="float">
            <text:p>0</text:p>
          </table:table-cell>
          <table:table-cell table:formula="of:=BITRSHIFT(BITAND([.$E285];[.$D$5]); [$Sheet1.$C$14])" office:value-type="float" office:value="0" calcext:value-type="float">
            <text:p>0</text:p>
          </table:table-cell>
          <table:table-cell table:formula="of:=BITRSHIFT(BITAND([.$E285];[.$D$6]); [$Sheet1.$C$14] + [$Sheet1.$C$15])" office:value-type="float" office:value="0" calcext:value-type="float">
            <text:p>0</text:p>
          </table:table-cell>
          <table:table-cell table:formula="of:=BITRSHIFT(BITAND([.$E28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1];2)=&quot;0x&quot;; HEX2DEC(MID([Sheet1.F291];3;LEN([Sheet1.F291])-2)); [$Sheet1.F291])" office:value-type="float" office:value="0" calcext:value-type="float">
            <text:p>0</text:p>
          </table:table-cell>
          <table:table-cell table:number-columns-repeated="3"/>
          <table:table-cell table:formula="of:= BITAND([$intermediates.$E286];[.$D$4])" office:value-type="float" office:value="0" calcext:value-type="float">
            <text:p>0</text:p>
          </table:table-cell>
          <table:table-cell table:formula="of:=BITRSHIFT(BITAND([.$E286];[.$D$5]); [$Sheet1.$C$14])" office:value-type="float" office:value="0" calcext:value-type="float">
            <text:p>0</text:p>
          </table:table-cell>
          <table:table-cell table:formula="of:=BITRSHIFT(BITAND([.$E286];[.$D$6]); [$Sheet1.$C$14] + [$Sheet1.$C$15])" office:value-type="float" office:value="0" calcext:value-type="float">
            <text:p>0</text:p>
          </table:table-cell>
          <table:table-cell table:formula="of:=BITRSHIFT(BITAND([.$E28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2];2)=&quot;0x&quot;; HEX2DEC(MID([Sheet1.F292];3;LEN([Sheet1.F292])-2)); [$Sheet1.F292])" office:value-type="float" office:value="0" calcext:value-type="float">
            <text:p>0</text:p>
          </table:table-cell>
          <table:table-cell table:number-columns-repeated="3"/>
          <table:table-cell table:formula="of:= BITAND([$intermediates.$E287];[.$D$4])" office:value-type="float" office:value="0" calcext:value-type="float">
            <text:p>0</text:p>
          </table:table-cell>
          <table:table-cell table:formula="of:=BITRSHIFT(BITAND([.$E287];[.$D$5]); [$Sheet1.$C$14])" office:value-type="float" office:value="0" calcext:value-type="float">
            <text:p>0</text:p>
          </table:table-cell>
          <table:table-cell table:formula="of:=BITRSHIFT(BITAND([.$E287];[.$D$6]); [$Sheet1.$C$14] + [$Sheet1.$C$15])" office:value-type="float" office:value="0" calcext:value-type="float">
            <text:p>0</text:p>
          </table:table-cell>
          <table:table-cell table:formula="of:=BITRSHIFT(BITAND([.$E28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3];2)=&quot;0x&quot;; HEX2DEC(MID([Sheet1.F293];3;LEN([Sheet1.F293])-2)); [$Sheet1.F293])" office:value-type="float" office:value="0" calcext:value-type="float">
            <text:p>0</text:p>
          </table:table-cell>
          <table:table-cell table:number-columns-repeated="3"/>
          <table:table-cell table:formula="of:= BITAND([$intermediates.$E288];[.$D$4])" office:value-type="float" office:value="0" calcext:value-type="float">
            <text:p>0</text:p>
          </table:table-cell>
          <table:table-cell table:formula="of:=BITRSHIFT(BITAND([.$E288];[.$D$5]); [$Sheet1.$C$14])" office:value-type="float" office:value="0" calcext:value-type="float">
            <text:p>0</text:p>
          </table:table-cell>
          <table:table-cell table:formula="of:=BITRSHIFT(BITAND([.$E288];[.$D$6]); [$Sheet1.$C$14] + [$Sheet1.$C$15])" office:value-type="float" office:value="0" calcext:value-type="float">
            <text:p>0</text:p>
          </table:table-cell>
          <table:table-cell table:formula="of:=BITRSHIFT(BITAND([.$E28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4];2)=&quot;0x&quot;; HEX2DEC(MID([Sheet1.F294];3;LEN([Sheet1.F294])-2)); [$Sheet1.F294])" office:value-type="float" office:value="0" calcext:value-type="float">
            <text:p>0</text:p>
          </table:table-cell>
          <table:table-cell table:number-columns-repeated="3"/>
          <table:table-cell table:formula="of:= BITAND([$intermediates.$E289];[.$D$4])" office:value-type="float" office:value="0" calcext:value-type="float">
            <text:p>0</text:p>
          </table:table-cell>
          <table:table-cell table:formula="of:=BITRSHIFT(BITAND([.$E289];[.$D$5]); [$Sheet1.$C$14])" office:value-type="float" office:value="0" calcext:value-type="float">
            <text:p>0</text:p>
          </table:table-cell>
          <table:table-cell table:formula="of:=BITRSHIFT(BITAND([.$E289];[.$D$6]); [$Sheet1.$C$14] + [$Sheet1.$C$15])" office:value-type="float" office:value="0" calcext:value-type="float">
            <text:p>0</text:p>
          </table:table-cell>
          <table:table-cell table:formula="of:=BITRSHIFT(BITAND([.$E28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5];2)=&quot;0x&quot;; HEX2DEC(MID([Sheet1.F295];3;LEN([Sheet1.F295])-2)); [$Sheet1.F295])" office:value-type="float" office:value="0" calcext:value-type="float">
            <text:p>0</text:p>
          </table:table-cell>
          <table:table-cell table:number-columns-repeated="3"/>
          <table:table-cell table:formula="of:= BITAND([$intermediates.$E290];[.$D$4])" office:value-type="float" office:value="0" calcext:value-type="float">
            <text:p>0</text:p>
          </table:table-cell>
          <table:table-cell table:formula="of:=BITRSHIFT(BITAND([.$E290];[.$D$5]); [$Sheet1.$C$14])" office:value-type="float" office:value="0" calcext:value-type="float">
            <text:p>0</text:p>
          </table:table-cell>
          <table:table-cell table:formula="of:=BITRSHIFT(BITAND([.$E290];[.$D$6]); [$Sheet1.$C$14] + [$Sheet1.$C$15])" office:value-type="float" office:value="0" calcext:value-type="float">
            <text:p>0</text:p>
          </table:table-cell>
          <table:table-cell table:formula="of:=BITRSHIFT(BITAND([.$E29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6];2)=&quot;0x&quot;; HEX2DEC(MID([Sheet1.F296];3;LEN([Sheet1.F296])-2)); [$Sheet1.F296])" office:value-type="float" office:value="0" calcext:value-type="float">
            <text:p>0</text:p>
          </table:table-cell>
          <table:table-cell table:number-columns-repeated="3"/>
          <table:table-cell table:formula="of:= BITAND([$intermediates.$E291];[.$D$4])" office:value-type="float" office:value="0" calcext:value-type="float">
            <text:p>0</text:p>
          </table:table-cell>
          <table:table-cell table:formula="of:=BITRSHIFT(BITAND([.$E291];[.$D$5]); [$Sheet1.$C$14])" office:value-type="float" office:value="0" calcext:value-type="float">
            <text:p>0</text:p>
          </table:table-cell>
          <table:table-cell table:formula="of:=BITRSHIFT(BITAND([.$E291];[.$D$6]); [$Sheet1.$C$14] + [$Sheet1.$C$15])" office:value-type="float" office:value="0" calcext:value-type="float">
            <text:p>0</text:p>
          </table:table-cell>
          <table:table-cell table:formula="of:=BITRSHIFT(BITAND([.$E29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7];2)=&quot;0x&quot;; HEX2DEC(MID([Sheet1.F297];3;LEN([Sheet1.F297])-2)); [$Sheet1.F297])" office:value-type="float" office:value="0" calcext:value-type="float">
            <text:p>0</text:p>
          </table:table-cell>
          <table:table-cell table:number-columns-repeated="3"/>
          <table:table-cell table:formula="of:= BITAND([$intermediates.$E292];[.$D$4])" office:value-type="float" office:value="0" calcext:value-type="float">
            <text:p>0</text:p>
          </table:table-cell>
          <table:table-cell table:formula="of:=BITRSHIFT(BITAND([.$E292];[.$D$5]); [$Sheet1.$C$14])" office:value-type="float" office:value="0" calcext:value-type="float">
            <text:p>0</text:p>
          </table:table-cell>
          <table:table-cell table:formula="of:=BITRSHIFT(BITAND([.$E292];[.$D$6]); [$Sheet1.$C$14] + [$Sheet1.$C$15])" office:value-type="float" office:value="0" calcext:value-type="float">
            <text:p>0</text:p>
          </table:table-cell>
          <table:table-cell table:formula="of:=BITRSHIFT(BITAND([.$E29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8];2)=&quot;0x&quot;; HEX2DEC(MID([Sheet1.F298];3;LEN([Sheet1.F298])-2)); [$Sheet1.F298])" office:value-type="float" office:value="0" calcext:value-type="float">
            <text:p>0</text:p>
          </table:table-cell>
          <table:table-cell table:number-columns-repeated="3"/>
          <table:table-cell table:formula="of:= BITAND([$intermediates.$E293];[.$D$4])" office:value-type="float" office:value="0" calcext:value-type="float">
            <text:p>0</text:p>
          </table:table-cell>
          <table:table-cell table:formula="of:=BITRSHIFT(BITAND([.$E293];[.$D$5]); [$Sheet1.$C$14])" office:value-type="float" office:value="0" calcext:value-type="float">
            <text:p>0</text:p>
          </table:table-cell>
          <table:table-cell table:formula="of:=BITRSHIFT(BITAND([.$E293];[.$D$6]); [$Sheet1.$C$14] + [$Sheet1.$C$15])" office:value-type="float" office:value="0" calcext:value-type="float">
            <text:p>0</text:p>
          </table:table-cell>
          <table:table-cell table:formula="of:=BITRSHIFT(BITAND([.$E29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299];2)=&quot;0x&quot;; HEX2DEC(MID([Sheet1.F299];3;LEN([Sheet1.F299])-2)); [$Sheet1.F299])" office:value-type="float" office:value="0" calcext:value-type="float">
            <text:p>0</text:p>
          </table:table-cell>
          <table:table-cell table:number-columns-repeated="3"/>
          <table:table-cell table:formula="of:= BITAND([$intermediates.$E294];[.$D$4])" office:value-type="float" office:value="0" calcext:value-type="float">
            <text:p>0</text:p>
          </table:table-cell>
          <table:table-cell table:formula="of:=BITRSHIFT(BITAND([.$E294];[.$D$5]); [$Sheet1.$C$14])" office:value-type="float" office:value="0" calcext:value-type="float">
            <text:p>0</text:p>
          </table:table-cell>
          <table:table-cell table:formula="of:=BITRSHIFT(BITAND([.$E294];[.$D$6]); [$Sheet1.$C$14] + [$Sheet1.$C$15])" office:value-type="float" office:value="0" calcext:value-type="float">
            <text:p>0</text:p>
          </table:table-cell>
          <table:table-cell table:formula="of:=BITRSHIFT(BITAND([.$E29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0];2)=&quot;0x&quot;; HEX2DEC(MID([Sheet1.F300];3;LEN([Sheet1.F300])-2)); [$Sheet1.F300])" office:value-type="float" office:value="0" calcext:value-type="float">
            <text:p>0</text:p>
          </table:table-cell>
          <table:table-cell table:number-columns-repeated="3"/>
          <table:table-cell table:formula="of:= BITAND([$intermediates.$E295];[.$D$4])" office:value-type="float" office:value="0" calcext:value-type="float">
            <text:p>0</text:p>
          </table:table-cell>
          <table:table-cell table:formula="of:=BITRSHIFT(BITAND([.$E295];[.$D$5]); [$Sheet1.$C$14])" office:value-type="float" office:value="0" calcext:value-type="float">
            <text:p>0</text:p>
          </table:table-cell>
          <table:table-cell table:formula="of:=BITRSHIFT(BITAND([.$E295];[.$D$6]); [$Sheet1.$C$14] + [$Sheet1.$C$15])" office:value-type="float" office:value="0" calcext:value-type="float">
            <text:p>0</text:p>
          </table:table-cell>
          <table:table-cell table:formula="of:=BITRSHIFT(BITAND([.$E29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1];2)=&quot;0x&quot;; HEX2DEC(MID([Sheet1.F301];3;LEN([Sheet1.F301])-2)); [$Sheet1.F301])" office:value-type="float" office:value="0" calcext:value-type="float">
            <text:p>0</text:p>
          </table:table-cell>
          <table:table-cell table:number-columns-repeated="3"/>
          <table:table-cell table:formula="of:= BITAND([$intermediates.$E296];[.$D$4])" office:value-type="float" office:value="0" calcext:value-type="float">
            <text:p>0</text:p>
          </table:table-cell>
          <table:table-cell table:formula="of:=BITRSHIFT(BITAND([.$E296];[.$D$5]); [$Sheet1.$C$14])" office:value-type="float" office:value="0" calcext:value-type="float">
            <text:p>0</text:p>
          </table:table-cell>
          <table:table-cell table:formula="of:=BITRSHIFT(BITAND([.$E296];[.$D$6]); [$Sheet1.$C$14] + [$Sheet1.$C$15])" office:value-type="float" office:value="0" calcext:value-type="float">
            <text:p>0</text:p>
          </table:table-cell>
          <table:table-cell table:formula="of:=BITRSHIFT(BITAND([.$E29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2];2)=&quot;0x&quot;; HEX2DEC(MID([Sheet1.F302];3;LEN([Sheet1.F302])-2)); [$Sheet1.F302])" office:value-type="float" office:value="0" calcext:value-type="float">
            <text:p>0</text:p>
          </table:table-cell>
          <table:table-cell table:number-columns-repeated="3"/>
          <table:table-cell table:formula="of:= BITAND([$intermediates.$E297];[.$D$4])" office:value-type="float" office:value="0" calcext:value-type="float">
            <text:p>0</text:p>
          </table:table-cell>
          <table:table-cell table:formula="of:=BITRSHIFT(BITAND([.$E297];[.$D$5]); [$Sheet1.$C$14])" office:value-type="float" office:value="0" calcext:value-type="float">
            <text:p>0</text:p>
          </table:table-cell>
          <table:table-cell table:formula="of:=BITRSHIFT(BITAND([.$E297];[.$D$6]); [$Sheet1.$C$14] + [$Sheet1.$C$15])" office:value-type="float" office:value="0" calcext:value-type="float">
            <text:p>0</text:p>
          </table:table-cell>
          <table:table-cell table:formula="of:=BITRSHIFT(BITAND([.$E29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3];2)=&quot;0x&quot;; HEX2DEC(MID([Sheet1.F303];3;LEN([Sheet1.F303])-2)); [$Sheet1.F303])" office:value-type="float" office:value="0" calcext:value-type="float">
            <text:p>0</text:p>
          </table:table-cell>
          <table:table-cell table:number-columns-repeated="3"/>
          <table:table-cell table:formula="of:= BITAND([$intermediates.$E298];[.$D$4])" office:value-type="float" office:value="0" calcext:value-type="float">
            <text:p>0</text:p>
          </table:table-cell>
          <table:table-cell table:formula="of:=BITRSHIFT(BITAND([.$E298];[.$D$5]); [$Sheet1.$C$14])" office:value-type="float" office:value="0" calcext:value-type="float">
            <text:p>0</text:p>
          </table:table-cell>
          <table:table-cell table:formula="of:=BITRSHIFT(BITAND([.$E298];[.$D$6]); [$Sheet1.$C$14] + [$Sheet1.$C$15])" office:value-type="float" office:value="0" calcext:value-type="float">
            <text:p>0</text:p>
          </table:table-cell>
          <table:table-cell table:formula="of:=BITRSHIFT(BITAND([.$E29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4];2)=&quot;0x&quot;; HEX2DEC(MID([Sheet1.F304];3;LEN([Sheet1.F304])-2)); [$Sheet1.F304])" office:value-type="float" office:value="0" calcext:value-type="float">
            <text:p>0</text:p>
          </table:table-cell>
          <table:table-cell table:number-columns-repeated="3"/>
          <table:table-cell table:formula="of:= BITAND([$intermediates.$E299];[.$D$4])" office:value-type="float" office:value="0" calcext:value-type="float">
            <text:p>0</text:p>
          </table:table-cell>
          <table:table-cell table:formula="of:=BITRSHIFT(BITAND([.$E299];[.$D$5]); [$Sheet1.$C$14])" office:value-type="float" office:value="0" calcext:value-type="float">
            <text:p>0</text:p>
          </table:table-cell>
          <table:table-cell table:formula="of:=BITRSHIFT(BITAND([.$E299];[.$D$6]); [$Sheet1.$C$14] + [$Sheet1.$C$15])" office:value-type="float" office:value="0" calcext:value-type="float">
            <text:p>0</text:p>
          </table:table-cell>
          <table:table-cell table:formula="of:=BITRSHIFT(BITAND([.$E29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5];2)=&quot;0x&quot;; HEX2DEC(MID([Sheet1.F305];3;LEN([Sheet1.F305])-2)); [$Sheet1.F305])" office:value-type="float" office:value="0" calcext:value-type="float">
            <text:p>0</text:p>
          </table:table-cell>
          <table:table-cell table:number-columns-repeated="3"/>
          <table:table-cell table:formula="of:= BITAND([$intermediates.$E300];[.$D$4])" office:value-type="float" office:value="0" calcext:value-type="float">
            <text:p>0</text:p>
          </table:table-cell>
          <table:table-cell table:formula="of:=BITRSHIFT(BITAND([.$E300];[.$D$5]); [$Sheet1.$C$14])" office:value-type="float" office:value="0" calcext:value-type="float">
            <text:p>0</text:p>
          </table:table-cell>
          <table:table-cell table:formula="of:=BITRSHIFT(BITAND([.$E300];[.$D$6]); [$Sheet1.$C$14] + [$Sheet1.$C$15])" office:value-type="float" office:value="0" calcext:value-type="float">
            <text:p>0</text:p>
          </table:table-cell>
          <table:table-cell table:formula="of:=BITRSHIFT(BITAND([.$E30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6];2)=&quot;0x&quot;; HEX2DEC(MID([Sheet1.F306];3;LEN([Sheet1.F306])-2)); [$Sheet1.F306])" office:value-type="float" office:value="0" calcext:value-type="float">
            <text:p>0</text:p>
          </table:table-cell>
          <table:table-cell table:number-columns-repeated="3"/>
          <table:table-cell table:formula="of:= BITAND([$intermediates.$E301];[.$D$4])" office:value-type="float" office:value="0" calcext:value-type="float">
            <text:p>0</text:p>
          </table:table-cell>
          <table:table-cell table:formula="of:=BITRSHIFT(BITAND([.$E301];[.$D$5]); [$Sheet1.$C$14])" office:value-type="float" office:value="0" calcext:value-type="float">
            <text:p>0</text:p>
          </table:table-cell>
          <table:table-cell table:formula="of:=BITRSHIFT(BITAND([.$E301];[.$D$6]); [$Sheet1.$C$14] + [$Sheet1.$C$15])" office:value-type="float" office:value="0" calcext:value-type="float">
            <text:p>0</text:p>
          </table:table-cell>
          <table:table-cell table:formula="of:=BITRSHIFT(BITAND([.$E30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7];2)=&quot;0x&quot;; HEX2DEC(MID([Sheet1.F307];3;LEN([Sheet1.F307])-2)); [$Sheet1.F307])" office:value-type="float" office:value="0" calcext:value-type="float">
            <text:p>0</text:p>
          </table:table-cell>
          <table:table-cell table:number-columns-repeated="3"/>
          <table:table-cell table:formula="of:= BITAND([$intermediates.$E302];[.$D$4])" office:value-type="float" office:value="0" calcext:value-type="float">
            <text:p>0</text:p>
          </table:table-cell>
          <table:table-cell table:formula="of:=BITRSHIFT(BITAND([.$E302];[.$D$5]); [$Sheet1.$C$14])" office:value-type="float" office:value="0" calcext:value-type="float">
            <text:p>0</text:p>
          </table:table-cell>
          <table:table-cell table:formula="of:=BITRSHIFT(BITAND([.$E302];[.$D$6]); [$Sheet1.$C$14] + [$Sheet1.$C$15])" office:value-type="float" office:value="0" calcext:value-type="float">
            <text:p>0</text:p>
          </table:table-cell>
          <table:table-cell table:formula="of:=BITRSHIFT(BITAND([.$E30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8];2)=&quot;0x&quot;; HEX2DEC(MID([Sheet1.F308];3;LEN([Sheet1.F308])-2)); [$Sheet1.F308])" office:value-type="float" office:value="0" calcext:value-type="float">
            <text:p>0</text:p>
          </table:table-cell>
          <table:table-cell table:number-columns-repeated="3"/>
          <table:table-cell table:formula="of:= BITAND([$intermediates.$E303];[.$D$4])" office:value-type="float" office:value="0" calcext:value-type="float">
            <text:p>0</text:p>
          </table:table-cell>
          <table:table-cell table:formula="of:=BITRSHIFT(BITAND([.$E303];[.$D$5]); [$Sheet1.$C$14])" office:value-type="float" office:value="0" calcext:value-type="float">
            <text:p>0</text:p>
          </table:table-cell>
          <table:table-cell table:formula="of:=BITRSHIFT(BITAND([.$E303];[.$D$6]); [$Sheet1.$C$14] + [$Sheet1.$C$15])" office:value-type="float" office:value="0" calcext:value-type="float">
            <text:p>0</text:p>
          </table:table-cell>
          <table:table-cell table:formula="of:=BITRSHIFT(BITAND([.$E30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09];2)=&quot;0x&quot;; HEX2DEC(MID([Sheet1.F309];3;LEN([Sheet1.F309])-2)); [$Sheet1.F309])" office:value-type="float" office:value="0" calcext:value-type="float">
            <text:p>0</text:p>
          </table:table-cell>
          <table:table-cell table:number-columns-repeated="3"/>
          <table:table-cell table:formula="of:= BITAND([$intermediates.$E304];[.$D$4])" office:value-type="float" office:value="0" calcext:value-type="float">
            <text:p>0</text:p>
          </table:table-cell>
          <table:table-cell table:formula="of:=BITRSHIFT(BITAND([.$E304];[.$D$5]); [$Sheet1.$C$14])" office:value-type="float" office:value="0" calcext:value-type="float">
            <text:p>0</text:p>
          </table:table-cell>
          <table:table-cell table:formula="of:=BITRSHIFT(BITAND([.$E304];[.$D$6]); [$Sheet1.$C$14] + [$Sheet1.$C$15])" office:value-type="float" office:value="0" calcext:value-type="float">
            <text:p>0</text:p>
          </table:table-cell>
          <table:table-cell table:formula="of:=BITRSHIFT(BITAND([.$E30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0];2)=&quot;0x&quot;; HEX2DEC(MID([Sheet1.F310];3;LEN([Sheet1.F310])-2)); [$Sheet1.F310])" office:value-type="float" office:value="0" calcext:value-type="float">
            <text:p>0</text:p>
          </table:table-cell>
          <table:table-cell table:number-columns-repeated="3"/>
          <table:table-cell table:formula="of:= BITAND([$intermediates.$E305];[.$D$4])" office:value-type="float" office:value="0" calcext:value-type="float">
            <text:p>0</text:p>
          </table:table-cell>
          <table:table-cell table:formula="of:=BITRSHIFT(BITAND([.$E305];[.$D$5]); [$Sheet1.$C$14])" office:value-type="float" office:value="0" calcext:value-type="float">
            <text:p>0</text:p>
          </table:table-cell>
          <table:table-cell table:formula="of:=BITRSHIFT(BITAND([.$E305];[.$D$6]); [$Sheet1.$C$14] + [$Sheet1.$C$15])" office:value-type="float" office:value="0" calcext:value-type="float">
            <text:p>0</text:p>
          </table:table-cell>
          <table:table-cell table:formula="of:=BITRSHIFT(BITAND([.$E30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1];2)=&quot;0x&quot;; HEX2DEC(MID([Sheet1.F311];3;LEN([Sheet1.F311])-2)); [$Sheet1.F311])" office:value-type="float" office:value="0" calcext:value-type="float">
            <text:p>0</text:p>
          </table:table-cell>
          <table:table-cell table:number-columns-repeated="3"/>
          <table:table-cell table:formula="of:= BITAND([$intermediates.$E306];[.$D$4])" office:value-type="float" office:value="0" calcext:value-type="float">
            <text:p>0</text:p>
          </table:table-cell>
          <table:table-cell table:formula="of:=BITRSHIFT(BITAND([.$E306];[.$D$5]); [$Sheet1.$C$14])" office:value-type="float" office:value="0" calcext:value-type="float">
            <text:p>0</text:p>
          </table:table-cell>
          <table:table-cell table:formula="of:=BITRSHIFT(BITAND([.$E306];[.$D$6]); [$Sheet1.$C$14] + [$Sheet1.$C$15])" office:value-type="float" office:value="0" calcext:value-type="float">
            <text:p>0</text:p>
          </table:table-cell>
          <table:table-cell table:formula="of:=BITRSHIFT(BITAND([.$E30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2];2)=&quot;0x&quot;; HEX2DEC(MID([Sheet1.F312];3;LEN([Sheet1.F312])-2)); [$Sheet1.F312])" office:value-type="float" office:value="0" calcext:value-type="float">
            <text:p>0</text:p>
          </table:table-cell>
          <table:table-cell table:number-columns-repeated="3"/>
          <table:table-cell table:formula="of:= BITAND([$intermediates.$E307];[.$D$4])" office:value-type="float" office:value="0" calcext:value-type="float">
            <text:p>0</text:p>
          </table:table-cell>
          <table:table-cell table:formula="of:=BITRSHIFT(BITAND([.$E307];[.$D$5]); [$Sheet1.$C$14])" office:value-type="float" office:value="0" calcext:value-type="float">
            <text:p>0</text:p>
          </table:table-cell>
          <table:table-cell table:formula="of:=BITRSHIFT(BITAND([.$E307];[.$D$6]); [$Sheet1.$C$14] + [$Sheet1.$C$15])" office:value-type="float" office:value="0" calcext:value-type="float">
            <text:p>0</text:p>
          </table:table-cell>
          <table:table-cell table:formula="of:=BITRSHIFT(BITAND([.$E30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3];2)=&quot;0x&quot;; HEX2DEC(MID([Sheet1.F313];3;LEN([Sheet1.F313])-2)); [$Sheet1.F313])" office:value-type="float" office:value="0" calcext:value-type="float">
            <text:p>0</text:p>
          </table:table-cell>
          <table:table-cell table:number-columns-repeated="3"/>
          <table:table-cell table:formula="of:= BITAND([$intermediates.$E308];[.$D$4])" office:value-type="float" office:value="0" calcext:value-type="float">
            <text:p>0</text:p>
          </table:table-cell>
          <table:table-cell table:formula="of:=BITRSHIFT(BITAND([.$E308];[.$D$5]); [$Sheet1.$C$14])" office:value-type="float" office:value="0" calcext:value-type="float">
            <text:p>0</text:p>
          </table:table-cell>
          <table:table-cell table:formula="of:=BITRSHIFT(BITAND([.$E308];[.$D$6]); [$Sheet1.$C$14] + [$Sheet1.$C$15])" office:value-type="float" office:value="0" calcext:value-type="float">
            <text:p>0</text:p>
          </table:table-cell>
          <table:table-cell table:formula="of:=BITRSHIFT(BITAND([.$E30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4];2)=&quot;0x&quot;; HEX2DEC(MID([Sheet1.F314];3;LEN([Sheet1.F314])-2)); [$Sheet1.F314])" office:value-type="float" office:value="0" calcext:value-type="float">
            <text:p>0</text:p>
          </table:table-cell>
          <table:table-cell table:number-columns-repeated="3"/>
          <table:table-cell table:formula="of:= BITAND([$intermediates.$E309];[.$D$4])" office:value-type="float" office:value="0" calcext:value-type="float">
            <text:p>0</text:p>
          </table:table-cell>
          <table:table-cell table:formula="of:=BITRSHIFT(BITAND([.$E309];[.$D$5]); [$Sheet1.$C$14])" office:value-type="float" office:value="0" calcext:value-type="float">
            <text:p>0</text:p>
          </table:table-cell>
          <table:table-cell table:formula="of:=BITRSHIFT(BITAND([.$E309];[.$D$6]); [$Sheet1.$C$14] + [$Sheet1.$C$15])" office:value-type="float" office:value="0" calcext:value-type="float">
            <text:p>0</text:p>
          </table:table-cell>
          <table:table-cell table:formula="of:=BITRSHIFT(BITAND([.$E30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5];2)=&quot;0x&quot;; HEX2DEC(MID([Sheet1.F315];3;LEN([Sheet1.F315])-2)); [$Sheet1.F315])" office:value-type="float" office:value="0" calcext:value-type="float">
            <text:p>0</text:p>
          </table:table-cell>
          <table:table-cell table:number-columns-repeated="3"/>
          <table:table-cell table:formula="of:= BITAND([$intermediates.$E310];[.$D$4])" office:value-type="float" office:value="0" calcext:value-type="float">
            <text:p>0</text:p>
          </table:table-cell>
          <table:table-cell table:formula="of:=BITRSHIFT(BITAND([.$E310];[.$D$5]); [$Sheet1.$C$14])" office:value-type="float" office:value="0" calcext:value-type="float">
            <text:p>0</text:p>
          </table:table-cell>
          <table:table-cell table:formula="of:=BITRSHIFT(BITAND([.$E310];[.$D$6]); [$Sheet1.$C$14] + [$Sheet1.$C$15])" office:value-type="float" office:value="0" calcext:value-type="float">
            <text:p>0</text:p>
          </table:table-cell>
          <table:table-cell table:formula="of:=BITRSHIFT(BITAND([.$E31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6];2)=&quot;0x&quot;; HEX2DEC(MID([Sheet1.F316];3;LEN([Sheet1.F316])-2)); [$Sheet1.F316])" office:value-type="float" office:value="0" calcext:value-type="float">
            <text:p>0</text:p>
          </table:table-cell>
          <table:table-cell table:number-columns-repeated="3"/>
          <table:table-cell table:formula="of:= BITAND([$intermediates.$E311];[.$D$4])" office:value-type="float" office:value="0" calcext:value-type="float">
            <text:p>0</text:p>
          </table:table-cell>
          <table:table-cell table:formula="of:=BITRSHIFT(BITAND([.$E311];[.$D$5]); [$Sheet1.$C$14])" office:value-type="float" office:value="0" calcext:value-type="float">
            <text:p>0</text:p>
          </table:table-cell>
          <table:table-cell table:formula="of:=BITRSHIFT(BITAND([.$E311];[.$D$6]); [$Sheet1.$C$14] + [$Sheet1.$C$15])" office:value-type="float" office:value="0" calcext:value-type="float">
            <text:p>0</text:p>
          </table:table-cell>
          <table:table-cell table:formula="of:=BITRSHIFT(BITAND([.$E31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7];2)=&quot;0x&quot;; HEX2DEC(MID([Sheet1.F317];3;LEN([Sheet1.F317])-2)); [$Sheet1.F317])" office:value-type="float" office:value="0" calcext:value-type="float">
            <text:p>0</text:p>
          </table:table-cell>
          <table:table-cell table:number-columns-repeated="3"/>
          <table:table-cell table:formula="of:= BITAND([$intermediates.$E312];[.$D$4])" office:value-type="float" office:value="0" calcext:value-type="float">
            <text:p>0</text:p>
          </table:table-cell>
          <table:table-cell table:formula="of:=BITRSHIFT(BITAND([.$E312];[.$D$5]); [$Sheet1.$C$14])" office:value-type="float" office:value="0" calcext:value-type="float">
            <text:p>0</text:p>
          </table:table-cell>
          <table:table-cell table:formula="of:=BITRSHIFT(BITAND([.$E312];[.$D$6]); [$Sheet1.$C$14] + [$Sheet1.$C$15])" office:value-type="float" office:value="0" calcext:value-type="float">
            <text:p>0</text:p>
          </table:table-cell>
          <table:table-cell table:formula="of:=BITRSHIFT(BITAND([.$E31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8];2)=&quot;0x&quot;; HEX2DEC(MID([Sheet1.F318];3;LEN([Sheet1.F318])-2)); [$Sheet1.F318])" office:value-type="float" office:value="0" calcext:value-type="float">
            <text:p>0</text:p>
          </table:table-cell>
          <table:table-cell table:number-columns-repeated="3"/>
          <table:table-cell table:formula="of:= BITAND([$intermediates.$E313];[.$D$4])" office:value-type="float" office:value="0" calcext:value-type="float">
            <text:p>0</text:p>
          </table:table-cell>
          <table:table-cell table:formula="of:=BITRSHIFT(BITAND([.$E313];[.$D$5]); [$Sheet1.$C$14])" office:value-type="float" office:value="0" calcext:value-type="float">
            <text:p>0</text:p>
          </table:table-cell>
          <table:table-cell table:formula="of:=BITRSHIFT(BITAND([.$E313];[.$D$6]); [$Sheet1.$C$14] + [$Sheet1.$C$15])" office:value-type="float" office:value="0" calcext:value-type="float">
            <text:p>0</text:p>
          </table:table-cell>
          <table:table-cell table:formula="of:=BITRSHIFT(BITAND([.$E31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19];2)=&quot;0x&quot;; HEX2DEC(MID([Sheet1.F319];3;LEN([Sheet1.F319])-2)); [$Sheet1.F319])" office:value-type="float" office:value="0" calcext:value-type="float">
            <text:p>0</text:p>
          </table:table-cell>
          <table:table-cell table:number-columns-repeated="3"/>
          <table:table-cell table:formula="of:= BITAND([$intermediates.$E314];[.$D$4])" office:value-type="float" office:value="0" calcext:value-type="float">
            <text:p>0</text:p>
          </table:table-cell>
          <table:table-cell table:formula="of:=BITRSHIFT(BITAND([.$E314];[.$D$5]); [$Sheet1.$C$14])" office:value-type="float" office:value="0" calcext:value-type="float">
            <text:p>0</text:p>
          </table:table-cell>
          <table:table-cell table:formula="of:=BITRSHIFT(BITAND([.$E314];[.$D$6]); [$Sheet1.$C$14] + [$Sheet1.$C$15])" office:value-type="float" office:value="0" calcext:value-type="float">
            <text:p>0</text:p>
          </table:table-cell>
          <table:table-cell table:formula="of:=BITRSHIFT(BITAND([.$E31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0];2)=&quot;0x&quot;; HEX2DEC(MID([Sheet1.F320];3;LEN([Sheet1.F320])-2)); [$Sheet1.F320])" office:value-type="float" office:value="0" calcext:value-type="float">
            <text:p>0</text:p>
          </table:table-cell>
          <table:table-cell table:number-columns-repeated="3"/>
          <table:table-cell table:formula="of:= BITAND([$intermediates.$E315];[.$D$4])" office:value-type="float" office:value="0" calcext:value-type="float">
            <text:p>0</text:p>
          </table:table-cell>
          <table:table-cell table:formula="of:=BITRSHIFT(BITAND([.$E315];[.$D$5]); [$Sheet1.$C$14])" office:value-type="float" office:value="0" calcext:value-type="float">
            <text:p>0</text:p>
          </table:table-cell>
          <table:table-cell table:formula="of:=BITRSHIFT(BITAND([.$E315];[.$D$6]); [$Sheet1.$C$14] + [$Sheet1.$C$15])" office:value-type="float" office:value="0" calcext:value-type="float">
            <text:p>0</text:p>
          </table:table-cell>
          <table:table-cell table:formula="of:=BITRSHIFT(BITAND([.$E31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1];2)=&quot;0x&quot;; HEX2DEC(MID([Sheet1.F321];3;LEN([Sheet1.F321])-2)); [$Sheet1.F321])" office:value-type="float" office:value="0" calcext:value-type="float">
            <text:p>0</text:p>
          </table:table-cell>
          <table:table-cell table:number-columns-repeated="3"/>
          <table:table-cell table:formula="of:= BITAND([$intermediates.$E316];[.$D$4])" office:value-type="float" office:value="0" calcext:value-type="float">
            <text:p>0</text:p>
          </table:table-cell>
          <table:table-cell table:formula="of:=BITRSHIFT(BITAND([.$E316];[.$D$5]); [$Sheet1.$C$14])" office:value-type="float" office:value="0" calcext:value-type="float">
            <text:p>0</text:p>
          </table:table-cell>
          <table:table-cell table:formula="of:=BITRSHIFT(BITAND([.$E316];[.$D$6]); [$Sheet1.$C$14] + [$Sheet1.$C$15])" office:value-type="float" office:value="0" calcext:value-type="float">
            <text:p>0</text:p>
          </table:table-cell>
          <table:table-cell table:formula="of:=BITRSHIFT(BITAND([.$E31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2];2)=&quot;0x&quot;; HEX2DEC(MID([Sheet1.F322];3;LEN([Sheet1.F322])-2)); [$Sheet1.F322])" office:value-type="float" office:value="0" calcext:value-type="float">
            <text:p>0</text:p>
          </table:table-cell>
          <table:table-cell table:number-columns-repeated="3"/>
          <table:table-cell table:formula="of:= BITAND([$intermediates.$E317];[.$D$4])" office:value-type="float" office:value="0" calcext:value-type="float">
            <text:p>0</text:p>
          </table:table-cell>
          <table:table-cell table:formula="of:=BITRSHIFT(BITAND([.$E317];[.$D$5]); [$Sheet1.$C$14])" office:value-type="float" office:value="0" calcext:value-type="float">
            <text:p>0</text:p>
          </table:table-cell>
          <table:table-cell table:formula="of:=BITRSHIFT(BITAND([.$E317];[.$D$6]); [$Sheet1.$C$14] + [$Sheet1.$C$15])" office:value-type="float" office:value="0" calcext:value-type="float">
            <text:p>0</text:p>
          </table:table-cell>
          <table:table-cell table:formula="of:=BITRSHIFT(BITAND([.$E31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3];2)=&quot;0x&quot;; HEX2DEC(MID([Sheet1.F323];3;LEN([Sheet1.F323])-2)); [$Sheet1.F323])" office:value-type="float" office:value="0" calcext:value-type="float">
            <text:p>0</text:p>
          </table:table-cell>
          <table:table-cell table:number-columns-repeated="3"/>
          <table:table-cell table:formula="of:= BITAND([$intermediates.$E318];[.$D$4])" office:value-type="float" office:value="0" calcext:value-type="float">
            <text:p>0</text:p>
          </table:table-cell>
          <table:table-cell table:formula="of:=BITRSHIFT(BITAND([.$E318];[.$D$5]); [$Sheet1.$C$14])" office:value-type="float" office:value="0" calcext:value-type="float">
            <text:p>0</text:p>
          </table:table-cell>
          <table:table-cell table:formula="of:=BITRSHIFT(BITAND([.$E318];[.$D$6]); [$Sheet1.$C$14] + [$Sheet1.$C$15])" office:value-type="float" office:value="0" calcext:value-type="float">
            <text:p>0</text:p>
          </table:table-cell>
          <table:table-cell table:formula="of:=BITRSHIFT(BITAND([.$E31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4];2)=&quot;0x&quot;; HEX2DEC(MID([Sheet1.F324];3;LEN([Sheet1.F324])-2)); [$Sheet1.F324])" office:value-type="float" office:value="0" calcext:value-type="float">
            <text:p>0</text:p>
          </table:table-cell>
          <table:table-cell table:number-columns-repeated="3"/>
          <table:table-cell table:formula="of:= BITAND([$intermediates.$E319];[.$D$4])" office:value-type="float" office:value="0" calcext:value-type="float">
            <text:p>0</text:p>
          </table:table-cell>
          <table:table-cell table:formula="of:=BITRSHIFT(BITAND([.$E319];[.$D$5]); [$Sheet1.$C$14])" office:value-type="float" office:value="0" calcext:value-type="float">
            <text:p>0</text:p>
          </table:table-cell>
          <table:table-cell table:formula="of:=BITRSHIFT(BITAND([.$E319];[.$D$6]); [$Sheet1.$C$14] + [$Sheet1.$C$15])" office:value-type="float" office:value="0" calcext:value-type="float">
            <text:p>0</text:p>
          </table:table-cell>
          <table:table-cell table:formula="of:=BITRSHIFT(BITAND([.$E31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5];2)=&quot;0x&quot;; HEX2DEC(MID([Sheet1.F325];3;LEN([Sheet1.F325])-2)); [$Sheet1.F325])" office:value-type="float" office:value="0" calcext:value-type="float">
            <text:p>0</text:p>
          </table:table-cell>
          <table:table-cell table:number-columns-repeated="3"/>
          <table:table-cell table:formula="of:= BITAND([$intermediates.$E320];[.$D$4])" office:value-type="float" office:value="0" calcext:value-type="float">
            <text:p>0</text:p>
          </table:table-cell>
          <table:table-cell table:formula="of:=BITRSHIFT(BITAND([.$E320];[.$D$5]); [$Sheet1.$C$14])" office:value-type="float" office:value="0" calcext:value-type="float">
            <text:p>0</text:p>
          </table:table-cell>
          <table:table-cell table:formula="of:=BITRSHIFT(BITAND([.$E320];[.$D$6]); [$Sheet1.$C$14] + [$Sheet1.$C$15])" office:value-type="float" office:value="0" calcext:value-type="float">
            <text:p>0</text:p>
          </table:table-cell>
          <table:table-cell table:formula="of:=BITRSHIFT(BITAND([.$E32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6];2)=&quot;0x&quot;; HEX2DEC(MID([Sheet1.F326];3;LEN([Sheet1.F326])-2)); [$Sheet1.F326])" office:value-type="float" office:value="0" calcext:value-type="float">
            <text:p>0</text:p>
          </table:table-cell>
          <table:table-cell table:number-columns-repeated="3"/>
          <table:table-cell table:formula="of:= BITAND([$intermediates.$E321];[.$D$4])" office:value-type="float" office:value="0" calcext:value-type="float">
            <text:p>0</text:p>
          </table:table-cell>
          <table:table-cell table:formula="of:=BITRSHIFT(BITAND([.$E321];[.$D$5]); [$Sheet1.$C$14])" office:value-type="float" office:value="0" calcext:value-type="float">
            <text:p>0</text:p>
          </table:table-cell>
          <table:table-cell table:formula="of:=BITRSHIFT(BITAND([.$E321];[.$D$6]); [$Sheet1.$C$14] + [$Sheet1.$C$15])" office:value-type="float" office:value="0" calcext:value-type="float">
            <text:p>0</text:p>
          </table:table-cell>
          <table:table-cell table:formula="of:=BITRSHIFT(BITAND([.$E321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7];2)=&quot;0x&quot;; HEX2DEC(MID([Sheet1.F327];3;LEN([Sheet1.F327])-2)); [$Sheet1.F327])" office:value-type="float" office:value="0" calcext:value-type="float">
            <text:p>0</text:p>
          </table:table-cell>
          <table:table-cell table:number-columns-repeated="3"/>
          <table:table-cell table:formula="of:= BITAND([$intermediates.$E322];[.$D$4])" office:value-type="float" office:value="0" calcext:value-type="float">
            <text:p>0</text:p>
          </table:table-cell>
          <table:table-cell table:formula="of:=BITRSHIFT(BITAND([.$E322];[.$D$5]); [$Sheet1.$C$14])" office:value-type="float" office:value="0" calcext:value-type="float">
            <text:p>0</text:p>
          </table:table-cell>
          <table:table-cell table:formula="of:=BITRSHIFT(BITAND([.$E322];[.$D$6]); [$Sheet1.$C$14] + [$Sheet1.$C$15])" office:value-type="float" office:value="0" calcext:value-type="float">
            <text:p>0</text:p>
          </table:table-cell>
          <table:table-cell table:formula="of:=BITRSHIFT(BITAND([.$E322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8];2)=&quot;0x&quot;; HEX2DEC(MID([Sheet1.F328];3;LEN([Sheet1.F328])-2)); [$Sheet1.F328])" office:value-type="float" office:value="0" calcext:value-type="float">
            <text:p>0</text:p>
          </table:table-cell>
          <table:table-cell table:number-columns-repeated="3"/>
          <table:table-cell table:formula="of:= BITAND([$intermediates.$E323];[.$D$4])" office:value-type="float" office:value="0" calcext:value-type="float">
            <text:p>0</text:p>
          </table:table-cell>
          <table:table-cell table:formula="of:=BITRSHIFT(BITAND([.$E323];[.$D$5]); [$Sheet1.$C$14])" office:value-type="float" office:value="0" calcext:value-type="float">
            <text:p>0</text:p>
          </table:table-cell>
          <table:table-cell table:formula="of:=BITRSHIFT(BITAND([.$E323];[.$D$6]); [$Sheet1.$C$14] + [$Sheet1.$C$15])" office:value-type="float" office:value="0" calcext:value-type="float">
            <text:p>0</text:p>
          </table:table-cell>
          <table:table-cell table:formula="of:=BITRSHIFT(BITAND([.$E323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29];2)=&quot;0x&quot;; HEX2DEC(MID([Sheet1.F329];3;LEN([Sheet1.F329])-2)); [$Sheet1.F329])" office:value-type="float" office:value="0" calcext:value-type="float">
            <text:p>0</text:p>
          </table:table-cell>
          <table:table-cell table:number-columns-repeated="3"/>
          <table:table-cell table:formula="of:= BITAND([$intermediates.$E324];[.$D$4])" office:value-type="float" office:value="0" calcext:value-type="float">
            <text:p>0</text:p>
          </table:table-cell>
          <table:table-cell table:formula="of:=BITRSHIFT(BITAND([.$E324];[.$D$5]); [$Sheet1.$C$14])" office:value-type="float" office:value="0" calcext:value-type="float">
            <text:p>0</text:p>
          </table:table-cell>
          <table:table-cell table:formula="of:=BITRSHIFT(BITAND([.$E324];[.$D$6]); [$Sheet1.$C$14] + [$Sheet1.$C$15])" office:value-type="float" office:value="0" calcext:value-type="float">
            <text:p>0</text:p>
          </table:table-cell>
          <table:table-cell table:formula="of:=BITRSHIFT(BITAND([.$E324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0];2)=&quot;0x&quot;; HEX2DEC(MID([Sheet1.F330];3;LEN([Sheet1.F330])-2)); [$Sheet1.F330])" office:value-type="float" office:value="0" calcext:value-type="float">
            <text:p>0</text:p>
          </table:table-cell>
          <table:table-cell table:number-columns-repeated="3"/>
          <table:table-cell table:formula="of:= BITAND([$intermediates.$E325];[.$D$4])" office:value-type="float" office:value="0" calcext:value-type="float">
            <text:p>0</text:p>
          </table:table-cell>
          <table:table-cell table:formula="of:=BITRSHIFT(BITAND([.$E325];[.$D$5]); [$Sheet1.$C$14])" office:value-type="float" office:value="0" calcext:value-type="float">
            <text:p>0</text:p>
          </table:table-cell>
          <table:table-cell table:formula="of:=BITRSHIFT(BITAND([.$E325];[.$D$6]); [$Sheet1.$C$14] + [$Sheet1.$C$15])" office:value-type="float" office:value="0" calcext:value-type="float">
            <text:p>0</text:p>
          </table:table-cell>
          <table:table-cell table:formula="of:=BITRSHIFT(BITAND([.$E325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1];2)=&quot;0x&quot;; HEX2DEC(MID([Sheet1.F331];3;LEN([Sheet1.F331])-2)); [$Sheet1.F331])" office:value-type="float" office:value="0" calcext:value-type="float">
            <text:p>0</text:p>
          </table:table-cell>
          <table:table-cell table:number-columns-repeated="3"/>
          <table:table-cell table:formula="of:= BITAND([$intermediates.$E326];[.$D$4])" office:value-type="float" office:value="0" calcext:value-type="float">
            <text:p>0</text:p>
          </table:table-cell>
          <table:table-cell table:formula="of:=BITRSHIFT(BITAND([.$E326];[.$D$5]); [$Sheet1.$C$14])" office:value-type="float" office:value="0" calcext:value-type="float">
            <text:p>0</text:p>
          </table:table-cell>
          <table:table-cell table:formula="of:=BITRSHIFT(BITAND([.$E326];[.$D$6]); [$Sheet1.$C$14] + [$Sheet1.$C$15])" office:value-type="float" office:value="0" calcext:value-type="float">
            <text:p>0</text:p>
          </table:table-cell>
          <table:table-cell table:formula="of:=BITRSHIFT(BITAND([.$E326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2];2)=&quot;0x&quot;; HEX2DEC(MID([Sheet1.F332];3;LEN([Sheet1.F332])-2)); [$Sheet1.F332])" office:value-type="float" office:value="0" calcext:value-type="float">
            <text:p>0</text:p>
          </table:table-cell>
          <table:table-cell table:number-columns-repeated="3"/>
          <table:table-cell table:formula="of:= BITAND([$intermediates.$E327];[.$D$4])" office:value-type="float" office:value="0" calcext:value-type="float">
            <text:p>0</text:p>
          </table:table-cell>
          <table:table-cell table:formula="of:=BITRSHIFT(BITAND([.$E327];[.$D$5]); [$Sheet1.$C$14])" office:value-type="float" office:value="0" calcext:value-type="float">
            <text:p>0</text:p>
          </table:table-cell>
          <table:table-cell table:formula="of:=BITRSHIFT(BITAND([.$E327];[.$D$6]); [$Sheet1.$C$14] + [$Sheet1.$C$15])" office:value-type="float" office:value="0" calcext:value-type="float">
            <text:p>0</text:p>
          </table:table-cell>
          <table:table-cell table:formula="of:=BITRSHIFT(BITAND([.$E327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3];2)=&quot;0x&quot;; HEX2DEC(MID([Sheet1.F333];3;LEN([Sheet1.F333])-2)); [$Sheet1.F333])" office:value-type="float" office:value="0" calcext:value-type="float">
            <text:p>0</text:p>
          </table:table-cell>
          <table:table-cell table:number-columns-repeated="3"/>
          <table:table-cell table:formula="of:= BITAND([$intermediates.$E328];[.$D$4])" office:value-type="float" office:value="0" calcext:value-type="float">
            <text:p>0</text:p>
          </table:table-cell>
          <table:table-cell table:formula="of:=BITRSHIFT(BITAND([.$E328];[.$D$5]); [$Sheet1.$C$14])" office:value-type="float" office:value="0" calcext:value-type="float">
            <text:p>0</text:p>
          </table:table-cell>
          <table:table-cell table:formula="of:=BITRSHIFT(BITAND([.$E328];[.$D$6]); [$Sheet1.$C$14] + [$Sheet1.$C$15])" office:value-type="float" office:value="0" calcext:value-type="float">
            <text:p>0</text:p>
          </table:table-cell>
          <table:table-cell table:formula="of:=BITRSHIFT(BITAND([.$E328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4];2)=&quot;0x&quot;; HEX2DEC(MID([Sheet1.F334];3;LEN([Sheet1.F334])-2)); [$Sheet1.F334])" office:value-type="float" office:value="0" calcext:value-type="float">
            <text:p>0</text:p>
          </table:table-cell>
          <table:table-cell table:number-columns-repeated="3"/>
          <table:table-cell table:formula="of:= BITAND([$intermediates.$E329];[.$D$4])" office:value-type="float" office:value="0" calcext:value-type="float">
            <text:p>0</text:p>
          </table:table-cell>
          <table:table-cell table:formula="of:=BITRSHIFT(BITAND([.$E329];[.$D$5]); [$Sheet1.$C$14])" office:value-type="float" office:value="0" calcext:value-type="float">
            <text:p>0</text:p>
          </table:table-cell>
          <table:table-cell table:formula="of:=BITRSHIFT(BITAND([.$E329];[.$D$6]); [$Sheet1.$C$14] + [$Sheet1.$C$15])" office:value-type="float" office:value="0" calcext:value-type="float">
            <text:p>0</text:p>
          </table:table-cell>
          <table:table-cell table:formula="of:=BITRSHIFT(BITAND([.$E329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5];2)=&quot;0x&quot;; HEX2DEC(MID([Sheet1.F335];3;LEN([Sheet1.F335])-2)); [$Sheet1.F335])" office:value-type="float" office:value="0" calcext:value-type="float">
            <text:p>0</text:p>
          </table:table-cell>
          <table:table-cell table:number-columns-repeated="3"/>
          <table:table-cell table:formula="of:= BITAND([$intermediates.$E330];[.$D$4])" office:value-type="float" office:value="0" calcext:value-type="float">
            <text:p>0</text:p>
          </table:table-cell>
          <table:table-cell table:formula="of:=BITRSHIFT(BITAND([.$E330];[.$D$5]); [$Sheet1.$C$14])" office:value-type="float" office:value="0" calcext:value-type="float">
            <text:p>0</text:p>
          </table:table-cell>
          <table:table-cell table:formula="of:=BITRSHIFT(BITAND([.$E330];[.$D$6]); [$Sheet1.$C$14] + [$Sheet1.$C$15])" office:value-type="float" office:value="0" calcext:value-type="float">
            <text:p>0</text:p>
          </table:table-cell>
          <table:table-cell table:formula="of:=BITRSHIFT(BITAND([.$E330];[.$D$7]); [$Sheet1.$C$14] +2*[$Sheet1.$C$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LEFT([$Sheet1.F336];2)=&quot;0x&quot;; HEX2DEC(MID([Sheet1.F336];3;LEN([Sheet1.F336])-2)); [$Sheet1.F336])" office:value-type="float" office:value="0" calcext:value-type="float">
            <text:p>0</text:p>
          </table:table-cell>
          <table:table-cell table:number-columns-repeated="3"/>
          <table:table-cell table:formula="of:= BITAND([$intermediates.$E331];[.$D$4])" office:value-type="float" office:value="0" calcext:value-type="float">
            <text:p>0</text:p>
          </table:table-cell>
          <table:table-cell table:formula="of:=BITRSHIFT(BITAND([.$E331];[.$D$5]); [$Sheet1.$C$14])" office:value-type="float" office:value="0" calcext:value-type="float">
            <text:p>0</text:p>
          </table:table-cell>
          <table:table-cell table:formula="of:=BITRSHIFT(BITAND([.$E331];[.$D$6]); [$Sheet1.$C$14] + [$Sheet1.$C$15])" office:value-type="float" office:value="0" calcext:value-type="float">
            <text:p>0</text:p>
          </table:table-cell>
          <table:table-cell table:formula="of:=BITRSHIFT(BITAND([.$E331];[.$D$7]); [$Sheet1.$C$14] +2*[$Sheet1.$C$15])" office:value-type="float" office:value="0" calcext:value-type="float">
            <text:p>0</text:p>
          </table:table-cell>
        </table:table-row>
      </table:table>
      <table:table table:name="opcodes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TF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FTI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DC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BGT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BLE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ATP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SATN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POPCNT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EFI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BSET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SEL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CSEL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09:25:17.7307894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1:49:38.095452900</meta:creation-date>
    <dc:date>2025-06-04T15:16:18.416360663</dc:date>
    <meta:editing-duration>PT2H25M15S</meta:editing-duration>
    <meta:editing-cycles>1</meta:editing-cycles>
    <meta:generator>LibreOffice/24.2.7.2$Linux_X86_64 LibreOffice_project/420$Build-2</meta:generator>
    <meta:document-statistic meta:table-count="3" meta:cell-count="1731" meta:object-count="0"/>
  </office:meta>
</office:document-meta>
</file>